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Titillium Web&quot;" svg:font-family="'&quot;docs-Titillium Web&quot;'"/>
    <style:font-face style:name="Arial" svg:font-family="Arial"/>
    <style:font-face style:name="Barlow" svg:font-family="Barlow"/>
    <style:font-face style:name="Consolas" svg:font-family="Consolas"/>
    <style:font-face style:name="Docs-Consolas" svg:font-family="Docs-Consolas"/>
    <style:font-face style:name="Titillium Web" svg:font-family="'Titillium Web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79.91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38.8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112.51pt"/>
    </style:style>
    <style:style style:name="co7" style:family="table-column">
      <style:table-column-properties fo:break-before="auto" style:column-width="260.45pt"/>
    </style:style>
    <style:style style:name="co8" style:family="table-column">
      <style:table-column-properties fo:break-before="auto" style:column-width="59.75pt"/>
    </style:style>
    <style:style style:name="co9" style:family="table-column">
      <style:table-column-properties fo:break-before="auto" style:column-width="174.36pt"/>
    </style:style>
    <style:style style:name="co10" style:family="table-column">
      <style:table-column-properties fo:break-before="auto" style:column-width="59.05pt"/>
    </style:style>
    <style:style style:name="co11" style:family="table-column">
      <style:table-column-properties fo:break-before="auto" style:column-width="115.31pt"/>
    </style:style>
    <style:style style:name="co12" style:family="table-column">
      <style:table-column-properties fo:break-before="auto" style:column-width="60.46pt"/>
    </style:style>
    <style:style style:name="co13" style:family="table-column">
      <style:table-column-properties fo:break-before="auto" style:column-width="36.11pt"/>
    </style:style>
    <style:style style:name="co14" style:family="table-column">
      <style:table-column-properties fo:break-before="auto" style:column-width="80.56pt"/>
    </style:style>
    <style:style style:name="co15" style:family="table-column">
      <style:table-column-properties fo:break-before="auto" style:column-width="49.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xonomy">
      <style:table-properties table:display="true" style:writing-mode="lr-tb"/>
    </style:style>
    <style:style style:name="ta2" style:family="table" style:master-page-name="PageStyle_5f_Lis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arlow" fo:font-size="12pt" fo:font-style="normal" fo:text-shadow="none" style:text-underline-style="none" fo:font-weight="bold" style:font-size-asian="12pt" style:font-style-asian="normal" style:font-weight-asian="bold" style:font-name-complex="Barlow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arlow" fo:font-size="12pt" fo:font-style="normal" fo:text-shadow="none" style:text-underline-style="none" fo:font-weight="normal" style:font-size-asian="12pt" style:font-style-asian="normal" style:font-weight-asian="normal" style:font-name-complex="Barlow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Barlow" fo:font-size="12pt" fo:font-style="normal" fo:text-shadow="none" style:text-underline-style="none" fo:font-weight="normal" style:font-size-asian="12pt" style:font-style-asian="normal" style:font-weight-asian="normal" style:font-name-complex="Barlow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Barlow" fo:font-size="12pt" fo:font-style="normal" fo:text-shadow="none" style:text-underline-style="none" fo:font-weight="normal" style:font-size-asian="12pt" style:font-style-asian="normal" style:font-weight-asian="normal" style:font-name-complex="Barlow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b7b7b7" style:text-outline="false" style:text-line-through-style="none" style:text-line-through-type="none" style:font-name="Barlow" fo:font-size="12pt" fo:font-style="normal" fo:text-shadow="none" style:text-underline-style="none" fo:font-weight="normal" style:font-size-asian="12pt" style:font-style-asian="normal" style:font-weight-asian="normal" style:font-name-complex="Barlow" style:font-size-complex="12pt" style:font-style-complex="normal" style:font-weight-complex="normal"/>
    </style:style>
    <style:style style:name="ce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arlow" fo:font-size="12pt" fo:font-style="normal" fo:text-shadow="none" style:text-underline-style="none" fo:font-weight="bold" style:font-size-asian="12pt" style:font-style-asian="normal" style:font-weight-asian="bold" style:font-name-complex="Barlow" style:font-size-complex="12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arlow" fo:font-size="12pt" fo:font-style="normal" fo:text-shadow="none" style:text-underline-style="none" fo:font-weight="normal" style:font-size-asian="12pt" style:font-style-asian="normal" style:font-weight-asian="normal" style:font-name-complex="Barlow" style:font-size-complex="12pt" style:font-style-complex="normal" style:font-weight-complex="normal"/>
    </style:style>
    <style:style style:name="ce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arlow" fo:font-size="12pt" fo:font-style="normal" fo:text-shadow="none" style:text-underline-style="none" fo:font-weight="bold" style:font-size-asian="12pt" style:font-style-asian="normal" style:font-weight-asian="bold" style:font-name-complex="Barlow" style:font-size-complex="12pt" style:font-style-complex="normal" style:font-weight-complex="bold"/>
    </style:style>
    <style:style style:name="ce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arlow" fo:font-size="12pt" fo:font-style="normal" fo:text-shadow="none" style:text-underline-style="none" fo:font-weight="bold" style:font-size-asian="12pt" style:font-style-asian="normal" style:font-weight-asian="bold" style:font-name-complex="Barlow" style:font-size-complex="12pt" style:font-style-complex="normal" style:font-weight-complex="bold"/>
    </style:style>
    <style:style style:name="ce10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arlow" fo:font-size="12pt" fo:font-style="normal" fo:text-shadow="none" style:text-underline-style="none" fo:font-weight="bold" style:font-size-asian="12pt" style:font-style-asian="normal" style:font-weight-asian="bold" style:font-name-complex="Barlow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arlow" fo:font-size="12pt" fo:font-style="normal" fo:text-shadow="none" style:text-underline-style="none" fo:font-weight="normal" style:font-size-asian="12pt" style:font-style-asian="normal" style:font-weight-asian="normal" style:font-name-complex="Barlow" style:font-size-complex="12pt" style:font-style-complex="normal" style:font-weight-complex="normal"/>
    </style:style>
    <style:style style:name="ce12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arlow" fo:font-size="12pt" fo:font-style="normal" fo:text-shadow="none" style:text-underline-style="none" fo:font-weight="bold" style:font-size-asian="12pt" style:font-style-asian="normal" style:font-weight-asian="bold" style:font-name-complex="Barlow" style:font-size-complex="12pt" style:font-style-complex="normal" style:font-weight-complex="bold"/>
    </style:style>
    <style:style style:name="ce13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Barlow" fo:font-size="8pt" fo:font-style="normal" fo:text-shadow="none" style:text-underline-style="none" fo:font-weight="bold" style:font-size-asian="8pt" style:font-style-asian="normal" style:font-weight-asian="bold" style:font-name-complex="Barlow" style:font-size-complex="8pt" style:font-style-complex="normal" style:font-weight-complex="bold"/>
    </style:style>
    <style:style style:name="ce14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arlow" fo:font-size="12pt" fo:font-style="normal" fo:text-shadow="none" style:text-underline-style="none" fo:font-weight="bold" style:font-size-asian="12pt" style:font-style-asian="normal" style:font-weight-asian="bold" style:font-name-complex="Barlow" style:font-size-complex="12pt" style:font-style-complex="normal" style:font-weight-complex="bold"/>
    </style:style>
    <style:style style:name="ce15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a61c00" style:text-outline="false" style:text-line-through-style="none" style:text-line-through-type="none" style:font-name="Consolas" fo:font-size="8pt" fo:font-style="normal" fo:text-shadow="none" style:text-underline-style="none" fo:font-weight="normal" style:font-size-asian="8pt" style:font-style-asian="normal" style:font-weight-asian="normal" style:font-name-complex="Consolas" style:font-size-complex="8pt" style:font-style-complex="normal" style:font-weight-complex="normal"/>
    </style:style>
    <style:style style:name="ce16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a61c00" style:text-outline="false" style:text-line-through-style="none" style:text-line-through-type="none" style:font-name="Consolas" fo:font-size="8pt" fo:font-style="normal" fo:text-shadow="none" style:text-underline-style="none" fo:font-weight="normal" style:font-size-asian="8pt" style:font-style-asian="normal" style:font-weight-asian="normal" style:font-name-complex="Consolas" style:font-size-complex="8pt" style:font-style-complex="normal" style:font-weight-complex="normal"/>
    </style:style>
    <style:style style:name="ce17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Barlow" fo:font-size="8pt" fo:font-style="normal" fo:text-shadow="none" style:text-underline-style="none" fo:font-weight="normal" style:font-size-asian="8pt" style:font-style-asian="normal" style:font-weight-asian="normal" style:font-name-complex="Barlow" style:font-size-complex="8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a61c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9d9d9" style:text-outline="false" style:text-line-through-style="none" style:text-line-through-type="none" style:font-name="Barlow" fo:font-size="12pt" fo:font-style="normal" fo:text-shadow="none" style:text-underline-style="none" fo:font-weight="bold" style:font-size-asian="12pt" style:font-style-asian="normal" style:font-weight-asian="bold" style:font-name-complex="Barlow" style:font-size-complex="12pt" style:font-style-complex="normal" style:font-weight-complex="bold"/>
    </style:style>
    <style:style style:name="ce21" style:family="table-cell" style:parent-style-name="Default">
      <style:table-cell-properties fo:background-color="#efefef" style:rotation-align="none"/>
      <style:text-properties fo:color="#a61c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Titillium Web" fo:font-size="14pt" fo:font-style="normal" fo:text-shadow="none" style:text-underline-style="none" fo:font-weight="normal" style:font-size-asian="14pt" style:font-style-asian="normal" style:font-weight-asian="normal" style:font-name-complex="Titillium Web" style:font-size-complex="14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Titillium Web" fo:font-size="16pt" fo:font-style="normal" fo:text-shadow="none" style:text-underline-style="none" fo:font-weight="normal" style:font-size-asian="16pt" style:font-style-asian="normal" style:font-weight-asian="normal" style:font-name-complex="Titillium Web" style:font-size-complex="16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Titillium Web" fo:font-size="18pt" fo:font-style="normal" fo:text-shadow="none" style:text-underline-style="none" fo:font-weight="normal" style:font-size-asian="18pt" style:font-style-asian="normal" style:font-weight-asian="normal" style:font-name-complex="Titillium Web" style:font-size-complex="18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Titillium Web" fo:font-size="20pt" fo:font-style="normal" fo:text-shadow="none" style:text-underline-style="none" fo:font-weight="normal" style:font-size-asian="20pt" style:font-style-asian="normal" style:font-weight-asian="normal" style:font-name-complex="Titillium Web" style:font-size-complex="2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Titillium Web" fo:font-size="24pt" fo:font-style="normal" fo:text-shadow="none" style:text-underline-style="none" fo:font-weight="normal" style:font-size-asian="24pt" style:font-style-asian="normal" style:font-weight-asian="normal" style:font-name-complex="Titillium Web" style:font-size-complex="24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Titillium Web" fo:font-size="28pt" fo:font-style="normal" fo:text-shadow="none" style:text-underline-style="none" fo:font-weight="normal" style:font-size-asian="28pt" style:font-style-asian="normal" style:font-weight-asian="normal" style:font-name-complex="Titillium Web" style:font-size-complex="28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Titillium Web" fo:font-size="32pt" fo:font-style="normal" fo:text-shadow="none" style:text-underline-style="none" fo:font-weight="normal" style:font-size-asian="32pt" style:font-style-asian="normal" style:font-weight-asian="normal" style:font-name-complex="Titillium Web" style:font-size-complex="32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Titillium Web" fo:font-size="40pt" fo:font-style="normal" fo:text-shadow="none" style:text-underline-style="none" fo:font-weight="normal" style:font-size-asian="40pt" style:font-style-asian="normal" style:font-weight-asian="normal" style:font-name-complex="Titillium Web" style:font-size-complex="4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Titillium Web" fo:font-size="48pt" fo:font-style="normal" fo:text-shadow="none" style:text-underline-style="none" fo:font-weight="normal" style:font-size-asian="48pt" style:font-style-asian="normal" style:font-weight-asian="normal" style:font-name-complex="Titillium Web" style:font-size-complex="48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Titillium Web" fo:font-size="56pt" fo:font-style="normal" fo:text-shadow="none" style:text-underline-style="none" fo:font-weight="normal" style:font-size-asian="56pt" style:font-style-asian="normal" style:font-weight-asian="normal" style:font-name-complex="Titillium Web" style:font-size-complex="56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Arial" fo:font-size="56pt" fo:font-style="normal" fo:text-shadow="none" style:text-underline-style="none" fo:font-weight="normal" style:font-size-asian="56pt" style:font-style-asian="normal" style:font-weight-asian="normal" style:font-name-complex="Arial" style:font-size-complex="56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tillium Web" fo:font-size="16pt" fo:font-style="normal" fo:text-shadow="none" style:text-underline-style="none" fo:font-weight="normal" style:font-size-asian="16pt" style:font-style-asian="normal" style:font-weight-asian="normal" style:font-name-complex="Titillium Web" style:font-size-complex="16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docs-Titillium Web&quot;" fo:font-size="18pt" fo:font-style="normal" fo:text-shadow="none" style:text-underline-style="none" fo:font-weight="normal" style:font-size-asian="18pt" style:font-style-asian="normal" style:font-weight-asian="normal" style:font-name-complex="&quot;docs-Titillium Web&quot;" style:font-size-complex="18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tillium Web" fo:font-size="20pt" fo:font-style="normal" fo:text-shadow="none" style:text-underline-style="none" fo:font-weight="normal" style:font-size-asian="20pt" style:font-style-asian="normal" style:font-weight-asian="normal" style:font-name-complex="Titillium Web" style:font-size-complex="2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tillium Web" fo:font-size="24pt" fo:font-style="normal" fo:text-shadow="none" style:text-underline-style="none" fo:font-weight="normal" style:font-size-asian="24pt" style:font-style-asian="normal" style:font-weight-asian="normal" style:font-name-complex="Titillium Web" style:font-size-complex="24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tillium Web" fo:font-size="18pt" fo:font-style="normal" fo:text-shadow="none" style:text-underline-style="none" fo:font-weight="normal" style:font-size-asian="18pt" style:font-style-asian="normal" style:font-weight-asian="normal" style:font-name-complex="Titillium Web" style:font-size-complex="18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a61c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61c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42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61c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a61c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44" style:family="table-cell" style:parent-style-name="Default" style:data-style-name="N1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61c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ff" style:rotation-align="none"/>
      <style:text-properties fo:color="#a61c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46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arlow" fo:font-size="12pt" fo:font-style="normal" fo:text-shadow="none" style:text-underline-style="none" fo:font-weight="bold" style:font-size-asian="12pt" style:font-style-asian="normal" style:font-weight-asian="bold" style:font-name-complex="Barlow" style:font-size-complex="12pt" style:font-style-complex="normal" style:font-weight-complex="bold"/>
    </style:style>
    <style:style style:name="ce47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48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a61c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49" style:family="table-cell" style:parent-style-name="Default">
      <style:table-cell-properties fo:background-color="#f3f3f3" style:rotation-align="none"/>
      <style:text-properties fo:color="#a61c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5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Barlow" fo:font-size="12pt" fo:font-style="normal" fo:text-shadow="none" style:text-underline-style="none" fo:font-weight="bold" style:font-size-asian="12pt" style:font-style-asian="normal" style:font-weight-asian="bold" style:font-name-complex="Barlow" style:font-size-complex="12pt" style:font-style-complex="normal" style:font-weight-complex="bold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  <style:map style:condition="is-true-formula(LEN(TRIM([.O3]))&gt;0)" style:apply-style-name="ConditionalStyle_5f_1" style:base-cell-address="List.O3"/>
    </style:style>
    <style:style style:name="ce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ocs-Consolas" fo:font-size="12pt" fo:font-style="normal" fo:text-shadow="none" style:text-underline-style="none" fo:font-weight="normal" style:font-size-asian="12pt" style:font-style-asian="normal" style:font-weight-asian="normal" style:font-name-complex="Docs-Consolas" style:font-size-complex="12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Taxonomy.$B$2:.$B$10])" table:allow-empty-cell="true" table:display-list="unsorted" table:base-cell-address="List.J1"/>
        <table:content-validation table:name="val2" table:condition="of:cell-content-is-in-list(#ref!)" table:allow-empty-cell="true" table:display-list="unsorted" table:base-cell-address="List.M3"/>
        <table:content-validation table:name="val3" table:condition="of:cell-content-is-in-list([$Taxonomy.$C$2:.$C$38])" table:allow-empty-cell="true" table:display-list="unsorted" table:base-cell-address="List.N3"/>
        <table:content-validation table:name="val4" table:condition="of:cell-content-is-in-list([$Taxonomy.$D$2:.$D$38])" table:allow-empty-cell="true" table:display-list="unsorted" table:base-cell-address="List.O3"/>
        <table:content-validation table:name="val5" table:condition="of:cell-content-is-in-list([$Taxonomy.$F$2:.$F$38])" table:allow-empty-cell="true" table:display-list="unsorted" table:base-cell-address="List.Q3"/>
        <table:content-validation table:name="val6" table:condition="of:cell-content-is-in-list([$Taxonomy.$G$2:.$G$38])" table:allow-empty-cell="true" table:display-list="unsorted" table:base-cell-address="List.R94"/>
        <table:content-validation table:name="val7" table:condition="of:cell-content-is-in-list([$Taxonomy.$H$3:.$H$38])" table:allow-empty-cell="true" table:display-list="unsorted" table:base-cell-address="List.S94"/>
        <table:content-validation table:name="val8" table:condition="of:cell-content-is-in-list([$Taxonomy.$H$2:.$H$38])" table:allow-empty-cell="true" table:display-list="unsorted" table:base-cell-address="List.S290"/>
        <table:content-validation table:name="val9" table:condition="of:cell-content-is-in-list([$Taxonomy.$J$2:.$J$38])" table:allow-empty-cell="true" table:display-list="unsorted" table:base-cell-address="List.T94"/>
        <table:content-validation table:name="val10" table:condition="of:cell-content-is-in-list([$Taxonomy.$K$2:.$K$38])" table:allow-empty-cell="true" table:display-list="unsorted" table:base-cell-address="List.U94"/>
        <table:content-validation table:name="val11" table:condition="of:cell-content-is-in-list([$Taxonomy.$I$2:.$I$38])" table:allow-empty-cell="true" table:display-list="unsorted" table:base-cell-address="List.V94"/>
        <table:content-validation table:name="val12" table:condition="of:cell-content-is-in-list([$Taxonomy.$L$2:.$L$38])" table:allow-empty-cell="true" table:display-list="unsorted" table:base-cell-address="List.W94"/>
        <table:content-validation table:name="val13" table:condition="of:cell-content-is-in-list([$Taxonomy.$M$2:.$M$38])" table:allow-empty-cell="true" table:display-list="unsorted" table:base-cell-address="List.X94"/>
      </table:content-validations>
      <table:table table:name="Taxonom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Namespace</text:p>
          </table:table-cell>
          <table:table-cell table:style-name="ce1" office:value-type="string" calcext:value-type="string">
            <text:p>Theme</text:p>
          </table:table-cell>
          <table:table-cell table:style-name="ce6" office:value-type="string" calcext:value-type="string">
            <text:p>Group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Element</text:p>
          </table:table-cell>
          <table:table-cell table:style-name="ce8" office:value-type="string" calcext:value-type="string">
            <text:p>Category</text:p>
          </table:table-cell>
          <table:table-cell table:style-name="ce9" office:value-type="string" calcext:value-type="string">
            <text:p>Property</text:p>
          </table:table-cell>
          <table:table-cell table:style-name="ce10" office:value-type="string" calcext:value-type="string">
            <text:p>Variant</text:p>
          </table:table-cell>
          <table:table-cell table:style-name="ce10" office:value-type="string" calcext:value-type="string">
            <text:p>State</text:p>
          </table:table-cell>
          <table:table-cell table:style-name="ce10" office:value-type="string" calcext:value-type="string">
            <text:p>Feedback</text:p>
          </table:table-cell>
          <table:table-cell table:style-name="ce10" office:value-type="string" calcext:value-type="string">
            <text:p>Scale</text:p>
          </table:table-cell>
          <table:table-cell table:style-name="ce12" office:value-type="string" calcext:value-type="string">
            <text:p>Breakpoint</text:p>
          </table:table-cell>
          <table:table-cell table:style-name="ce12" office:value-type="string" calcext:value-type="string">
            <text:p>Mode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forms</text:p>
          </table:table-cell>
          <table:table-cell table:style-name="ce2" office:value-type="string" calcext:value-type="string">
            <text:p>alert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background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info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bp-xs</text:p>
          </table:table-cell>
          <table:table-cell table:style-name="ce2" office:value-type="string" calcext:value-type="string">
            <text:p>dark</text:p>
          </table:table-cell>
          <table:table-cell table:number-columns-repeated="1011"/>
        </table:table-row>
        <table:table-row table:style-name="ro1">
          <table:table-cell table:style-name="ce2"/>
          <table:table-cell table:number-columns-repeated="2"/>
          <table:table-cell table:style-name="ce2" office:value-type="string" calcext:value-type="string">
            <text:p>blockquote</text:p>
          </table:table-cell>
          <table:table-cell table:style-name="ce7" office:value-type="string" calcext:value-type="string">
            <text:p>display</text:p>
          </table:table-cell>
          <table:table-cell table:style-name="ce2" office:value-type="string" calcext:value-type="string">
            <text:p>font</text:p>
          </table:table-cell>
          <table:table-cell table:style-name="ce2" office:value-type="string" calcext:value-type="string">
            <text:p>blur</text:p>
          </table:table-cell>
          <table:table-cell table:style-name="ce2" office:value-type="string" calcext:value-type="string">
            <text:p>primary</text:p>
          </table:table-cell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error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string" calcext:value-type="string">
            <text:p>bp-sm</text:p>
          </table:table-cell>
          <table:table-cell table:style-name="ce2" office:value-type="string" calcext:value-type="string">
            <text:p>light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4"/>
          <table:table-cell/>
          <table:table-cell table:style-name="ce2" office:value-type="string" calcext:value-type="string">
            <text:p>breadcrumb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grid</text:p>
          </table:table-cell>
          <table:table-cell table:style-name="ce2" office:value-type="string" calcext:value-type="string">
            <text:p>border</text:p>
          </table:table-cell>
          <table:table-cell table:style-name="ce2" office:value-type="string" calcext:value-type="string">
            <text:p>secondary</text:p>
          </table:table-cell>
          <table:table-cell table:style-name="ce2" office:value-type="string" calcext:value-type="string">
            <text:p>disabled</text:p>
          </table:table-cell>
          <table:table-cell table:style-name="ce2" office:value-type="string" calcext:value-type="string">
            <text:p>success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string" calcext:value-type="string">
            <text:p>bp-m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2" office:value-type="string" calcext:value-type="string">
            <text:p>button</text:p>
          </table:table-cell>
          <table:table-cell table:style-name="ce3"/>
          <table:table-cell table:style-name="ce2" office:value-type="string" calcext:value-type="string">
            <text:p>radius</text:p>
          </table:table-cell>
          <table:table-cell table:style-name="ce2" office:value-type="string" calcext:value-type="string">
            <text:p>gutter</text:p>
          </table:table-cell>
          <table:table-cell table:style-name="ce2" office:value-type="string" calcext:value-type="string">
            <text:p>accent</text:p>
          </table:table-cell>
          <table:table-cell table:style-name="ce2" office:value-type="string" calcext:value-type="string">
            <text:p>focus</text:p>
          </table:table-cell>
          <table:table-cell table:style-name="ce2" office:value-type="string" calcext:value-type="string">
            <text:p>warning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string" calcext:value-type="string">
            <text:p>bp-lg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2" office:value-type="string" calcext:value-type="string">
            <text:p>card</text:p>
          </table:table-cell>
          <table:table-cell table:style-name="ce3"/>
          <table:table-cell table:style-name="ce2" office:value-type="string" calcext:value-type="string">
            <text:p>shadow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muted</text:p>
          </table:table-cell>
          <table:table-cell table:style-name="ce2" office:value-type="string" calcext:value-type="string">
            <text:p>hover</text:p>
          </table:table-cell>
          <table:table-cell table:style-name="ce2"/>
          <table:table-cell table:style-name="ce11" office:value-type="float" office:value="5" calcext:value-type="float">
            <text:p>5</text:p>
          </table:table-cell>
          <table:table-cell table:style-name="ce2" office:value-type="string" calcext:value-type="string">
            <text:p>bp-xl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2" office:value-type="string" calcext:value-type="string">
            <text:p>checkbox</text:p>
          </table:table-cell>
          <table:table-cell table:style-name="ce3"/>
          <table:table-cell table:style-name="ce2" office:value-type="string" calcext:value-type="string">
            <text:p>sizing</text:p>
          </table:table-cell>
          <table:table-cell table:style-name="ce2" office:value-type="string" calcext:value-type="string">
            <text:p>line-height</text:p>
          </table:table-cell>
          <table:table-cell table:style-name="ce2" office:value-type="string" calcext:value-type="string">
            <text:p>inverse</text:p>
          </table:table-cell>
          <table:table-cell table:style-name="ce2" office:value-type="string" calcext:value-type="string">
            <text:p>selected</text:p>
          </table:table-cell>
          <table:table-cell table:style-name="ce2"/>
          <table:table-cell table:style-name="ce11" office:value-type="float" office:value="6" calcext:value-type="float">
            <text:p>6</text:p>
          </table:table-cell>
          <table:table-cell table:style-name="ce2" office:value-type="string" calcext:value-type="string">
            <text:p>bp-xxl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2" office:value-type="string" calcext:value-type="string">
            <text:p>dialog</text:p>
          </table:table-cell>
          <table:table-cell table:style-name="ce3"/>
          <table:table-cell table:style-name="ce2" office:value-type="string" calcext:value-type="string">
            <text:p>spacing</text:p>
          </table:table-cell>
          <table:table-cell table:style-name="ce2" office:value-type="string" calcext:value-type="string">
            <text:p>margin</text:p>
          </table:table-cell>
          <table:table-cell table:style-name="ce2" office:value-type="string" calcext:value-type="string">
            <text:p>emphasis</text:p>
          </table:table-cell>
          <table:table-cell table:style-name="ce2" office:value-type="string" calcext:value-type="string">
            <text:p>visited</text:p>
          </table:table-cell>
          <table:table-cell table:style-name="ce2"/>
          <table:table-cell table:style-name="ce11" office:value-type="float" office:value="7" calcext:value-type="float">
            <text:p>7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2" office:value-type="string" calcext:value-type="string">
            <text:p>dropdown</text:p>
          </table:table-cell>
          <table:table-cell table:style-name="ce3"/>
          <table:table-cell table:style-name="ce2"/>
          <table:table-cell table:style-name="ce2" office:value-type="string" calcext:value-type="string">
            <text:p>opacity</text:p>
          </table:table-cell>
          <table:table-cell table:style-name="ce2" office:value-type="string" calcext:value-type="string">
            <text:p>subtle</text:p>
          </table:table-cell>
          <table:table-cell/>
          <table:table-cell table:style-name="ce2"/>
          <table:table-cell table:style-name="ce11" office:value-type="float" office:value="8" calcext:value-type="float">
            <text:p>8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2" office:value-type="string" calcext:value-type="string">
            <text:p>icon</text:p>
          </table:table-cell>
          <table:table-cell table:style-name="ce3"/>
          <table:table-cell table:style-name="ce2"/>
          <table:table-cell table:style-name="ce2" office:value-type="string" calcext:value-type="string">
            <text:p>outline</text:p>
          </table:table-cell>
          <table:table-cell table:style-name="ce4" office:value-type="string" calcext:value-type="string">
            <text:p>----</text:p>
          </table:table-cell>
          <table:table-cell table:style-name="ce3" table:number-columns-repeated="2"/>
          <table:table-cell table:style-name="ce11" office:value-type="float" office:value="9" calcext:value-type="float">
            <text:p>9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2" office:value-type="string" calcext:value-type="string">
            <text:p>input</text:p>
          </table:table-cell>
          <table:table-cell table:style-name="ce3" table:number-columns-repeated="2"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inset</text:p>
          </table:table-cell>
          <table:table-cell table:style-name="ce3" table:number-columns-repeated="2"/>
          <table:table-cell table:style-name="ce11" office:value-type="float" office:value="10" calcext:value-type="float">
            <text:p>10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2" office:value-type="string" calcext:value-type="string">
            <text:p>link</text:p>
          </table:table-cell>
          <table:table-cell table:style-name="ce3" table:number-columns-repeated="2"/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stack</text:p>
          </table:table-cell>
          <table:table-cell table:style-name="ce3" table:number-columns-repeated="2"/>
          <table:table-cell table:style-name="ce4" office:value-type="string" calcext:value-type="string">
            <text:p>----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2" office:value-type="string" calcext:value-type="string">
            <text:p>list-group</text:p>
          </table:table-cell>
          <table:table-cell table:style-name="ce3" table:number-columns-repeated="2"/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inline</text:p>
          </table:table-cell>
          <table:table-cell table:style-name="ce3" table:number-columns-repeated="2"/>
          <table:table-cell table:style-name="ce2" office:value-type="string" calcext:value-type="string">
            <text:p>xxs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2" office:value-type="string" calcext:value-type="string">
            <text:p>modal</text:p>
          </table:table-cell>
          <table:table-cell table:style-name="ce3" table:number-columns-repeated="2"/>
          <table:table-cell table:style-name="ce2" office:value-type="string" calcext:value-type="string">
            <text:p>tracking</text:p>
          </table:table-cell>
          <table:table-cell table:style-name="ce4" office:value-type="string" calcext:value-type="string">
            <text:p>----</text:p>
          </table:table-cell>
          <table:table-cell table:style-name="ce3" table:number-columns-repeated="2"/>
          <table:table-cell table:style-name="ce2" office:value-type="string" calcext:value-type="string">
            <text:p>xs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2" office:value-type="string" calcext:value-type="string">
            <text:p>popover</text:p>
          </table:table-cell>
          <table:table-cell table:style-name="ce3" table:number-columns-repeated="2"/>
          <table:table-cell table:style-name="ce2" office:value-type="string" calcext:value-type="string">
            <text:p>weight</text:p>
          </table:table-cell>
          <table:table-cell table:style-name="ce2" office:value-type="string" calcext:value-type="string">
            <text:p>extra-light</text:p>
          </table:table-cell>
          <table:table-cell table:style-name="ce3" table:number-columns-repeated="2"/>
          <table:table-cell table:style-name="ce2" office:value-type="string" calcext:value-type="string">
            <text:p>s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2" office:value-type="string" calcext:value-type="string">
            <text:p>progress</text:p>
          </table:table-cell>
          <table:table-cell table:style-name="ce3" table:number-columns-repeated="2"/>
          <table:table-cell table:style-name="ce2" office:value-type="string" calcext:value-type="string">
            <text:p>width</text:p>
          </table:table-cell>
          <table:table-cell table:style-name="ce2" office:value-type="string" calcext:value-type="string">
            <text:p>light</text:p>
          </table:table-cell>
          <table:table-cell table:style-name="ce3" table:number-columns-repeated="2"/>
          <table:table-cell table:style-name="ce2" office:value-type="string" calcext:value-type="string">
            <text:p>m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2" office:value-type="string" calcext:value-type="string">
            <text:p>radio-button</text:p>
          </table:table-cell>
          <table:table-cell table:style-name="ce3"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egular</text:p>
          </table:table-cell>
          <table:table-cell table:style-name="ce3" table:number-columns-repeated="2"/>
          <table:table-cell table:style-name="ce2" office:value-type="string" calcext:value-type="string">
            <text:p>l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2" office:value-type="string" calcext:value-type="string">
            <text:p>tab</text:p>
          </table:table-cell>
          <table:table-cell table:style-name="ce3" table:number-columns-repeated="3"/>
          <table:table-cell table:style-name="ce2" office:value-type="string" calcext:value-type="string">
            <text:p>semibold</text:p>
          </table:table-cell>
          <table:table-cell table:style-name="ce3" table:number-columns-repeated="2"/>
          <table:table-cell table:style-name="ce2" office:value-type="string" calcext:value-type="string">
            <text:p>xl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2" office:value-type="string" calcext:value-type="string">
            <text:p>tag</text:p>
          </table:table-cell>
          <table:table-cell table:style-name="ce3" table:number-columns-repeated="3"/>
          <table:table-cell table:style-name="ce2" office:value-type="string" calcext:value-type="string">
            <text:p>bold</text:p>
          </table:table-cell>
          <table:table-cell table:style-name="ce3" table:number-columns-repeated="2"/>
          <table:table-cell table:style-name="ce2" office:value-type="string" calcext:value-type="string">
            <text:p>xxl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2" office:value-type="string" calcext:value-type="string">
            <text:p>tooltip</text:p>
          </table:table-cell>
          <table:table-cell table:style-name="ce3" table:number-columns-repeated="3"/>
          <table:table-cell table:style-name="ce2" office:value-type="string" calcext:value-type="string">
            <text:p>black</text:p>
          </table:table-cell>
          <table:table-cell table:style-name="ce3" table:number-columns-repeated="2"/>
          <table:table-cell table:style-name="ce4" office:value-type="string" calcext:value-type="string">
            <text:p>----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2" office:value-type="string" calcext:value-type="string">
            <text:p>footer</text:p>
          </table:table-cell>
          <table:table-cell table:style-name="ce3" table:number-columns-repeated="3"/>
          <table:table-cell table:style-name="ce4" office:value-type="string" calcext:value-type="string">
            <text:p>----</text:p>
          </table:table-cell>
          <table:table-cell table:style-name="ce3" table:number-columns-repeated="2"/>
          <table:table-cell table:style-name="ce2" office:value-type="string" calcext:value-type="string">
            <text:p>lightest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 table:number-columns-repeated="5"/>
          <table:table-cell table:style-name="ce2" office:value-type="string" calcext:value-type="string">
            <text:p>tight</text:p>
          </table:table-cell>
          <table:table-cell table:style-name="ce3" table:number-columns-repeated="2"/>
          <table:table-cell table:style-name="ce2" office:value-type="string" calcext:value-type="string">
            <text:p>lighter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 table:number-columns-repeated="5"/>
          <table:table-cell table:style-name="ce2" office:value-type="string" calcext:value-type="string">
            <text:p>narrow</text:p>
          </table:table-cell>
          <table:table-cell table:style-name="ce3" table:number-columns-repeated="2"/>
          <table:table-cell table:style-name="ce2" office:value-type="string" calcext:value-type="string">
            <text:p>light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 table:number-columns-repeated="5"/>
          <table:table-cell table:style-name="ce2" office:value-type="string" calcext:value-type="string">
            <text:p>short</text:p>
          </table:table-cell>
          <table:table-cell table:style-name="ce3" table:number-columns-repeated="2"/>
          <table:table-cell table:style-name="ce2" office:value-type="string" calcext:value-type="string">
            <text:p>base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 table:number-columns-repeated="5"/>
          <table:table-cell table:style-name="ce2" office:value-type="string" calcext:value-type="string">
            <text:p>normal</text:p>
          </table:table-cell>
          <table:table-cell table:style-name="ce3" table:number-columns-repeated="2"/>
          <table:table-cell table:style-name="ce2" office:value-type="string" calcext:value-type="string">
            <text:p>dark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 table:number-columns-repeated="5"/>
          <table:table-cell table:style-name="ce4" office:value-type="string" calcext:value-type="string">
            <text:p>----</text:p>
          </table:table-cell>
          <table:table-cell table:style-name="ce3" table:number-columns-repeated="2"/>
          <table:table-cell table:style-name="ce2" office:value-type="string" calcext:value-type="string">
            <text:p>darker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 table:number-columns-repeated="5"/>
          <table:table-cell table:style-name="ce2" office:value-type="string" calcext:value-type="string">
            <text:p>sans</text:p>
          </table:table-cell>
          <table:table-cell table:style-name="ce3" table:number-columns-repeated="2"/>
          <table:table-cell table:style-name="ce11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 table:number-columns-repeated="5"/>
          <table:table-cell table:style-name="ce2" office:value-type="string" calcext:value-type="string">
            <text:p>sans-italic</text:p>
          </table:table-cell>
          <table:table-cell table:style-name="ce3" table:number-columns-repeated="2"/>
          <table:table-cell table:style-name="ce11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 table:number-columns-repeated="5"/>
          <table:table-cell table:style-name="ce2" office:value-type="string" calcext:value-type="string">
            <text:p>serif</text:p>
          </table:table-cell>
          <table:table-cell table:style-name="ce3" table:number-columns-repeated="2"/>
          <table:table-cell table:style-name="ce11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 table:number-columns-repeated="5"/>
          <table:table-cell table:style-name="ce2" office:value-type="string" calcext:value-type="string">
            <text:p>serif-italic</text:p>
          </table:table-cell>
          <table:table-cell table:style-name="ce3" table:number-columns-repeated="2"/>
          <table:table-cell table:style-name="ce11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 table:number-columns-repeated="5"/>
          <table:table-cell table:style-name="ce2" office:value-type="string" calcext:value-type="string">
            <text:p>mono</text:p>
          </table:table-cell>
          <table:table-cell table:style-name="ce3" table:number-columns-repeated="2"/>
          <table:table-cell table:style-name="ce11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 table:number-columns-repeated="5"/>
          <table:table-cell table:style-name="ce4" office:value-type="string" calcext:value-type="string">
            <text:p>----</text:p>
          </table:table-cell>
          <table:table-cell table:style-name="ce3" table:number-columns-repeated="2"/>
          <table:table-cell table:style-name="ce2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 table:number-columns-repeated="5"/>
          <table:table-cell table:style-name="ce2" office:value-type="string" calcext:value-type="string">
            <text:p>smooth</text:p>
          </table:table-cell>
          <table:table-cell table:style-name="ce3" table:number-columns-repeated="2"/>
          <table:table-cell table:style-name="ce2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 table:number-columns-repeated="5"/>
          <table:table-cell table:style-name="ce2" office:value-type="string" calcext:value-type="string">
            <text:p>circle</text:p>
          </table:table-cell>
          <table:table-cell table:style-name="ce3" table:number-columns-repeated="2"/>
          <table:table-cell table:style-name="ce2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 table:number-columns-repeated="5"/>
          <table:table-cell table:style-name="ce2" office:value-type="string" calcext:value-type="string">
            <text:p>rounded</text:p>
          </table:table-cell>
          <table:table-cell table:style-name="ce3" table:number-columns-repeated="2"/>
          <table:table-cell table:style-name="ce2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 table:number-columns-repeated="5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 table:number-columns-repeated="8"/>
          <table:table-cell table:style-name="ce2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5"/>
          <table:table-cell table:style-name="ce3" table:number-columns-repeated="11"/>
          <table:table-cell table:number-columns-repeated="101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number-columns-repeated="3" table:default-cell-style-name="Default"/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15" table:default-cell-style-name="Default"/>
        <table:table-column table:style-name="co1" table:number-columns-repeated="1000" table:default-cell-style-name="Default"/>
        <table:table-row table:style-name="ro1">
          <table:table-cell table:style-name="ce13" office:value-type="string" calcext:value-type="string">
            <text:p>Legenda</text:p>
          </table:table-cell>
          <table:table-cell table:style-name="ce17" office:value-type="string" calcext:value-type="string" table:number-columns-spanned="3" table:number-rows-spanned="1">
            <text:p>🟢 Ready <text:s/>🟡 WIP <text:s/>🟣 Grooming <text:s/>🔵 ToDo ⚪️ N/A</text:p>
          </table:table-cell>
          <table:covered-table-cell table:number-columns-repeated="2"/>
          <table:table-cell table:style-name="ce14" table:number-columns-repeated="2"/>
          <table:table-cell table:style-name="ce46" table:number-columns-repeated="2"/>
          <table:table-cell table:style-name="ce50"/>
          <table:table-cell table:style-name="ce14" table:content-validation-name="val1"/>
          <table:table-cell table:style-name="ce14" table:number-columns-repeated="3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4"/>
          <table:table-cell table:style-name="ce14" table:number-columns-repeated="2"/>
          <table:table-cell table:number-columns-repeated="1000"/>
        </table:table-row>
        <table:table-row table:style-name="ro1"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UI Kit</text:p>
          </table:table-cell>
          <table:table-cell table:style-name="ce14" office:value-type="string" calcext:value-type="string">
            <text:p>Uses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string" calcext:value-type="string">
            <text:p>Token</text:p>
          </table:table-cell>
          <table:table-cell table:style-name="ce14" office:value-type="string" calcext:value-type="string">
            <text:p>Value</text:p>
          </table:table-cell>
          <table:table-cell table:style-name="ce46" office:value-type="string" calcext:value-type="string">
            <text:p>Reference</text:p>
          </table:table-cell>
          <table:table-cell table:style-name="ce46" office:value-type="string" calcext:value-type="string">
            <text:p>Ref Value</text:p>
          </table:table-cell>
          <table:table-cell table:style-name="ce50" office:value-type="string" calcext:value-type="string">
            <text:p>Type of Token</text:p>
          </table:table-cell>
          <table:table-cell table:style-name="ce14" table:content-validation-name="val1" office:value-type="string" calcext:value-type="string">
            <text:p>Namespace</text:p>
          </table:table-cell>
          <table:table-cell table:style-name="ce14" office:value-type="string" calcext:value-type="string">
            <text:p>Theme</text:p>
          </table:table-cell>
          <table:table-cell table:style-name="ce14" office:value-type="string" calcext:value-type="string">
            <text:p>Domain</text:p>
          </table:table-cell>
          <table:table-cell table:style-name="ce14" office:value-type="string" calcext:value-type="string">
            <text:p>Library</text:p>
          </table:table-cell>
          <table:table-cell table:style-name="ce6" office:value-type="string" calcext:value-type="string">
            <text:p/>
            <text:p>Group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Element</text:p>
          </table:table-cell>
          <table:table-cell table:style-name="ce8" office:value-type="string" calcext:value-type="string">
            <text:p>Category</text:p>
          </table:table-cell>
          <table:table-cell table:style-name="ce9" office:value-type="string" calcext:value-type="string">
            <text:p>Property</text:p>
          </table:table-cell>
          <table:table-cell table:style-name="ce10" office:value-type="string" calcext:value-type="string">
            <text:p>Variant</text:p>
          </table:table-cell>
          <table:table-cell table:style-name="ce10" office:value-type="string" calcext:value-type="string">
            <text:p>Feedback</text:p>
          </table:table-cell>
          <table:table-cell table:style-name="ce10" office:value-type="string" calcext:value-type="string">
            <text:p>Scale</text:p>
          </table:table-cell>
          <table:table-cell table:style-name="ce10" office:value-type="string" calcext:value-type="string">
            <text:p>State</text:p>
          </table:table-cell>
          <table:table-cell table:style-name="ce14" office:value-type="string" calcext:value-type="string">
            <text:p>Breakpoint</text:p>
          </table:table-cell>
          <table:table-cell table:style-name="ce14" office:value-type="string" calcext:value-type="string">
            <text:p>Mode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61]; &quot;=&quot;&amp;[.E3])" office:value-type="float" office:value="1" calcext:value-type="float">
            <text:p>1</text:p>
          </table:table-cell>
          <table:table-cell table:style-name="ce18" table:formula="of:=IFERROR(__xludf.dummyfunction(&quot;sparkline($D$2,{&quot;&quot;charttype&quot;&quot;,&quot;&quot;bar&quot;&quot;;&quot;&quot;color1&quot;&quot;,F3})&quot;);&quot;&quot;)">
            <text:p/>
          </table:table-cell>
          <table:table-cell table:style-name="ce18" table:formula="of:=IFERROR(__xludf.dummyfunction(&quot;join(&quot;&quot;-&quot;&quot;,filter(J3:W3,NOT(ISBLANK(J3:W3))))&quot;);&quot;color-black&quot;)" office:value-type="string" office:string-value="color-black" calcext:value-type="string">
            <text:p>color-black</text:p>
          </table:table-cell>
          <table:table-cell table:style-name="ce40" office:value-type="string" calcext:value-type="string">
            <text:p>#000000</text:p>
          </table:table-cell>
          <table:table-cell table:style-name="ce47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4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2"/>
          <table:table-cell table:style-name="ce51" office:value-type="string" calcext:value-type="string">
            <text:p>black</text:p>
          </table:table-cell>
          <table:table-cell table:style-name="ce52"/>
          <table:table-cell table:style-name="ce57"/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62]; &quot;=&quot;&amp;[.E4])" office:value-type="float" office:value="3" calcext:value-type="float">
            <text:p>3</text:p>
          </table:table-cell>
          <table:table-cell table:style-name="ce21" table:formula="of:=IFERROR(__xludf.dummyfunction(&quot;sparkline($D$2,{&quot;&quot;charttype&quot;&quot;,&quot;&quot;bar&quot;&quot;;&quot;&quot;color1&quot;&quot;,F4})&quot;);&quot;&quot;)">
            <text:p/>
          </table:table-cell>
          <table:table-cell table:style-name="ce18" table:formula="of:=IFERROR(__xludf.dummyfunction(&quot;join(&quot;&quot;-&quot;&quot;,filter(J4:W4,NOT(ISBLANK(J4:W4))))&quot;);&quot;color-white&quot;)" office:value-type="string" office:string-value="color-white" calcext:value-type="string">
            <text:p>color-white</text:p>
          </table:table-cell>
          <table:table-cell table:style-name="ce40" office:value-type="string" calcext:value-type="string">
            <text:p>#ffffff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white</text:p>
          </table:table-cell>
          <table:table-cell table:style-name="ce52"/>
          <table:table-cell table:style-name="ce57"/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63]; &quot;=&quot;&amp;[.E5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5})&quot;);&quot;&quot;)">
            <text:p/>
          </table:table-cell>
          <table:table-cell table:style-name="ce18" table:formula="of:=IFERROR(__xludf.dummyfunction(&quot;join(&quot;&quot;-&quot;&quot;,filter(J5:W5,NOT(ISBLANK(J5:W5))))&quot;);&quot;color-slate-93&quot;)" office:value-type="string" office:string-value="color-slate-93" calcext:value-type="string">
            <text:p>color-slate-93</text:p>
          </table:table-cell>
          <table:table-cell table:style-name="ce40" office:value-type="string" calcext:value-type="string">
            <text:p>#ebeced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slate</text:p>
          </table:table-cell>
          <table:table-cell table:style-name="ce52"/>
          <table:table-cell table:style-name="ce57" office:value-type="float" office:value="93" calcext:value-type="float">
            <text:p>93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64]; &quot;=&quot;&amp;[.E6])" office:value-type="float" office:value="3" calcext:value-type="float">
            <text:p>3</text:p>
          </table:table-cell>
          <table:table-cell table:style-name="ce18" table:formula="of:=IFERROR(__xludf.dummyfunction(&quot;sparkline($D$2,{&quot;&quot;charttype&quot;&quot;,&quot;&quot;bar&quot;&quot;;&quot;&quot;color1&quot;&quot;,F6})&quot;);&quot;&quot;)">
            <text:p/>
          </table:table-cell>
          <table:table-cell table:style-name="ce18" table:formula="of:=IFERROR(__xludf.dummyfunction(&quot;join(&quot;&quot;-&quot;&quot;,filter(J6:W6,NOT(ISBLANK(J6:W6))))&quot;);&quot;color-slate-85&quot;)" office:value-type="string" office:string-value="color-slate-85" calcext:value-type="string">
            <text:p>color-slate-85</text:p>
          </table:table-cell>
          <table:table-cell table:style-name="ce40" office:value-type="string" calcext:value-type="string">
            <text:p>#d9dadb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slate</text:p>
          </table:table-cell>
          <table:table-cell table:style-name="ce52"/>
          <table:table-cell table:style-name="ce57" office:value-type="float" office:value="85" calcext:value-type="float">
            <text:p>85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65]; &quot;=&quot;&amp;[.E7])" office:value-type="float" office:value="1" calcext:value-type="float">
            <text:p>1</text:p>
          </table:table-cell>
          <table:table-cell table:style-name="ce18" table:formula="of:=IFERROR(__xludf.dummyfunction(&quot;sparkline($D$2,{&quot;&quot;charttype&quot;&quot;,&quot;&quot;bar&quot;&quot;;&quot;&quot;color1&quot;&quot;,F7})&quot;);&quot;&quot;)">
            <text:p/>
          </table:table-cell>
          <table:table-cell table:style-name="ce18" table:formula="of:=IFERROR(__xludf.dummyfunction(&quot;join(&quot;&quot;-&quot;&quot;,filter(J7:W7,NOT(ISBLANK(J7:W7))))&quot;);&quot;color-slate-78&quot;)" office:value-type="string" office:string-value="color-slate-78" calcext:value-type="string">
            <text:p>color-slate-78</text:p>
          </table:table-cell>
          <table:table-cell table:style-name="ce40" office:value-type="string" calcext:value-type="string">
            <text:p>#c5c7c9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slate</text:p>
          </table:table-cell>
          <table:table-cell table:style-name="ce52"/>
          <table:table-cell table:style-name="ce57" office:value-type="float" office:value="78" calcext:value-type="float">
            <text:p>78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66]; &quot;=&quot;&amp;[.E8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8})&quot;);&quot;&quot;)">
            <text:p/>
          </table:table-cell>
          <table:table-cell table:style-name="ce18" table:formula="of:=IFERROR(__xludf.dummyfunction(&quot;join(&quot;&quot;-&quot;&quot;,filter(J8:W8,NOT(ISBLANK(J8:W8))))&quot;);&quot;color-slate-68&quot;)" office:value-type="string" office:string-value="color-slate-68" calcext:value-type="string">
            <text:p>color-slate-68</text:p>
          </table:table-cell>
          <table:table-cell table:style-name="ce40" office:value-type="string" calcext:value-type="string">
            <text:p>#a3adb7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slate</text:p>
          </table:table-cell>
          <table:table-cell table:style-name="ce52"/>
          <table:table-cell table:style-name="ce57" office:value-type="float" office:value="68" calcext:value-type="float">
            <text:p>68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67]; &quot;=&quot;&amp;[.E9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9})&quot;);&quot;&quot;)">
            <text:p/>
          </table:table-cell>
          <table:table-cell table:style-name="ce18" table:formula="of:=IFERROR(__xludf.dummyfunction(&quot;join(&quot;&quot;-&quot;&quot;,filter(J9:W9,NOT(ISBLANK(J9:W9))))&quot;);&quot;color-slate-62&quot;)" office:value-type="string" office:string-value="color-slate-62" calcext:value-type="string">
            <text:p>color-slate-62</text:p>
          </table:table-cell>
          <table:table-cell table:style-name="ce40" office:value-type="string" calcext:value-type="string">
            <text:p>#929da9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slate</text:p>
          </table:table-cell>
          <table:table-cell table:style-name="ce52"/>
          <table:table-cell table:style-name="ce57" office:value-type="float" office:value="62" calcext:value-type="float">
            <text:p>62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68]; &quot;=&quot;&amp;[.E10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10})&quot;);&quot;&quot;)">
            <text:p/>
          </table:table-cell>
          <table:table-cell table:style-name="ce18" table:formula="of:=IFERROR(__xludf.dummyfunction(&quot;join(&quot;&quot;-&quot;&quot;,filter(J10:W10,NOT(ISBLANK(J10:W10))))&quot;);&quot;color-slate-52&quot;)" office:value-type="string" office:string-value="color-slate-52" calcext:value-type="string">
            <text:p>color-slate-52</text:p>
          </table:table-cell>
          <table:table-cell table:style-name="ce40" office:value-type="string" calcext:value-type="string">
            <text:p>#768594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slate</text:p>
          </table:table-cell>
          <table:table-cell table:style-name="ce52"/>
          <table:table-cell table:style-name="ce57" office:value-type="float" office:value="52" calcext:value-type="float">
            <text:p>52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69]; &quot;=&quot;&amp;[.E11])" office:value-type="float" office:value="4" calcext:value-type="float">
            <text:p>4</text:p>
          </table:table-cell>
          <table:table-cell table:style-name="ce18" table:formula="of:=IFERROR(__xludf.dummyfunction(&quot;sparkline($D$2,{&quot;&quot;charttype&quot;&quot;,&quot;&quot;bar&quot;&quot;;&quot;&quot;color1&quot;&quot;,F11})&quot;);&quot;&quot;)">
            <text:p/>
          </table:table-cell>
          <table:table-cell table:style-name="ce18" table:formula="of:=IFERROR(__xludf.dummyfunction(&quot;join(&quot;&quot;-&quot;&quot;,filter(J11:W11,NOT(ISBLANK(J11:W11))))&quot;);&quot;color-slate-44&quot;)" office:value-type="string" office:string-value="color-slate-44" calcext:value-type="string">
            <text:p>color-slate-44</text:p>
          </table:table-cell>
          <table:table-cell table:style-name="ce40" office:value-type="string" calcext:value-type="string">
            <text:p>#5c6f82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slate</text:p>
          </table:table-cell>
          <table:table-cell table:style-name="ce52"/>
          <table:table-cell table:style-name="ce57" office:value-type="float" office:value="44" calcext:value-type="float">
            <text:p>44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70]; &quot;=&quot;&amp;[.E12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12})&quot;);&quot;&quot;)">
            <text:p/>
          </table:table-cell>
          <table:table-cell table:style-name="ce18" table:formula="of:=IFERROR(__xludf.dummyfunction(&quot;join(&quot;&quot;-&quot;&quot;,filter(J12:W12,NOT(ISBLANK(J12:W12))))&quot;);&quot;color-slate-36&quot;)" office:value-type="string" office:string-value="color-slate-36" calcext:value-type="string">
            <text:p>color-slate-36</text:p>
          </table:table-cell>
          <table:table-cell table:style-name="ce40" office:value-type="string" calcext:value-type="string">
            <text:p>#455b71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slate</text:p>
          </table:table-cell>
          <table:table-cell table:style-name="ce52"/>
          <table:table-cell table:style-name="ce57" office:value-type="float" office:value="36" calcext:value-type="float">
            <text:p>36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71]; &quot;=&quot;&amp;[.E13])" office:value-type="float" office:value="3" calcext:value-type="float">
            <text:p>3</text:p>
          </table:table-cell>
          <table:table-cell table:style-name="ce18" table:formula="of:=IFERROR(__xludf.dummyfunction(&quot;sparkline($D$2,{&quot;&quot;charttype&quot;&quot;,&quot;&quot;bar&quot;&quot;;&quot;&quot;color1&quot;&quot;,F13})&quot;);&quot;&quot;)">
            <text:p/>
          </table:table-cell>
          <table:table-cell table:style-name="ce18" table:formula="of:=IFERROR(__xludf.dummyfunction(&quot;join(&quot;&quot;-&quot;&quot;,filter(J13:W13,NOT(ISBLANK(J13:W13))))&quot;);&quot;color-slate-28&quot;)" office:value-type="string" office:string-value="color-slate-28" calcext:value-type="string">
            <text:p>color-slate-28</text:p>
          </table:table-cell>
          <table:table-cell table:style-name="ce40" office:value-type="string" calcext:value-type="string">
            <text:p>#2f475e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slate</text:p>
          </table:table-cell>
          <table:table-cell table:style-name="ce52"/>
          <table:table-cell table:style-name="ce57" office:value-type="float" office:value="28" calcext:value-type="float">
            <text:p>28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72]; &quot;=&quot;&amp;[.E14])" office:value-type="float" office:value="5" calcext:value-type="float">
            <text:p>5</text:p>
          </table:table-cell>
          <table:table-cell table:style-name="ce18" table:formula="of:=IFERROR(__xludf.dummyfunction(&quot;sparkline($D$2,{&quot;&quot;charttype&quot;&quot;,&quot;&quot;bar&quot;&quot;;&quot;&quot;color1&quot;&quot;,F14})&quot;);&quot;&quot;)">
            <text:p/>
          </table:table-cell>
          <table:table-cell table:style-name="ce18" table:formula="of:=IFERROR(__xludf.dummyfunction(&quot;join(&quot;&quot;-&quot;&quot;,filter(J14:W14,NOT(ISBLANK(J14:W14))))&quot;);&quot;color-slate-20&quot;)" office:value-type="string" office:string-value="color-slate-20" calcext:value-type="string">
            <text:p>color-slate-20</text:p>
          </table:table-cell>
          <table:table-cell table:style-name="ce40" office:value-type="string" calcext:value-type="string">
            <text:p>#17324d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slate</text:p>
          </table:table-cell>
          <table:table-cell table:style-name="ce52"/>
          <table:table-cell table:style-name="ce57" office:value-type="float" office:value="20" calcext:value-type="float">
            <text:p>2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73]; &quot;=&quot;&amp;[.E15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15})&quot;);&quot;&quot;)">
            <text:p/>
          </table:table-cell>
          <table:table-cell table:style-name="ce18" table:formula="of:=IFERROR(__xludf.dummyfunction(&quot;join(&quot;&quot;-&quot;&quot;,filter(J15:W15,NOT(ISBLANK(J15:W15))))&quot;);&quot;color-gray-98&quot;)" office:value-type="string" office:string-value="color-gray-98" calcext:value-type="string">
            <text:p>color-gray-98</text:p>
          </table:table-cell>
          <table:table-cell table:style-name="ce40" office:value-type="string" calcext:value-type="string">
            <text:p>#fafafa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gray</text:p>
          </table:table-cell>
          <table:table-cell table:style-name="ce52"/>
          <table:table-cell table:style-name="ce57" office:value-type="float" office:value="98" calcext:value-type="float">
            <text:p>98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74]; &quot;=&quot;&amp;[.E16])" office:value-type="float" office:value="1" calcext:value-type="float">
            <text:p>1</text:p>
          </table:table-cell>
          <table:table-cell table:style-name="ce18" table:formula="of:=IFERROR(__xludf.dummyfunction(&quot;sparkline($D$2,{&quot;&quot;charttype&quot;&quot;,&quot;&quot;bar&quot;&quot;;&quot;&quot;color1&quot;&quot;,F16})&quot;);&quot;&quot;)">
            <text:p/>
          </table:table-cell>
          <table:table-cell table:style-name="ce18" table:formula="of:=IFERROR(__xludf.dummyfunction(&quot;join(&quot;&quot;-&quot;&quot;,filter(J16:W16,NOT(ISBLANK(J16:W16))))&quot;);&quot;color-gray-96&quot;)" office:value-type="string" office:string-value="color-gray-96" calcext:value-type="string">
            <text:p>color-gray-96</text:p>
          </table:table-cell>
          <table:table-cell table:style-name="ce40" office:value-type="string" calcext:value-type="string">
            <text:p>#f5f5f5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gray</text:p>
          </table:table-cell>
          <table:table-cell table:style-name="ce52"/>
          <table:table-cell table:style-name="ce57" office:value-type="float" office:value="96" calcext:value-type="float">
            <text:p>96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75]; &quot;=&quot;&amp;[.E17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17})&quot;);&quot;&quot;)">
            <text:p/>
          </table:table-cell>
          <table:table-cell table:style-name="ce18" table:formula="of:=IFERROR(__xludf.dummyfunction(&quot;join(&quot;&quot;-&quot;&quot;,filter(J17:W17,NOT(ISBLANK(J17:W17))))&quot;);&quot;color-gray-90&quot;)" office:value-type="string" office:string-value="color-gray-90" calcext:value-type="string">
            <text:p>color-gray-90</text:p>
          </table:table-cell>
          <table:table-cell table:style-name="ce40" office:value-type="string" calcext:value-type="string">
            <text:p>#e5e5e5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gray</text:p>
          </table:table-cell>
          <table:table-cell table:style-name="ce52"/>
          <table:table-cell table:style-name="ce57" office:value-type="float" office:value="90" calcext:value-type="float">
            <text:p>9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76]; &quot;=&quot;&amp;[.E18])" office:value-type="float" office:value="1" calcext:value-type="float">
            <text:p>1</text:p>
          </table:table-cell>
          <table:table-cell table:style-name="ce18" table:formula="of:=IFERROR(__xludf.dummyfunction(&quot;sparkline($D$2,{&quot;&quot;charttype&quot;&quot;,&quot;&quot;bar&quot;&quot;;&quot;&quot;color1&quot;&quot;,F18})&quot;);&quot;&quot;)">
            <text:p/>
          </table:table-cell>
          <table:table-cell table:style-name="ce18" table:formula="of:=IFERROR(__xludf.dummyfunction(&quot;join(&quot;&quot;-&quot;&quot;,filter(J18:W18,NOT(ISBLANK(J18:W18))))&quot;);&quot;color-gray-83&quot;)" office:value-type="string" office:string-value="color-gray-83" calcext:value-type="string">
            <text:p>color-gray-83</text:p>
          </table:table-cell>
          <table:table-cell table:style-name="ce40" office:value-type="string" calcext:value-type="string">
            <text:p>#d4d4d4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gray</text:p>
          </table:table-cell>
          <table:table-cell table:style-name="ce52"/>
          <table:table-cell table:style-name="ce57" office:value-type="float" office:value="83" calcext:value-type="float">
            <text:p>83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77]; &quot;=&quot;&amp;[.E19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19})&quot;);&quot;&quot;)">
            <text:p/>
          </table:table-cell>
          <table:table-cell table:style-name="ce18" table:formula="of:=IFERROR(__xludf.dummyfunction(&quot;join(&quot;&quot;-&quot;&quot;,filter(J19:W19,NOT(ISBLANK(J19:W19))))&quot;);&quot;color-gray-64&quot;)" office:value-type="string" office:string-value="color-gray-64" calcext:value-type="string">
            <text:p>color-gray-64</text:p>
          </table:table-cell>
          <table:table-cell table:style-name="ce40" office:value-type="string" calcext:value-type="string">
            <text:p>#a3a3a3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gray</text:p>
          </table:table-cell>
          <table:table-cell table:style-name="ce52"/>
          <table:table-cell table:style-name="ce57" office:value-type="float" office:value="64" calcext:value-type="float">
            <text:p>64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78]; &quot;=&quot;&amp;[.E20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20})&quot;);&quot;&quot;)">
            <text:p/>
          </table:table-cell>
          <table:table-cell table:style-name="ce18" table:formula="of:=IFERROR(__xludf.dummyfunction(&quot;join(&quot;&quot;-&quot;&quot;,filter(J20:W20,NOT(ISBLANK(J20:W20))))&quot;);&quot;color-gray-45&quot;)" office:value-type="string" office:string-value="color-gray-45" calcext:value-type="string">
            <text:p>color-gray-45</text:p>
          </table:table-cell>
          <table:table-cell table:style-name="ce40" office:value-type="string" calcext:value-type="string">
            <text:p>#737373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gray</text:p>
          </table:table-cell>
          <table:table-cell table:style-name="ce52"/>
          <table:table-cell table:style-name="ce57" office:value-type="float" office:value="45" calcext:value-type="float">
            <text:p>45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79]; &quot;=&quot;&amp;[.E21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21})&quot;);&quot;&quot;)">
            <text:p/>
          </table:table-cell>
          <table:table-cell table:style-name="ce18" table:formula="of:=IFERROR(__xludf.dummyfunction(&quot;join(&quot;&quot;-&quot;&quot;,filter(J21:W21,NOT(ISBLANK(J21:W21))))&quot;);&quot;color-gray-32&quot;)" office:value-type="string" office:string-value="color-gray-32" calcext:value-type="string">
            <text:p>color-gray-32</text:p>
          </table:table-cell>
          <table:table-cell table:style-name="ce40" office:value-type="string" calcext:value-type="string">
            <text:p>#525252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gray</text:p>
          </table:table-cell>
          <table:table-cell table:style-name="ce52"/>
          <table:table-cell table:style-name="ce57" office:value-type="float" office:value="32" calcext:value-type="float">
            <text:p>32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80]; &quot;=&quot;&amp;[.E22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22})&quot;);&quot;&quot;)">
            <text:p/>
          </table:table-cell>
          <table:table-cell table:style-name="ce18" table:formula="of:=IFERROR(__xludf.dummyfunction(&quot;join(&quot;&quot;-&quot;&quot;,filter(J22:W22,NOT(ISBLANK(J22:W22))))&quot;);&quot;color-gray-25&quot;)" office:value-type="string" office:string-value="color-gray-25" calcext:value-type="string">
            <text:p>color-gray-25</text:p>
          </table:table-cell>
          <table:table-cell table:style-name="ce40" office:value-type="string" calcext:value-type="string">
            <text:p>#404040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gray</text:p>
          </table:table-cell>
          <table:table-cell table:style-name="ce52"/>
          <table:table-cell table:style-name="ce57" office:value-type="float" office:value="25" calcext:value-type="float">
            <text:p>25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81]; &quot;=&quot;&amp;[.E23])" office:value-type="float" office:value="1" calcext:value-type="float">
            <text:p>1</text:p>
          </table:table-cell>
          <table:table-cell table:style-name="ce18" table:formula="of:=IFERROR(__xludf.dummyfunction(&quot;sparkline($D$2,{&quot;&quot;charttype&quot;&quot;,&quot;&quot;bar&quot;&quot;;&quot;&quot;color1&quot;&quot;,F23})&quot;);&quot;&quot;)">
            <text:p/>
          </table:table-cell>
          <table:table-cell table:style-name="ce18" table:formula="of:=IFERROR(__xludf.dummyfunction(&quot;join(&quot;&quot;-&quot;&quot;,filter(J23:W23,NOT(ISBLANK(J23:W23))))&quot;);&quot;color-gray-15&quot;)" office:value-type="string" office:string-value="color-gray-15" calcext:value-type="string">
            <text:p>color-gray-15</text:p>
          </table:table-cell>
          <table:table-cell table:style-name="ce40" office:value-type="string" calcext:value-type="string">
            <text:p>#262626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gray</text:p>
          </table:table-cell>
          <table:table-cell table:style-name="ce52"/>
          <table:table-cell table:style-name="ce57" office:value-type="float" office:value="15" calcext:value-type="float">
            <text:p>15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82]; &quot;=&quot;&amp;[.E24])" office:value-type="float" office:value="1" calcext:value-type="float">
            <text:p>1</text:p>
          </table:table-cell>
          <table:table-cell table:style-name="ce18" table:formula="of:=IFERROR(__xludf.dummyfunction(&quot;sparkline($D$2,{&quot;&quot;charttype&quot;&quot;,&quot;&quot;bar&quot;&quot;;&quot;&quot;color1&quot;&quot;,F24})&quot;);&quot;&quot;)">
            <text:p/>
          </table:table-cell>
          <table:table-cell table:style-name="ce18" table:formula="of:=IFERROR(__xludf.dummyfunction(&quot;join(&quot;&quot;-&quot;&quot;,filter(J24:W24,NOT(ISBLANK(J24:W24))))&quot;);&quot;color-gray-10&quot;)" office:value-type="string" office:string-value="color-gray-10" calcext:value-type="string">
            <text:p>color-gray-10</text:p>
          </table:table-cell>
          <table:table-cell table:style-name="ce40" office:value-type="string" calcext:value-type="string">
            <text:p>#1a1a1a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gray</text:p>
          </table:table-cell>
          <table:table-cell table:style-name="ce52"/>
          <table:table-cell table:style-name="ce58" office:value-type="string" calcext:value-type="string">
            <text:p>1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69]; &quot;=&quot;&amp;[.E25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25})&quot;);&quot;&quot;)">
            <text:p/>
          </table:table-cell>
          <table:table-cell table:style-name="ce18" table:formula="of:=IFERROR(__xludf.dummyfunction(&quot;join(&quot;&quot;-&quot;&quot;,filter(J25:W25,NOT(ISBLANK(J25:W25))))&quot;);&quot;color-teal-90&quot;)" office:value-type="string" office:string-value="color-teal-90" calcext:value-type="string">
            <text:p>color-teal-90</text:p>
          </table:table-cell>
          <table:table-cell table:style-name="ce40" office:value-type="string" calcext:value-type="string">
            <text:p>#ccfffd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teal</text:p>
          </table:table-cell>
          <table:table-cell table:style-name="ce52"/>
          <table:table-cell table:style-name="ce57" office:value-type="float" office:value="90" calcext:value-type="float">
            <text:p>9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70]; &quot;=&quot;&amp;[.E26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26})&quot;);&quot;&quot;)">
            <text:p/>
          </table:table-cell>
          <table:table-cell table:style-name="ce18" table:formula="of:=IFERROR(__xludf.dummyfunction(&quot;join(&quot;&quot;-&quot;&quot;,filter(J26:W26,NOT(ISBLANK(J26:W26))))&quot;);&quot;color-teal-80&quot;)" office:value-type="string" office:string-value="color-teal-80" calcext:value-type="string">
            <text:p>color-teal-80</text:p>
          </table:table-cell>
          <table:table-cell table:style-name="ce40" office:value-type="string" calcext:value-type="string">
            <text:p>#a3f5f2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teal</text:p>
          </table:table-cell>
          <table:table-cell table:style-name="ce52"/>
          <table:table-cell table:style-name="ce57" office:value-type="float" office:value="80" calcext:value-type="float">
            <text:p>8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71]; &quot;=&quot;&amp;[.E27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27})&quot;);&quot;&quot;)">
            <text:p/>
          </table:table-cell>
          <table:table-cell table:style-name="ce18" table:formula="of:=IFERROR(__xludf.dummyfunction(&quot;join(&quot;&quot;-&quot;&quot;,filter(J27:W27,NOT(ISBLANK(J27:W27))))&quot;);&quot;color-teal-70&quot;)" office:value-type="string" office:string-value="color-teal-70" calcext:value-type="string">
            <text:p>color-teal-70</text:p>
          </table:table-cell>
          <table:table-cell table:style-name="ce40" office:value-type="string" calcext:value-type="string">
            <text:p>#79ece8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teal</text:p>
          </table:table-cell>
          <table:table-cell table:style-name="ce52"/>
          <table:table-cell table:style-name="ce57" office:value-type="float" office:value="70" calcext:value-type="float">
            <text:p>7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72]; &quot;=&quot;&amp;[.E28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28})&quot;);&quot;&quot;)">
            <text:p/>
          </table:table-cell>
          <table:table-cell table:style-name="ce18" table:formula="of:=IFERROR(__xludf.dummyfunction(&quot;join(&quot;&quot;-&quot;&quot;,filter(J28:W28,NOT(ISBLANK(J28:W28))))&quot;);&quot;color-teal-60&quot;)" office:value-type="string" office:string-value="color-teal-60" calcext:value-type="string">
            <text:p>color-teal-60</text:p>
          </table:table-cell>
          <table:table-cell table:style-name="ce40" office:value-type="string" calcext:value-type="string">
            <text:p>#52e0db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teal</text:p>
          </table:table-cell>
          <table:table-cell table:style-name="ce52"/>
          <table:table-cell table:style-name="ce57" office:value-type="float" office:value="60" calcext:value-type="float">
            <text:p>6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73]; &quot;=&quot;&amp;[.E29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29})&quot;);&quot;&quot;)">
            <text:p/>
          </table:table-cell>
          <table:table-cell table:style-name="ce18" table:formula="of:=IFERROR(__xludf.dummyfunction(&quot;join(&quot;&quot;-&quot;&quot;,filter(J29:W29,NOT(ISBLANK(J29:W29))))&quot;);&quot;color-teal-50&quot;)" office:value-type="string" office:string-value="color-teal-50" calcext:value-type="string">
            <text:p>color-teal-50</text:p>
          </table:table-cell>
          <table:table-cell table:style-name="ce40" office:value-type="string" calcext:value-type="string">
            <text:p>#2bd6d0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teal</text:p>
          </table:table-cell>
          <table:table-cell table:style-name="ce52"/>
          <table:table-cell table:style-name="ce57" office:value-type="float" office:value="50" calcext:value-type="float">
            <text:p>5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74]; &quot;=&quot;&amp;[.E30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30})&quot;);&quot;&quot;)">
            <text:p/>
          </table:table-cell>
          <table:table-cell table:style-name="ce18" table:formula="of:=IFERROR(__xludf.dummyfunction(&quot;join(&quot;&quot;-&quot;&quot;,filter(J30:W30,NOT(ISBLANK(J30:W30))))&quot;);&quot;color-teal-42&quot;)" office:value-type="string" office:string-value="color-teal-42" calcext:value-type="string">
            <text:p>color-teal-42</text:p>
          </table:table-cell>
          <table:table-cell table:style-name="ce40" office:value-type="string" calcext:value-type="string">
            <text:p>#0bcbc5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teal</text:p>
          </table:table-cell>
          <table:table-cell table:style-name="ce52"/>
          <table:table-cell table:style-name="ce57" office:value-type="float" office:value="42" calcext:value-type="float">
            <text:p>42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75]; &quot;=&quot;&amp;[.E31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31})&quot;);&quot;&quot;)">
            <text:p/>
          </table:table-cell>
          <table:table-cell table:style-name="ce18" table:formula="of:=IFERROR(__xludf.dummyfunction(&quot;join(&quot;&quot;-&quot;&quot;,filter(J31:W31,NOT(ISBLANK(J31:W31))))&quot;);&quot;color-teal-36&quot;)" office:value-type="string" office:string-value="color-teal-36" calcext:value-type="string">
            <text:p>color-teal-36</text:p>
          </table:table-cell>
          <table:table-cell table:style-name="ce40" office:value-type="string" calcext:value-type="string">
            <text:p>#09afa9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teal</text:p>
          </table:table-cell>
          <table:table-cell table:style-name="ce52"/>
          <table:table-cell table:style-name="ce57" office:value-type="float" office:value="36" calcext:value-type="float">
            <text:p>36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76]; &quot;=&quot;&amp;[.E32])" office:value-type="float" office:value="1" calcext:value-type="float">
            <text:p>1</text:p>
          </table:table-cell>
          <table:table-cell table:style-name="ce18" table:formula="of:=IFERROR(__xludf.dummyfunction(&quot;sparkline($D$2,{&quot;&quot;charttype&quot;&quot;,&quot;&quot;bar&quot;&quot;;&quot;&quot;color1&quot;&quot;,F32})&quot;);&quot;&quot;)">
            <text:p/>
          </table:table-cell>
          <table:table-cell table:style-name="ce18" table:formula="of:=IFERROR(__xludf.dummyfunction(&quot;join(&quot;&quot;-&quot;&quot;,filter(J32:W32,NOT(ISBLANK(J32:W32))))&quot;);&quot;color-teal-32&quot;)" office:value-type="string" office:string-value="color-teal-32" calcext:value-type="string">
            <text:p>color-teal-32</text:p>
          </table:table-cell>
          <table:table-cell table:style-name="ce40" office:value-type="string" calcext:value-type="string">
            <text:p>#089994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teal</text:p>
          </table:table-cell>
          <table:table-cell table:style-name="ce52"/>
          <table:table-cell table:style-name="ce57" office:value-type="float" office:value="32" calcext:value-type="float">
            <text:p>32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77]; &quot;=&quot;&amp;[.E33])" office:value-type="float" office:value="1" calcext:value-type="float">
            <text:p>1</text:p>
          </table:table-cell>
          <table:table-cell table:style-name="ce18" table:formula="of:=IFERROR(__xludf.dummyfunction(&quot;sparkline($D$2,{&quot;&quot;charttype&quot;&quot;,&quot;&quot;bar&quot;&quot;;&quot;&quot;color1&quot;&quot;,F33})&quot;);&quot;&quot;)">
            <text:p/>
          </table:table-cell>
          <table:table-cell table:style-name="ce18" table:formula="of:=IFERROR(__xludf.dummyfunction(&quot;join(&quot;&quot;-&quot;&quot;,filter(J33:W33,NOT(ISBLANK(J33:W33))))&quot;);&quot;color-teal-26&quot;)" office:value-type="string" office:string-value="color-teal-26" calcext:value-type="string">
            <text:p>color-teal-26</text:p>
          </table:table-cell>
          <table:table-cell table:style-name="ce40" office:value-type="string" calcext:value-type="string">
            <text:p>#077f7b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teal</text:p>
          </table:table-cell>
          <table:table-cell table:style-name="ce52"/>
          <table:table-cell table:style-name="ce57" office:value-type="float" office:value="26" calcext:value-type="float">
            <text:p>26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78]; &quot;=&quot;&amp;[.E34])" office:value-type="float" office:value="1" calcext:value-type="float">
            <text:p>1</text:p>
          </table:table-cell>
          <table:table-cell table:style-name="ce18" table:formula="of:=IFERROR(__xludf.dummyfunction(&quot;sparkline($D$2,{&quot;&quot;charttype&quot;&quot;,&quot;&quot;bar&quot;&quot;;&quot;&quot;color1&quot;&quot;,F34})&quot;);&quot;&quot;)">
            <text:p/>
          </table:table-cell>
          <table:table-cell table:style-name="ce18" table:formula="of:=IFERROR(__xludf.dummyfunction(&quot;join(&quot;&quot;-&quot;&quot;,filter(J34:W34,NOT(ISBLANK(J34:W34))))&quot;);&quot;color-teal-20&quot;)" office:value-type="string" office:string-value="color-teal-20" calcext:value-type="string">
            <text:p>color-teal-20</text:p>
          </table:table-cell>
          <table:table-cell table:style-name="ce40" office:value-type="string" calcext:value-type="string">
            <text:p>#05615e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teal</text:p>
          </table:table-cell>
          <table:table-cell table:style-name="ce52"/>
          <table:table-cell table:style-name="ce57" office:value-type="float" office:value="20" calcext:value-type="float">
            <text:p>2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G1:.G680]; &quot;=&quot;&amp;[.E35])" office:value-type="float" office:value="1" calcext:value-type="float">
            <text:p>1</text:p>
          </table:table-cell>
          <table:table-cell table:style-name="ce18" table:formula="of:=IFERROR(__xludf.dummyfunction(&quot;sparkline($D$2,{&quot;&quot;charttype&quot;&quot;,&quot;&quot;bar&quot;&quot;;&quot;&quot;color1&quot;&quot;,F35})&quot;);&quot;&quot;)">
            <text:p/>
          </table:table-cell>
          <table:table-cell table:style-name="ce18" table:formula="of:=IFERROR(__xludf.dummyfunction(&quot;join(&quot;&quot;-&quot;&quot;,filter(J35:W35,NOT(ISBLANK(J35:W35))))&quot;);&quot;color-red-96&quot;)" office:value-type="string" office:string-value="color-red-96" calcext:value-type="string">
            <text:p>color-red-96</text:p>
          </table:table-cell>
          <table:table-cell table:style-name="ce40" office:value-type="string" calcext:value-type="string">
            <text:p>#fbeff1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red</text:p>
          </table:table-cell>
          <table:table-cell table:style-name="ce52"/>
          <table:table-cell table:style-name="ce57" office:value-type="float" office:value="96" calcext:value-type="float">
            <text:p>96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G2:.G681]; &quot;=&quot;&amp;[.E36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36})&quot;);&quot;&quot;)">
            <text:p/>
          </table:table-cell>
          <table:table-cell table:style-name="ce18" table:formula="of:=IFERROR(__xludf.dummyfunction(&quot;join(&quot;&quot;-&quot;&quot;,filter(J36:W36,NOT(ISBLANK(J36:W36))))&quot;);&quot;color-red-90&quot;)" office:value-type="string" office:string-value="color-red-90" calcext:value-type="string">
            <text:p>color-red-90</text:p>
          </table:table-cell>
          <table:table-cell table:style-name="ce40" office:value-type="string" calcext:value-type="string">
            <text:p>#f5d6db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red</text:p>
          </table:table-cell>
          <table:table-cell table:style-name="ce52"/>
          <table:table-cell table:style-name="ce57" office:value-type="float" office:value="90" calcext:value-type="float">
            <text:p>9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G3:.G682]; &quot;=&quot;&amp;[.E37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37})&quot;);&quot;&quot;)">
            <text:p/>
          </table:table-cell>
          <table:table-cell table:style-name="ce18" table:formula="of:=IFERROR(__xludf.dummyfunction(&quot;join(&quot;&quot;-&quot;&quot;,filter(J37:W37,NOT(ISBLANK(J37:W37))))&quot;);&quot;color-red-80&quot;)" office:value-type="string" office:string-value="color-red-80" calcext:value-type="string">
            <text:p>color-red-80</text:p>
          </table:table-cell>
          <table:table-cell table:style-name="ce40" office:value-type="string" calcext:value-type="string">
            <text:p>#ebadb8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red</text:p>
          </table:table-cell>
          <table:table-cell table:style-name="ce52"/>
          <table:table-cell table:style-name="ce57" office:value-type="float" office:value="80" calcext:value-type="float">
            <text:p>8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G4:.G683]; &quot;=&quot;&amp;[.E38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38})&quot;);&quot;&quot;)">
            <text:p/>
          </table:table-cell>
          <table:table-cell table:style-name="ce18" table:formula="of:=IFERROR(__xludf.dummyfunction(&quot;join(&quot;&quot;-&quot;&quot;,filter(J38:W38,NOT(ISBLANK(J38:W38))))&quot;);&quot;color-red-70&quot;)" office:value-type="string" office:string-value="color-red-70" calcext:value-type="string">
            <text:p>color-red-70</text:p>
          </table:table-cell>
          <table:table-cell table:style-name="ce40" office:value-type="string" calcext:value-type="string">
            <text:p>#e08594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red</text:p>
          </table:table-cell>
          <table:table-cell table:style-name="ce52"/>
          <table:table-cell table:style-name="ce57" office:value-type="float" office:value="70" calcext:value-type="float">
            <text:p>7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G5:.G684]; &quot;=&quot;&amp;[.E39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39})&quot;);&quot;&quot;)">
            <text:p/>
          </table:table-cell>
          <table:table-cell table:style-name="ce18" table:formula="of:=IFERROR(__xludf.dummyfunction(&quot;join(&quot;&quot;-&quot;&quot;,filter(J39:W39,NOT(ISBLANK(J39:W39))))&quot;);&quot;color-red-60&quot;)" office:value-type="string" office:string-value="color-red-60" calcext:value-type="string">
            <text:p>color-red-60</text:p>
          </table:table-cell>
          <table:table-cell table:style-name="ce40" office:value-type="string" calcext:value-type="string">
            <text:p>#d65c70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red</text:p>
          </table:table-cell>
          <table:table-cell table:style-name="ce52"/>
          <table:table-cell table:style-name="ce57" office:value-type="float" office:value="60" calcext:value-type="float">
            <text:p>6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G2:.G681]; &quot;=&quot;&amp;[.E40])" office:value-type="float" office:value="3" calcext:value-type="float">
            <text:p>3</text:p>
          </table:table-cell>
          <table:table-cell table:style-name="ce18" table:formula="of:=IFERROR(__xludf.dummyfunction(&quot;sparkline($D$2,{&quot;&quot;charttype&quot;&quot;,&quot;&quot;bar&quot;&quot;;&quot;&quot;color1&quot;&quot;,F40})&quot;);&quot;&quot;)">
            <text:p/>
          </table:table-cell>
          <table:table-cell table:style-name="ce18" table:formula="of:=IFERROR(__xludf.dummyfunction(&quot;join(&quot;&quot;-&quot;&quot;,filter(J40:W40,NOT(ISBLANK(J40:W40))))&quot;);&quot;color-red-50&quot;)" office:value-type="string" office:string-value="color-red-50" calcext:value-type="string">
            <text:p>color-red-50</text:p>
          </table:table-cell>
          <table:table-cell table:style-name="ce40" office:value-type="string" calcext:value-type="string">
            <text:p>#cc334d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red</text:p>
          </table:table-cell>
          <table:table-cell table:style-name="ce52"/>
          <table:table-cell table:style-name="ce57" office:value-type="float" office:value="50" calcext:value-type="float">
            <text:p>5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G3:.G682]; &quot;=&quot;&amp;[.E41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41})&quot;);&quot;&quot;)">
            <text:p/>
          </table:table-cell>
          <table:table-cell table:style-name="ce18" table:formula="of:=IFERROR(__xludf.dummyfunction(&quot;join(&quot;&quot;-&quot;&quot;,filter(J41:W41,NOT(ISBLANK(J41:W41))))&quot;);&quot;color-red-44&quot;)" office:value-type="string" office:string-value="color-red-44" calcext:value-type="string">
            <text:p>color-red-44</text:p>
          </table:table-cell>
          <table:table-cell table:style-name="ce40" office:value-type="string" calcext:value-type="string">
            <text:p>#b32d43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red</text:p>
          </table:table-cell>
          <table:table-cell table:style-name="ce52"/>
          <table:table-cell table:style-name="ce57" office:value-type="float" office:value="44" calcext:value-type="float">
            <text:p>44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G4:.G683]; &quot;=&quot;&amp;[.E42])" office:value-type="float" office:value="3" calcext:value-type="float">
            <text:p>3</text:p>
          </table:table-cell>
          <table:table-cell table:style-name="ce18" table:formula="of:=IFERROR(__xludf.dummyfunction(&quot;sparkline($D$2,{&quot;&quot;charttype&quot;&quot;,&quot;&quot;bar&quot;&quot;;&quot;&quot;color1&quot;&quot;,F42})&quot;);&quot;&quot;)">
            <text:p/>
          </table:table-cell>
          <table:table-cell table:style-name="ce18" table:formula="of:=IFERROR(__xludf.dummyfunction(&quot;join(&quot;&quot;-&quot;&quot;,filter(J42:W42,NOT(ISBLANK(J42:W42))))&quot;);&quot;color-red-37&quot;)" office:value-type="string" office:string-value="color-red-37" calcext:value-type="string">
            <text:p>color-red-37</text:p>
          </table:table-cell>
          <table:table-cell table:style-name="ce40" office:value-type="string" calcext:value-type="string">
            <text:p>#992639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red</text:p>
          </table:table-cell>
          <table:table-cell table:style-name="ce52"/>
          <table:table-cell table:style-name="ce57" office:value-type="float" office:value="37" calcext:value-type="float">
            <text:p>37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G3:.G682]; &quot;=&quot;&amp;[.E43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43})&quot;);&quot;&quot;)">
            <text:p/>
          </table:table-cell>
          <table:table-cell table:style-name="ce18" table:formula="of:=IFERROR(__xludf.dummyfunction(&quot;join(&quot;&quot;-&quot;&quot;,filter(J43:W43,NOT(ISBLANK(J43:W43))))&quot;);&quot;color-red-30&quot;)" office:value-type="string" office:string-value="color-red-30" calcext:value-type="string">
            <text:p>color-red-30</text:p>
          </table:table-cell>
          <table:table-cell table:style-name="ce40" office:value-type="string" calcext:value-type="string">
            <text:p>#7a1f2e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red</text:p>
          </table:table-cell>
          <table:table-cell table:style-name="ce52"/>
          <table:table-cell table:style-name="ce57" office:value-type="float" office:value="30" calcext:value-type="float">
            <text:p>3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G4:.G683]; &quot;=&quot;&amp;[.E44])" office:value-type="float" office:value="3" calcext:value-type="float">
            <text:p>3</text:p>
          </table:table-cell>
          <table:table-cell table:style-name="ce18" table:formula="of:=IFERROR(__xludf.dummyfunction(&quot;sparkline($D$2,{&quot;&quot;charttype&quot;&quot;,&quot;&quot;bar&quot;&quot;;&quot;&quot;color1&quot;&quot;,F44})&quot;);&quot;&quot;)">
            <text:p/>
          </table:table-cell>
          <table:table-cell table:style-name="ce18" table:formula="of:=IFERROR(__xludf.dummyfunction(&quot;join(&quot;&quot;-&quot;&quot;,filter(J44:W44,NOT(ISBLANK(J44:W44))))&quot;);&quot;color-red-25&quot;)" office:value-type="string" office:string-value="color-red-25" calcext:value-type="string">
            <text:p>color-red-25</text:p>
          </table:table-cell>
          <table:table-cell table:style-name="ce40" office:value-type="string" calcext:value-type="string">
            <text:p>#661a26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red</text:p>
          </table:table-cell>
          <table:table-cell table:style-name="ce52"/>
          <table:table-cell table:style-name="ce57" office:value-type="float" office:value="25" calcext:value-type="float">
            <text:p>25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82]; &quot;=&quot;&amp;[.E45])" office:value-type="float" office:value="1" calcext:value-type="float">
            <text:p>1</text:p>
          </table:table-cell>
          <table:table-cell table:style-name="ce18" table:formula="of:=IFERROR(__xludf.dummyfunction(&quot;sparkline($D$2,{&quot;&quot;charttype&quot;&quot;,&quot;&quot;bar&quot;&quot;;&quot;&quot;color1&quot;&quot;,F45})&quot;);&quot;&quot;)">
            <text:p/>
          </table:table-cell>
          <table:table-cell table:style-name="ce18" table:formula="of:=IFERROR(__xludf.dummyfunction(&quot;join(&quot;&quot;-&quot;&quot;,filter(J45:W45,NOT(ISBLANK(J45:W45))))&quot;);&quot;color-emerald-87&quot;)" office:value-type="string" office:string-value="color-emerald-87" calcext:value-type="string">
            <text:p>color-emerald-87</text:p>
          </table:table-cell>
          <table:table-cell table:style-name="ce40" office:value-type="string" calcext:value-type="string">
            <text:p>#c8f6e7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emerald</text:p>
          </table:table-cell>
          <table:table-cell table:style-name="ce52"/>
          <table:table-cell table:style-name="ce57" office:value-type="float" office:value="87" calcext:value-type="float">
            <text:p>87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83]; &quot;=&quot;&amp;[.E46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46})&quot;);&quot;&quot;)">
            <text:p/>
          </table:table-cell>
          <table:table-cell table:style-name="ce18" table:formula="of:=IFERROR(__xludf.dummyfunction(&quot;join(&quot;&quot;-&quot;&quot;,filter(J46:W46,NOT(ISBLANK(J46:W46))))&quot;);&quot;color-emerald-77&quot;)" office:value-type="string" office:string-value="color-emerald-77" calcext:value-type="string">
            <text:p>color-emerald-77</text:p>
          </table:table-cell>
          <table:table-cell table:style-name="ce40" office:value-type="string" calcext:value-type="string">
            <text:p>#99eed2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emerald</text:p>
          </table:table-cell>
          <table:table-cell table:style-name="ce52"/>
          <table:table-cell table:style-name="ce57" office:value-type="float" office:value="77" calcext:value-type="float">
            <text:p>77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84]; &quot;=&quot;&amp;[.E47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47})&quot;);&quot;&quot;)">
            <text:p/>
          </table:table-cell>
          <table:table-cell table:style-name="ce18" table:formula="of:=IFERROR(__xludf.dummyfunction(&quot;join(&quot;&quot;-&quot;&quot;,filter(J47:W47,NOT(ISBLANK(J47:W47))))&quot;);&quot;color-emerald-67&quot;)" office:value-type="string" office:string-value="color-emerald-67" calcext:value-type="string">
            <text:p>color-emerald-67</text:p>
          </table:table-cell>
          <table:table-cell table:style-name="ce40" office:value-type="string" calcext:value-type="string">
            <text:p>#6ee7bf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emerald</text:p>
          </table:table-cell>
          <table:table-cell table:style-name="ce52"/>
          <table:table-cell table:style-name="ce57" office:value-type="float" office:value="67" calcext:value-type="float">
            <text:p>67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85]; &quot;=&quot;&amp;[.E48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48})&quot;);&quot;&quot;)">
            <text:p/>
          </table:table-cell>
          <table:table-cell table:style-name="ce18" table:formula="of:=IFERROR(__xludf.dummyfunction(&quot;join(&quot;&quot;-&quot;&quot;,filter(J48:W48,NOT(ISBLANK(J48:W48))))&quot;);&quot;color-emerald-57&quot;)" office:value-type="string" office:string-value="color-emerald-57" calcext:value-type="string">
            <text:p>color-emerald-57</text:p>
          </table:table-cell>
          <table:table-cell table:style-name="ce40" office:value-type="string" calcext:value-type="string">
            <text:p>#43e0ac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emerald</text:p>
          </table:table-cell>
          <table:table-cell table:style-name="ce52"/>
          <table:table-cell table:style-name="ce57" office:value-type="float" office:value="57" calcext:value-type="float">
            <text:p>57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86]; &quot;=&quot;&amp;[.E49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49})&quot;);&quot;&quot;)">
            <text:p/>
          </table:table-cell>
          <table:table-cell table:style-name="ce18" table:formula="of:=IFERROR(__xludf.dummyfunction(&quot;join(&quot;&quot;-&quot;&quot;,filter(J49:W49,NOT(ISBLANK(J49:W49))))&quot;);&quot;color-emerald-48&quot;)" office:value-type="string" office:string-value="color-emerald-48" calcext:value-type="string">
            <text:p>color-emerald-48</text:p>
          </table:table-cell>
          <table:table-cell table:style-name="ce40" office:value-type="string" calcext:value-type="string">
            <text:p>#22d499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emerald</text:p>
          </table:table-cell>
          <table:table-cell table:style-name="ce52"/>
          <table:table-cell table:style-name="ce57" office:value-type="float" office:value="48" calcext:value-type="float">
            <text:p>48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87]; &quot;=&quot;&amp;[.E50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50})&quot;);&quot;&quot;)">
            <text:p/>
          </table:table-cell>
          <table:table-cell table:style-name="ce18" table:formula="of:=IFERROR(__xludf.dummyfunction(&quot;join(&quot;&quot;-&quot;&quot;,filter(J50:W50,NOT(ISBLANK(J50:W50))))&quot;);&quot;color-emerald-40&quot;)" office:value-type="string" office:string-value="color-emerald-40" calcext:value-type="string">
            <text:p>color-emerald-40</text:p>
          </table:table-cell>
          <table:table-cell table:style-name="ce40" office:value-type="string" calcext:value-type="string">
            <text:p>#00cc88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emerald</text:p>
          </table:table-cell>
          <table:table-cell table:style-name="ce52"/>
          <table:table-cell table:style-name="ce57" office:value-type="float" office:value="40" calcext:value-type="float">
            <text:p>4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88]; &quot;=&quot;&amp;[.E51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51})&quot;);&quot;&quot;)">
            <text:p/>
          </table:table-cell>
          <table:table-cell table:style-name="ce18" table:formula="of:=IFERROR(__xludf.dummyfunction(&quot;join(&quot;&quot;-&quot;&quot;,filter(J51:W51,NOT(ISBLANK(J51:W51))))&quot;);&quot;color-emerald-35&quot;)" office:value-type="string" office:string-value="color-emerald-35" calcext:value-type="string">
            <text:p>color-emerald-35</text:p>
          </table:table-cell>
          <table:table-cell table:style-name="ce40" office:value-type="string" calcext:value-type="string">
            <text:p>#00b377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emerald</text:p>
          </table:table-cell>
          <table:table-cell table:style-name="ce52"/>
          <table:table-cell table:style-name="ce57" office:value-type="float" office:value="35" calcext:value-type="float">
            <text:p>35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83]; &quot;=&quot;&amp;[.E52])" office:value-type="float" office:value="3" calcext:value-type="float">
            <text:p>3</text:p>
          </table:table-cell>
          <table:table-cell table:style-name="ce18" table:formula="of:=IFERROR(__xludf.dummyfunction(&quot;sparkline($D$2,{&quot;&quot;charttype&quot;&quot;,&quot;&quot;bar&quot;&quot;;&quot;&quot;color1&quot;&quot;,F52})&quot;);&quot;&quot;)">
            <text:p/>
          </table:table-cell>
          <table:table-cell table:style-name="ce18" table:formula="of:=IFERROR(__xludf.dummyfunction(&quot;join(&quot;&quot;-&quot;&quot;,filter(J52:W52,NOT(ISBLANK(J52:W52))))&quot;);&quot;color-emerald-25&quot;)" office:value-type="string" office:string-value="color-emerald-25" calcext:value-type="string">
            <text:p>color-emerald-25</text:p>
          </table:table-cell>
          <table:table-cell table:style-name="ce40" office:value-type="string" calcext:value-type="string">
            <text:p>#008055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emerald</text:p>
          </table:table-cell>
          <table:table-cell table:style-name="ce52"/>
          <table:table-cell table:style-name="ce57" office:value-type="float" office:value="25" calcext:value-type="float">
            <text:p>25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84]; &quot;=&quot;&amp;[.E53])" office:value-type="float" office:value="3" calcext:value-type="float">
            <text:p>3</text:p>
          </table:table-cell>
          <table:table-cell table:style-name="ce18" table:formula="of:=IFERROR(__xludf.dummyfunction(&quot;sparkline($D$2,{&quot;&quot;charttype&quot;&quot;,&quot;&quot;bar&quot;&quot;;&quot;&quot;color1&quot;&quot;,F53})&quot;);&quot;&quot;)">
            <text:p/>
          </table:table-cell>
          <table:table-cell table:style-name="ce18" table:formula="of:=IFERROR(__xludf.dummyfunction(&quot;join(&quot;&quot;-&quot;&quot;,filter(J53:W53,NOT(ISBLANK(J53:W53))))&quot;);&quot;color-emerald-20&quot;)" office:value-type="string" office:string-value="color-emerald-20" calcext:value-type="string">
            <text:p>color-emerald-20</text:p>
          </table:table-cell>
          <table:table-cell table:style-name="ce40" office:value-type="string" calcext:value-type="string">
            <text:p>#006644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emerald</text:p>
          </table:table-cell>
          <table:table-cell table:style-name="ce52"/>
          <table:table-cell table:style-name="ce57" office:value-type="float" office:value="20" calcext:value-type="float">
            <text:p>2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84]; &quot;=&quot;&amp;[.E54])" office:value-type="float" office:value="3" calcext:value-type="float">
            <text:p>3</text:p>
          </table:table-cell>
          <table:table-cell table:style-name="ce18" table:formula="of:=IFERROR(__xludf.dummyfunction(&quot;sparkline($D$2,{&quot;&quot;charttype&quot;&quot;,&quot;&quot;bar&quot;&quot;;&quot;&quot;color1&quot;&quot;,F54})&quot;);&quot;&quot;)">
            <text:p/>
          </table:table-cell>
          <table:table-cell table:style-name="ce18" table:formula="of:=IFERROR(__xludf.dummyfunction(&quot;join(&quot;&quot;-&quot;&quot;,filter(J54:W54,NOT(ISBLANK(J54:W54))))&quot;);&quot;color-emerald-15&quot;)" office:value-type="string" office:string-value="color-emerald-15" calcext:value-type="string">
            <text:p>color-emerald-15</text:p>
          </table:table-cell>
          <table:table-cell table:style-name="ce40" office:value-type="string" calcext:value-type="string">
            <text:p>#004d33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emerald</text:p>
          </table:table-cell>
          <table:table-cell table:style-name="ce52"/>
          <table:table-cell table:style-name="ce57" office:value-type="float" office:value="15" calcext:value-type="float">
            <text:p>15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86]; &quot;=&quot;&amp;[.E55])" office:value-type="float" office:value="1" calcext:value-type="float">
            <text:p>1</text:p>
          </table:table-cell>
          <table:table-cell table:style-name="ce18" table:formula="of:=IFERROR(__xludf.dummyfunction(&quot;sparkline($D$2,{&quot;&quot;charttype&quot;&quot;,&quot;&quot;bar&quot;&quot;;&quot;&quot;color1&quot;&quot;,F55})&quot;);&quot;&quot;)">
            <text:p/>
          </table:table-cell>
          <table:table-cell table:style-name="ce18" table:formula="of:=IFERROR(__xludf.dummyfunction(&quot;join(&quot;&quot;-&quot;&quot;,filter(J55:W55,NOT(ISBLANK(J55:W55))))&quot;);&quot;color-orange-87&quot;)" office:value-type="string" office:string-value="color-orange-87" calcext:value-type="string">
            <text:p>color-orange-87</text:p>
          </table:table-cell>
          <table:table-cell table:style-name="ce40" office:value-type="string" calcext:value-type="string">
            <text:p>#FFE5BF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orange</text:p>
          </table:table-cell>
          <table:table-cell table:style-name="ce52"/>
          <table:table-cell table:style-name="ce57" office:value-type="float" office:value="87" calcext:value-type="float">
            <text:p>87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87]; &quot;=&quot;&amp;[.E56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56})&quot;);&quot;&quot;)">
            <text:p/>
          </table:table-cell>
          <table:table-cell table:style-name="ce18" table:formula="of:=IFERROR(__xludf.dummyfunction(&quot;join(&quot;&quot;-&quot;&quot;,filter(J56:W56,NOT(ISBLANK(J56:W56))))&quot;);&quot;color-orange-77&quot;)" office:value-type="string" office:string-value="color-orange-77" calcext:value-type="string">
            <text:p>color-orange-77</text:p>
          </table:table-cell>
          <table:table-cell table:style-name="ce40" office:value-type="string" calcext:value-type="string">
            <text:p>#f5ce93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orange</text:p>
          </table:table-cell>
          <table:table-cell table:style-name="ce52"/>
          <table:table-cell table:style-name="ce57" office:value-type="float" office:value="77" calcext:value-type="float">
            <text:p>77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88]; &quot;=&quot;&amp;[.E57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57})&quot;);&quot;&quot;)">
            <text:p/>
          </table:table-cell>
          <table:table-cell table:style-name="ce18" table:formula="of:=IFERROR(__xludf.dummyfunction(&quot;join(&quot;&quot;-&quot;&quot;,filter(J57:W57,NOT(ISBLANK(J57:W57))))&quot;);&quot;color-orange-67&quot;)" office:value-type="string" office:string-value="color-orange-67" calcext:value-type="string">
            <text:p>color-orange-67</text:p>
          </table:table-cell>
          <table:table-cell table:style-name="ce40" office:value-type="string" calcext:value-type="string">
            <text:p>#EBB76A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orange</text:p>
          </table:table-cell>
          <table:table-cell table:style-name="ce52"/>
          <table:table-cell table:style-name="ce57" office:value-type="float" office:value="67" calcext:value-type="float">
            <text:p>67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89]; &quot;=&quot;&amp;[.E58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58})&quot;);&quot;&quot;)">
            <text:p/>
          </table:table-cell>
          <table:table-cell table:style-name="ce18" table:formula="of:=IFERROR(__xludf.dummyfunction(&quot;join(&quot;&quot;-&quot;&quot;,filter(J58:W58,NOT(ISBLANK(J58:W58))))&quot;);&quot;color-orange-57&quot;)" office:value-type="string" office:string-value="color-orange-57" calcext:value-type="string">
            <text:p>color-orange-57</text:p>
          </table:table-cell>
          <table:table-cell table:style-name="ce40" office:value-type="string" calcext:value-type="string">
            <text:p>#E0A243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orange</text:p>
          </table:table-cell>
          <table:table-cell table:style-name="ce52"/>
          <table:table-cell table:style-name="ce57" office:value-type="float" office:value="57" calcext:value-type="float">
            <text:p>57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90]; &quot;=&quot;&amp;[.E59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59})&quot;);&quot;&quot;)">
            <text:p/>
          </table:table-cell>
          <table:table-cell table:style-name="ce18" table:formula="of:=IFERROR(__xludf.dummyfunction(&quot;join(&quot;&quot;-&quot;&quot;,filter(J59:W59,NOT(ISBLANK(J59:W59))))&quot;);&quot;color-orange-48&quot;)" office:value-type="string" office:string-value="color-orange-48" calcext:value-type="string">
            <text:p>color-orange-48</text:p>
          </table:table-cell>
          <table:table-cell table:style-name="ce40" office:value-type="string" calcext:value-type="string">
            <text:p>#D68D20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orange</text:p>
          </table:table-cell>
          <table:table-cell table:style-name="ce52"/>
          <table:table-cell table:style-name="ce57" office:value-type="float" office:value="48" calcext:value-type="float">
            <text:p>48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88]; &quot;=&quot;&amp;[.E60])" office:value-type="float" office:value="2" calcext:value-type="float">
            <text:p>2</text:p>
          </table:table-cell>
          <table:table-cell table:style-name="ce18" table:formula="of:=IFERROR(__xludf.dummyfunction(&quot;sparkline($D$2,{&quot;&quot;charttype&quot;&quot;,&quot;&quot;bar&quot;&quot;;&quot;&quot;color1&quot;&quot;,F60})&quot;);&quot;&quot;)">
            <text:p/>
          </table:table-cell>
          <table:table-cell table:style-name="ce18" table:formula="of:=IFERROR(__xludf.dummyfunction(&quot;join(&quot;&quot;-&quot;&quot;,filter(J60:W60,NOT(ISBLANK(J60:W60))))&quot;);&quot;color-orange-40&quot;)" office:value-type="string" office:string-value="color-orange-40" calcext:value-type="string">
            <text:p>color-orange-40</text:p>
          </table:table-cell>
          <table:table-cell table:style-name="ce40" office:value-type="string" calcext:value-type="string">
            <text:p>#cc7a00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orange</text:p>
          </table:table-cell>
          <table:table-cell table:style-name="ce52"/>
          <table:table-cell table:style-name="ce57" office:value-type="float" office:value="40" calcext:value-type="float">
            <text:p>4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89]; &quot;=&quot;&amp;[.E61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61})&quot;);&quot;&quot;)">
            <text:p/>
          </table:table-cell>
          <table:table-cell table:style-name="ce18" table:formula="of:=IFERROR(__xludf.dummyfunction(&quot;join(&quot;&quot;-&quot;&quot;,filter(J61:W61,NOT(ISBLANK(J61:W61))))&quot;);&quot;color-orange-35&quot;)" office:value-type="string" office:string-value="color-orange-35" calcext:value-type="string">
            <text:p>color-orange-35</text:p>
          </table:table-cell>
          <table:table-cell table:style-name="ce40" office:value-type="string" calcext:value-type="string">
            <text:p>#B36B00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orange</text:p>
          </table:table-cell>
          <table:table-cell table:style-name="ce52"/>
          <table:table-cell table:style-name="ce57" office:value-type="float" office:value="35" calcext:value-type="float">
            <text:p>35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90]; &quot;=&quot;&amp;[.E62])" office:value-type="float" office:value="2" calcext:value-type="float">
            <text:p>2</text:p>
          </table:table-cell>
          <table:table-cell table:style-name="ce18" table:formula="of:=IFERROR(__xludf.dummyfunction(&quot;sparkline($D$2,{&quot;&quot;charttype&quot;&quot;,&quot;&quot;bar&quot;&quot;;&quot;&quot;color1&quot;&quot;,F62})&quot;);&quot;&quot;)">
            <text:p/>
          </table:table-cell>
          <table:table-cell table:style-name="ce18" table:formula="of:=IFERROR(__xludf.dummyfunction(&quot;join(&quot;&quot;-&quot;&quot;,filter(J62:W62,NOT(ISBLANK(J62:W62))))&quot;);&quot;color-orange-30&quot;)" office:value-type="string" office:string-value="color-orange-30" calcext:value-type="string">
            <text:p>color-orange-30</text:p>
          </table:table-cell>
          <table:table-cell table:style-name="ce40" office:value-type="string" calcext:value-type="string">
            <text:p>#995C00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orange</text:p>
          </table:table-cell>
          <table:table-cell table:style-name="ce52"/>
          <table:table-cell table:style-name="ce57" office:value-type="float" office:value="30" calcext:value-type="float">
            <text:p>3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89]; &quot;=&quot;&amp;[.E63])" office:value-type="float" office:value="1" calcext:value-type="float">
            <text:p>1</text:p>
          </table:table-cell>
          <table:table-cell table:style-name="ce18" table:formula="of:=IFERROR(__xludf.dummyfunction(&quot;sparkline($D$2,{&quot;&quot;charttype&quot;&quot;,&quot;&quot;bar&quot;&quot;;&quot;&quot;color1&quot;&quot;,F63})&quot;);&quot;&quot;)">
            <text:p/>
          </table:table-cell>
          <table:table-cell table:style-name="ce18" table:formula="of:=IFERROR(__xludf.dummyfunction(&quot;join(&quot;&quot;-&quot;&quot;,filter(J63:W63,NOT(ISBLANK(J63:W63))))&quot;);&quot;color-orange-25&quot;)" office:value-type="string" office:string-value="color-orange-25" calcext:value-type="string">
            <text:p>color-orange-25</text:p>
          </table:table-cell>
          <table:table-cell table:style-name="ce40" office:value-type="string" calcext:value-type="string">
            <text:p>#804D00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orange</text:p>
          </table:table-cell>
          <table:table-cell table:style-name="ce52"/>
          <table:table-cell table:style-name="ce57" office:value-type="float" office:value="25" calcext:value-type="float">
            <text:p>25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90]; &quot;=&quot;&amp;[.E64])" office:value-type="float" office:value="2" calcext:value-type="float">
            <text:p>2</text:p>
          </table:table-cell>
          <table:table-cell table:style-name="ce18" table:formula="of:=IFERROR(__xludf.dummyfunction(&quot;sparkline($D$2,{&quot;&quot;charttype&quot;&quot;,&quot;&quot;bar&quot;&quot;;&quot;&quot;color1&quot;&quot;,F64})&quot;);&quot;&quot;)">
            <text:p/>
          </table:table-cell>
          <table:table-cell table:style-name="ce18" table:formula="of:=IFERROR(__xludf.dummyfunction(&quot;join(&quot;&quot;-&quot;&quot;,filter(J64:W64,NOT(ISBLANK(J64:W64))))&quot;);&quot;color-orange-20&quot;)" office:value-type="string" office:string-value="color-orange-20" calcext:value-type="string">
            <text:p>color-orange-20</text:p>
          </table:table-cell>
          <table:table-cell table:style-name="ce40" office:value-type="string" calcext:value-type="string">
            <text:p>#663D00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orange</text:p>
          </table:table-cell>
          <table:table-cell table:style-name="ce52"/>
          <table:table-cell table:style-name="ce57" office:value-type="float" office:value="20" calcext:value-type="float">
            <text:p>2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style-name="ce15" office:value-type="string" calcext:value-type="string">
            <text:p>🟢</text:p>
          </table:table-cell>
          <table:table-cell table:style-name="ce15" office:value-type="string" calcext:value-type="string">
            <text:p>🔵</text:p>
          </table:table-cell>
          <table:table-cell table:style-name="ce18" table:formula="of:=COUNTIF([.$G$2:.G682]; &quot;=&quot;&amp;[.E65])" office:value-type="float" office:value="1" calcext:value-type="float">
            <text:p>1</text:p>
          </table:table-cell>
          <table:table-cell table:style-name="ce18" table:formula="of:=IFERROR(__xludf.dummyfunction(&quot;sparkline($D$2,{&quot;&quot;charttype&quot;&quot;,&quot;&quot;bar&quot;&quot;;&quot;&quot;color1&quot;&quot;,F65})&quot;);&quot;&quot;)">
            <text:p/>
          </table:table-cell>
          <table:table-cell table:style-name="ce18" table:formula="of:=IFERROR(__xludf.dummyfunction(&quot;join(&quot;&quot;-&quot;&quot;,filter(J65:W65,NOT(ISBLANK(J65:W65))))&quot;);&quot;color-blue-97&quot;)" office:value-type="string" office:string-value="color-blue-97" calcext:value-type="string">
            <text:p>color-blue-97</text:p>
          </table:table-cell>
          <table:table-cell table:style-name="ce40" office:value-type="string" calcext:value-type="string">
            <text:p>#F2F7FC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blue</text:p>
          </table:table-cell>
          <table:table-cell table:style-name="ce52"/>
          <table:table-cell table:style-name="ce57" office:value-type="float" office:value="97" calcext:value-type="float">
            <text:p>97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style-name="ce15" office:value-type="string" calcext:value-type="string">
            <text:p>🟢</text:p>
          </table:table-cell>
          <table:table-cell table:style-name="ce15" office:value-type="string" calcext:value-type="string">
            <text:p>🔵</text:p>
          </table:table-cell>
          <table:table-cell table:style-name="ce18" table:formula="of:=COUNTIF([.$G$2:.G667]; &quot;=&quot;&amp;[.E66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66})&quot;);&quot;&quot;)">
            <text:p/>
          </table:table-cell>
          <table:table-cell table:style-name="ce18" table:formula="of:=IFERROR(__xludf.dummyfunction(&quot;join(&quot;&quot;-&quot;&quot;,filter(J66:W66,NOT(ISBLANK(J66:W66))))&quot;);&quot;color-blue-87&quot;)" office:value-type="string" office:string-value="color-blue-87" calcext:value-type="string">
            <text:p>color-blue-87</text:p>
          </table:table-cell>
          <table:table-cell table:style-name="ce40" office:value-type="string" calcext:value-type="string">
            <text:p>#bfdfff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blue</text:p>
          </table:table-cell>
          <table:table-cell table:style-name="ce52"/>
          <table:table-cell table:style-name="ce57" office:value-type="float" office:value="87" calcext:value-type="float">
            <text:p>87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style-name="ce15" office:value-type="string" calcext:value-type="string">
            <text:p>🟢</text:p>
          </table:table-cell>
          <table:table-cell table:style-name="ce15" office:value-type="string" calcext:value-type="string">
            <text:p>🔵</text:p>
          </table:table-cell>
          <table:table-cell table:style-name="ce18" table:formula="of:=COUNTIF([.$G$2:.G668]; &quot;=&quot;&amp;[.E67])" office:value-type="float" office:value="1" calcext:value-type="float">
            <text:p>1</text:p>
          </table:table-cell>
          <table:table-cell table:style-name="ce18" table:formula="of:=IFERROR(__xludf.dummyfunction(&quot;sparkline($D$2,{&quot;&quot;charttype&quot;&quot;,&quot;&quot;bar&quot;&quot;;&quot;&quot;color1&quot;&quot;,F67})&quot;);&quot;&quot;)">
            <text:p/>
          </table:table-cell>
          <table:table-cell table:style-name="ce18" table:formula="of:=IFERROR(__xludf.dummyfunction(&quot;join(&quot;&quot;-&quot;&quot;,filter(J67:W67,NOT(ISBLANK(J67:W67))))&quot;);&quot;color-blue-77&quot;)" office:value-type="string" office:string-value="color-blue-77" calcext:value-type="string">
            <text:p>color-blue-77</text:p>
          </table:table-cell>
          <table:table-cell table:style-name="ce40" office:value-type="string" calcext:value-type="string">
            <text:p>#93c4f5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blue</text:p>
          </table:table-cell>
          <table:table-cell table:style-name="ce52"/>
          <table:table-cell table:style-name="ce57" office:value-type="float" office:value="77" calcext:value-type="float">
            <text:p>77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style-name="ce15" office:value-type="string" calcext:value-type="string">
            <text:p>🟢</text:p>
          </table:table-cell>
          <table:table-cell table:style-name="ce15" office:value-type="string" calcext:value-type="string">
            <text:p>🔵</text:p>
          </table:table-cell>
          <table:table-cell table:style-name="ce18" table:formula="of:=COUNTIF([.$G$2:.G669]; &quot;=&quot;&amp;[.E68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68})&quot;);&quot;&quot;)">
            <text:p/>
          </table:table-cell>
          <table:table-cell table:style-name="ce18" table:formula="of:=IFERROR(__xludf.dummyfunction(&quot;join(&quot;&quot;-&quot;&quot;,filter(J68:W68,NOT(ISBLANK(J68:W68))))&quot;);&quot;color-blue-67&quot;)" office:value-type="string" office:string-value="color-blue-67" calcext:value-type="string">
            <text:p>color-blue-67</text:p>
          </table:table-cell>
          <table:table-cell table:style-name="ce40" office:value-type="string" calcext:value-type="string">
            <text:p>#6aaaeb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blue</text:p>
          </table:table-cell>
          <table:table-cell table:style-name="ce52"/>
          <table:table-cell table:style-name="ce57" office:value-type="float" office:value="67" calcext:value-type="float">
            <text:p>67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style-name="ce15" office:value-type="string" calcext:value-type="string">
            <text:p>🟢</text:p>
          </table:table-cell>
          <table:table-cell table:style-name="ce15" office:value-type="string" calcext:value-type="string">
            <text:p>🔵</text:p>
          </table:table-cell>
          <table:table-cell table:style-name="ce18" table:formula="of:=COUNTIF([.$G$2:.G670]; &quot;=&quot;&amp;[.E69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69})&quot;);&quot;&quot;)">
            <text:p/>
          </table:table-cell>
          <table:table-cell table:style-name="ce18" table:formula="of:=IFERROR(__xludf.dummyfunction(&quot;join(&quot;&quot;-&quot;&quot;,filter(J69:W69,NOT(ISBLANK(J69:W69))))&quot;);&quot;color-blue-57&quot;)" office:value-type="string" office:string-value="color-blue-57" calcext:value-type="string">
            <text:p>color-blue-57</text:p>
          </table:table-cell>
          <table:table-cell table:style-name="ce40" office:value-type="string" calcext:value-type="string">
            <text:p>#4392e0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blue</text:p>
          </table:table-cell>
          <table:table-cell table:style-name="ce52"/>
          <table:table-cell table:style-name="ce57" office:value-type="float" office:value="57" calcext:value-type="float">
            <text:p>57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style-name="ce15" office:value-type="string" calcext:value-type="string">
            <text:p>🟢</text:p>
          </table:table-cell>
          <table:table-cell table:style-name="ce15" office:value-type="string" calcext:value-type="string">
            <text:p>🔵</text:p>
          </table:table-cell>
          <table:table-cell table:style-name="ce18" table:formula="of:=COUNTIF([.$G$2:.G671]; &quot;=&quot;&amp;[.E70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70})&quot;);&quot;&quot;)">
            <text:p/>
          </table:table-cell>
          <table:table-cell table:style-name="ce18" table:formula="of:=IFERROR(__xludf.dummyfunction(&quot;join(&quot;&quot;-&quot;&quot;,filter(J70:W70,NOT(ISBLANK(J70:W70))))&quot;);&quot;color-blue-48&quot;)" office:value-type="string" office:string-value="color-blue-48" calcext:value-type="string">
            <text:p>color-blue-48</text:p>
          </table:table-cell>
          <table:table-cell table:style-name="ce40" office:value-type="string" calcext:value-type="string">
            <text:p>#207bd6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blue</text:p>
          </table:table-cell>
          <table:table-cell table:style-name="ce52"/>
          <table:table-cell table:style-name="ce57" office:value-type="float" office:value="48" calcext:value-type="float">
            <text:p>48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style-name="ce15" office:value-type="string" calcext:value-type="string">
            <text:p>🟢</text:p>
          </table:table-cell>
          <table:table-cell table:style-name="ce15" office:value-type="string" calcext:value-type="string">
            <text:p>🔵</text:p>
          </table:table-cell>
          <table:table-cell table:style-name="ce18" table:formula="of:=COUNTIF([.$G$2:.G674]; &quot;=&quot;&amp;[.E71])" office:value-type="float" office:value="1" calcext:value-type="float">
            <text:p>1</text:p>
          </table:table-cell>
          <table:table-cell table:style-name="ce18" table:formula="of:=IFERROR(__xludf.dummyfunction(&quot;sparkline($D$2,{&quot;&quot;charttype&quot;&quot;,&quot;&quot;bar&quot;&quot;;&quot;&quot;color1&quot;&quot;,F71})&quot;);&quot;&quot;)">
            <text:p/>
          </table:table-cell>
          <table:table-cell table:style-name="ce18" table:formula="of:=IFERROR(__xludf.dummyfunction(&quot;join(&quot;&quot;-&quot;&quot;,filter(J71:W71,NOT(ISBLANK(J71:W71))))&quot;);&quot;color-blue-40&quot;)" office:value-type="string" office:string-value="color-blue-40" calcext:value-type="string">
            <text:p>color-blue-40</text:p>
          </table:table-cell>
          <table:table-cell table:style-name="ce40" office:value-type="string" calcext:value-type="string">
            <text:p>#0066CC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blue</text:p>
          </table:table-cell>
          <table:table-cell table:style-name="ce52"/>
          <table:table-cell table:style-name="ce57" office:value-type="float" office:value="40" calcext:value-type="float">
            <text:p>4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style-name="ce15" office:value-type="string" calcext:value-type="string">
            <text:p>🟢</text:p>
          </table:table-cell>
          <table:table-cell table:style-name="ce15" office:value-type="string" calcext:value-type="string">
            <text:p>🔵</text:p>
          </table:table-cell>
          <table:table-cell table:style-name="ce18" table:formula="of:=COUNTIF([.$G$2:.G673]; &quot;=&quot;&amp;[.E72])" office:value-type="float" office:value="1" calcext:value-type="float">
            <text:p>1</text:p>
          </table:table-cell>
          <table:table-cell table:style-name="ce18" table:formula="of:=IFERROR(__xludf.dummyfunction(&quot;sparkline($D$2,{&quot;&quot;charttype&quot;&quot;,&quot;&quot;bar&quot;&quot;;&quot;&quot;color1&quot;&quot;,F72})&quot;);&quot;&quot;)">
            <text:p/>
          </table:table-cell>
          <table:table-cell table:style-name="ce18" table:formula="of:=IFERROR(__xludf.dummyfunction(&quot;join(&quot;&quot;-&quot;&quot;,filter(J72:W72,NOT(ISBLANK(J72:W72))))&quot;);&quot;color-blue-30&quot;)" office:value-type="string" office:string-value="color-blue-30" calcext:value-type="string">
            <text:p>color-blue-30</text:p>
          </table:table-cell>
          <table:table-cell table:style-name="ce40" office:value-type="string" calcext:value-type="string">
            <text:p>#004d99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blue</text:p>
          </table:table-cell>
          <table:table-cell table:style-name="ce52"/>
          <table:table-cell table:style-name="ce57" office:value-type="float" office:value="30" calcext:value-type="float">
            <text:p>3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style-name="ce15" office:value-type="string" calcext:value-type="string">
            <text:p>🟢</text:p>
          </table:table-cell>
          <table:table-cell table:style-name="ce15" office:value-type="string" calcext:value-type="string">
            <text:p>🔵</text:p>
          </table:table-cell>
          <table:table-cell table:style-name="ce18" table:formula="of:=COUNTIF([.$G$2:.G674]; &quot;=&quot;&amp;[.E73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73})&quot;);&quot;&quot;)">
            <text:p/>
          </table:table-cell>
          <table:table-cell table:style-name="ce18" table:formula="of:=IFERROR(__xludf.dummyfunction(&quot;join(&quot;&quot;-&quot;&quot;,filter(J73:W73,NOT(ISBLANK(J73:W73))))&quot;);&quot;color-blue-25&quot;)" office:value-type="string" office:string-value="color-blue-25" calcext:value-type="string">
            <text:p>color-blue-25</text:p>
          </table:table-cell>
          <table:table-cell table:style-name="ce40" office:value-type="string" calcext:value-type="string">
            <text:p>#004080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blue</text:p>
          </table:table-cell>
          <table:table-cell table:style-name="ce52"/>
          <table:table-cell table:style-name="ce57" office:value-type="float" office:value="25" calcext:value-type="float">
            <text:p>25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style-name="ce15" office:value-type="string" calcext:value-type="string">
            <text:p>🟢</text:p>
          </table:table-cell>
          <table:table-cell table:style-name="ce15" office:value-type="string" calcext:value-type="string">
            <text:p>🔵</text:p>
          </table:table-cell>
          <table:table-cell table:style-name="ce18" table:formula="of:=COUNTIF([.$G$2:.G675]; &quot;=&quot;&amp;[.E74])" office:value-type="float" office:value="1" calcext:value-type="float">
            <text:p>1</text:p>
          </table:table-cell>
          <table:table-cell table:style-name="ce18" table:formula="of:=IFERROR(__xludf.dummyfunction(&quot;sparkline($D$2,{&quot;&quot;charttype&quot;&quot;,&quot;&quot;bar&quot;&quot;;&quot;&quot;color1&quot;&quot;,F74})&quot;);&quot;&quot;)">
            <text:p/>
          </table:table-cell>
          <table:table-cell table:style-name="ce18" table:formula="of:=IFERROR(__xludf.dummyfunction(&quot;join(&quot;&quot;-&quot;&quot;,filter(J74:W74,NOT(ISBLANK(J74:W74))))&quot;);&quot;color-blue-20&quot;)" office:value-type="string" office:string-value="color-blue-20" calcext:value-type="string">
            <text:p>color-blue-20</text:p>
          </table:table-cell>
          <table:table-cell table:style-name="ce40" office:value-type="string" calcext:value-type="string">
            <text:p>#003366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blue</text:p>
          </table:table-cell>
          <table:table-cell table:style-name="ce52"/>
          <table:table-cell table:style-name="ce57" office:value-type="float" office:value="20" calcext:value-type="float">
            <text:p>2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style-name="ce15" office:value-type="string" calcext:value-type="string">
            <text:p>🟡</text:p>
          </table:table-cell>
          <table:table-cell table:style-name="ce15" office:value-type="string" calcext:value-type="string">
            <text:p>🔵</text:p>
          </table:table-cell>
          <table:table-cell table:style-name="ce18" table:formula="of:=COUNTIF([.$G$2:.G685]; &quot;=&quot;&amp;[.E75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75})&quot;);&quot;&quot;)">
            <text:p/>
          </table:table-cell>
          <table:table-cell table:style-name="ce18" table:formula="of:=IFERROR(__xludf.dummyfunction(&quot;join(&quot;&quot;-&quot;&quot;,filter(J75:W75,NOT(ISBLANK(J75:W75))))&quot;);&quot;color-firebrick-92&quot;)" office:value-type="string" office:string-value="color-firebrick-92" calcext:value-type="string">
            <text:p>color-firebrick-92</text:p>
          </table:table-cell>
          <table:table-cell table:style-name="ce40" office:value-type="string" calcext:value-type="string">
            <text:p>#F9DDDD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firebrick</text:p>
          </table:table-cell>
          <table:table-cell table:style-name="ce52"/>
          <table:table-cell table:style-name="ce57" office:value-type="float" office:value="92" calcext:value-type="float">
            <text:p>92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style-name="ce15" office:value-type="string" calcext:value-type="string">
            <text:p>🟡</text:p>
          </table:table-cell>
          <table:table-cell table:style-name="ce15" office:value-type="string" calcext:value-type="string">
            <text:p>🔵</text:p>
          </table:table-cell>
          <table:table-cell table:style-name="ce18" table:formula="of:=COUNTIF([.$G$2:.G686]; &quot;=&quot;&amp;[.E76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76})&quot;);&quot;&quot;)">
            <text:p/>
          </table:table-cell>
          <table:table-cell table:style-name="ce18" table:formula="of:=IFERROR(__xludf.dummyfunction(&quot;join(&quot;&quot;-&quot;&quot;,filter(J76:W76,NOT(ISBLANK(J76:W76))))&quot;);&quot;color-firebrick-86&quot;)" office:value-type="string" office:string-value="color-firebrick-86" calcext:value-type="string">
            <text:p>color-firebrick-86</text:p>
          </table:table-cell>
          <table:table-cell table:style-name="ce40" office:value-type="string" calcext:value-type="string">
            <text:p>#F5C3C3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firebrick</text:p>
          </table:table-cell>
          <table:table-cell table:style-name="ce52"/>
          <table:table-cell table:style-name="ce57" office:value-type="float" office:value="86" calcext:value-type="float">
            <text:p>86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style-name="ce15" office:value-type="string" calcext:value-type="string">
            <text:p>🟡</text:p>
          </table:table-cell>
          <table:table-cell table:style-name="ce15" office:value-type="string" calcext:value-type="string">
            <text:p>🔵</text:p>
          </table:table-cell>
          <table:table-cell table:style-name="ce18" table:formula="of:=COUNTIF([.$G$2:.G687]; &quot;=&quot;&amp;[.E77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77})&quot;);&quot;&quot;)">
            <text:p/>
          </table:table-cell>
          <table:table-cell table:style-name="ce18" table:formula="of:=IFERROR(__xludf.dummyfunction(&quot;join(&quot;&quot;-&quot;&quot;,filter(J77:W77,NOT(ISBLANK(J77:W77))))&quot;);&quot;color-firebrick-80&quot;)" office:value-type="string" office:string-value="color-firebrick-80" calcext:value-type="string">
            <text:p>color-firebrick-80</text:p>
          </table:table-cell>
          <table:table-cell table:style-name="ce40" office:value-type="string" calcext:value-type="string">
            <text:p>#F1A7A7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firebrick</text:p>
          </table:table-cell>
          <table:table-cell table:style-name="ce52"/>
          <table:table-cell table:style-name="ce57" office:value-type="float" office:value="80" calcext:value-type="float">
            <text:p>8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style-name="ce15" office:value-type="string" calcext:value-type="string">
            <text:p>🟡</text:p>
          </table:table-cell>
          <table:table-cell table:style-name="ce15" office:value-type="string" calcext:value-type="string">
            <text:p>🔵</text:p>
          </table:table-cell>
          <table:table-cell table:style-name="ce18" table:formula="of:=COUNTIF([.$G$2:.G688]; &quot;=&quot;&amp;[.E78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78})&quot;);&quot;&quot;)">
            <text:p/>
          </table:table-cell>
          <table:table-cell table:style-name="ce18" table:formula="of:=IFERROR(__xludf.dummyfunction(&quot;join(&quot;&quot;-&quot;&quot;,filter(J78:W78,NOT(ISBLANK(J78:W78))))&quot;);&quot;color-firebrick-75&quot;)" office:value-type="string" office:string-value="color-firebrick-75" calcext:value-type="string">
            <text:p>color-firebrick-75</text:p>
          </table:table-cell>
          <table:table-cell table:style-name="ce40" office:value-type="string" calcext:value-type="string">
            <text:p>#ED9191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firebrick</text:p>
          </table:table-cell>
          <table:table-cell table:style-name="ce52"/>
          <table:table-cell table:style-name="ce57" office:value-type="float" office:value="75" calcext:value-type="float">
            <text:p>75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style-name="ce15" office:value-type="string" calcext:value-type="string">
            <text:p>🟡</text:p>
          </table:table-cell>
          <table:table-cell table:style-name="ce15" office:value-type="string" calcext:value-type="string">
            <text:p>🔵</text:p>
          </table:table-cell>
          <table:table-cell table:style-name="ce18" table:formula="of:=COUNTIF([.$G$2:.G689]; &quot;=&quot;&amp;[.E79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79})&quot;);&quot;&quot;)">
            <text:p/>
          </table:table-cell>
          <table:table-cell table:style-name="ce18" table:formula="of:=IFERROR(__xludf.dummyfunction(&quot;join(&quot;&quot;-&quot;&quot;,filter(J79:W79,NOT(ISBLANK(J79:W79))))&quot;);&quot;color-firebrick-63&quot;)" office:value-type="string" office:string-value="color-firebrick-63" calcext:value-type="string">
            <text:p>color-firebrick-63</text:p>
          </table:table-cell>
          <table:table-cell table:style-name="ce40" office:value-type="string" calcext:value-type="string">
            <text:p>#E55E5E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firebrick</text:p>
          </table:table-cell>
          <table:table-cell table:style-name="ce52"/>
          <table:table-cell table:style-name="ce57" office:value-type="float" office:value="63" calcext:value-type="float">
            <text:p>63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style-name="ce15" office:value-type="string" calcext:value-type="string">
            <text:p>🟡</text:p>
          </table:table-cell>
          <table:table-cell table:style-name="ce15" office:value-type="string" calcext:value-type="string">
            <text:p>🔵</text:p>
          </table:table-cell>
          <table:table-cell table:style-name="ce18" table:formula="of:=COUNTIF([.$G$2:.G690]; &quot;=&quot;&amp;[.E80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80})&quot;);&quot;&quot;)">
            <text:p/>
          </table:table-cell>
          <table:table-cell table:style-name="ce18" table:formula="of:=IFERROR(__xludf.dummyfunction(&quot;join(&quot;&quot;-&quot;&quot;,filter(J80:W80,NOT(ISBLANK(J80:W80))))&quot;);&quot;color-firebrick-40&quot;)" office:value-type="string" office:string-value="color-firebrick-40" calcext:value-type="string">
            <text:p>color-firebrick-40</text:p>
          </table:table-cell>
          <table:table-cell table:style-name="ce40" office:value-type="string" calcext:value-type="string">
            <text:p>#AF1D1D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firebrick</text:p>
          </table:table-cell>
          <table:table-cell table:style-name="ce52"/>
          <table:table-cell table:style-name="ce57" office:value-type="float" office:value="40" calcext:value-type="float">
            <text:p>4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style-name="ce15" office:value-type="string" calcext:value-type="string">
            <text:p>🟡</text:p>
          </table:table-cell>
          <table:table-cell table:style-name="ce15" office:value-type="string" calcext:value-type="string">
            <text:p>🔵</text:p>
          </table:table-cell>
          <table:table-cell table:style-name="ce18" table:formula="of:=COUNTIF([.$G$2:.G691]; &quot;=&quot;&amp;[.E81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81})&quot;);&quot;&quot;)">
            <text:p/>
          </table:table-cell>
          <table:table-cell table:style-name="ce18" table:formula="of:=IFERROR(__xludf.dummyfunction(&quot;join(&quot;&quot;-&quot;&quot;,filter(J81:W81,NOT(ISBLANK(J81:W81))))&quot;);&quot;color-firebrick-32&quot;)" office:value-type="string" office:string-value="color-firebrick-32" calcext:value-type="string">
            <text:p>color-firebrick-32</text:p>
          </table:table-cell>
          <table:table-cell table:style-name="ce40" office:value-type="string" calcext:value-type="string">
            <text:p>#8C1717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firebrick</text:p>
          </table:table-cell>
          <table:table-cell table:style-name="ce52"/>
          <table:table-cell table:style-name="ce57" office:value-type="float" office:value="32" calcext:value-type="float">
            <text:p>32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style-name="ce15" office:value-type="string" calcext:value-type="string">
            <text:p>🟡</text:p>
          </table:table-cell>
          <table:table-cell table:style-name="ce15" office:value-type="string" calcext:value-type="string">
            <text:p>🔵</text:p>
          </table:table-cell>
          <table:table-cell table:style-name="ce18" table:formula="of:=COUNTIF([.$G$2:.G692]; &quot;=&quot;&amp;[.E82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82})&quot;);&quot;&quot;)">
            <text:p/>
          </table:table-cell>
          <table:table-cell table:style-name="ce18" table:formula="of:=IFERROR(__xludf.dummyfunction(&quot;join(&quot;&quot;-&quot;&quot;,filter(J82:W82,NOT(ISBLANK(J82:W82))))&quot;);&quot;color-firebrick-24&quot;)" office:value-type="string" office:string-value="color-firebrick-24" calcext:value-type="string">
            <text:p>color-firebrick-24</text:p>
          </table:table-cell>
          <table:table-cell table:style-name="ce40" office:value-type="string" calcext:value-type="string">
            <text:p>#691111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firebrick</text:p>
          </table:table-cell>
          <table:table-cell table:style-name="ce52"/>
          <table:table-cell table:style-name="ce57" office:value-type="float" office:value="24" calcext:value-type="float">
            <text:p>24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style-name="ce15" office:value-type="string" calcext:value-type="string">
            <text:p>🟡</text:p>
          </table:table-cell>
          <table:table-cell table:style-name="ce15" office:value-type="string" calcext:value-type="string">
            <text:p>🔵</text:p>
          </table:table-cell>
          <table:table-cell table:style-name="ce18" table:formula="of:=COUNTIF([.$G$2:.G693]; &quot;=&quot;&amp;[.E83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83})&quot;);&quot;&quot;)">
            <text:p/>
          </table:table-cell>
          <table:table-cell table:style-name="ce18" table:formula="of:=IFERROR(__xludf.dummyfunction(&quot;join(&quot;&quot;-&quot;&quot;,filter(J83:W83,NOT(ISBLANK(J83:W83))))&quot;);&quot;color-firebrick-16&quot;)" office:value-type="string" office:string-value="color-firebrick-16" calcext:value-type="string">
            <text:p>color-firebrick-16</text:p>
          </table:table-cell>
          <table:table-cell table:style-name="ce40" office:value-type="string" calcext:value-type="string">
            <text:p>#460C0C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firebrick</text:p>
          </table:table-cell>
          <table:table-cell table:style-name="ce52"/>
          <table:table-cell table:style-name="ce57" office:value-type="float" office:value="16" calcext:value-type="float">
            <text:p>16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91]; &quot;=&quot;&amp;[.E84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84})&quot;);&quot;&quot;)">
            <text:p/>
          </table:table-cell>
          <table:table-cell table:style-name="ce18" table:formula="of:=IFERROR(__xludf.dummyfunction(&quot;join(&quot;&quot;-&quot;&quot;,filter(J84:W84,NOT(ISBLANK(J84:W84))))&quot;);&quot;color-seagreen-92&quot;)" office:value-type="string" office:string-value="color-seagreen-92" calcext:value-type="string">
            <text:p>color-seagreen-92</text:p>
          </table:table-cell>
          <table:table-cell table:style-name="ce40" office:value-type="string" calcext:value-type="string">
            <text:p>#E1F2EC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seagreen</text:p>
          </table:table-cell>
          <table:table-cell table:style-name="ce52"/>
          <table:table-cell table:style-name="ce57" office:value-type="float" office:value="92" calcext:value-type="float">
            <text:p>92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92]; &quot;=&quot;&amp;[.E85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85})&quot;);&quot;&quot;)">
            <text:p/>
          </table:table-cell>
          <table:table-cell table:style-name="ce18" table:formula="of:=IFERROR(__xludf.dummyfunction(&quot;join(&quot;&quot;-&quot;&quot;,filter(J85:W85,NOT(ISBLANK(J85:W85))))&quot;);&quot;color-seagreen-84&quot;)" office:value-type="string" office:string-value="color-seagreen-84" calcext:value-type="string">
            <text:p>color-seagreen-84</text:p>
          </table:table-cell>
          <table:table-cell table:style-name="ce40" office:value-type="string" calcext:value-type="string">
            <text:p>#C8E4DB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1" office:value-type="string" calcext:value-type="string">
            <text:p>seagreen</text:p>
          </table:table-cell>
          <table:table-cell table:style-name="ce52"/>
          <table:table-cell table:style-name="ce57" office:value-type="float" office:value="84" calcext:value-type="float">
            <text:p>84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93]; &quot;=&quot;&amp;[.E86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86})&quot;);&quot;&quot;)">
            <text:p/>
          </table:table-cell>
          <table:table-cell table:style-name="ce18" table:formula="of:=IFERROR(__xludf.dummyfunction(&quot;join(&quot;&quot;-&quot;&quot;,filter(J86:W86,NOT(ISBLANK(J86:W86))))&quot;);&quot;color-seagreen-76&quot;)" office:value-type="string" office:string-value="color-seagreen-76" calcext:value-type="string">
            <text:p>color-seagreen-76</text:p>
          </table:table-cell>
          <table:table-cell table:style-name="ce40" office:value-type="string" calcext:value-type="string">
            <text:p>#AFD7CA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5" office:value-type="string" calcext:value-type="string">
            <text:p>seagreen</text:p>
          </table:table-cell>
          <table:table-cell table:style-name="ce52"/>
          <table:table-cell table:style-name="ce57" office:value-type="float" office:value="76" calcext:value-type="float">
            <text:p>76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94]; &quot;=&quot;&amp;[.E87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87})&quot;);&quot;&quot;)">
            <text:p/>
          </table:table-cell>
          <table:table-cell table:style-name="ce18" table:formula="of:=IFERROR(__xludf.dummyfunction(&quot;join(&quot;&quot;-&quot;&quot;,filter(J87:W87,NOT(ISBLANK(J87:W87))))&quot;);&quot;color-seagreen-69&quot;)" office:value-type="string" office:string-value="color-seagreen-69" calcext:value-type="string">
            <text:p>color-seagreen-69</text:p>
          </table:table-cell>
          <table:table-cell table:style-name="ce40" office:value-type="string" calcext:value-type="string">
            <text:p>#96CAB9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5" office:value-type="string" calcext:value-type="string">
            <text:p>seagreen</text:p>
          </table:table-cell>
          <table:table-cell table:style-name="ce52"/>
          <table:table-cell table:style-name="ce57" office:value-type="float" office:value="69" calcext:value-type="float">
            <text:p>69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95]; &quot;=&quot;&amp;[.E88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88})&quot;);&quot;&quot;)">
            <text:p/>
          </table:table-cell>
          <table:table-cell table:style-name="ce18" table:formula="of:=IFERROR(__xludf.dummyfunction(&quot;join(&quot;&quot;-&quot;&quot;,filter(J88:W88,NOT(ISBLANK(J88:W88))))&quot;);&quot;color-seagreen-54&quot;)" office:value-type="string" office:string-value="color-seagreen-54" calcext:value-type="string">
            <text:p>color-seagreen-54</text:p>
          </table:table-cell>
          <table:table-cell table:style-name="ce40" office:value-type="string" calcext:value-type="string">
            <text:p>#64AF96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5" office:value-type="string" calcext:value-type="string">
            <text:p>seagreen</text:p>
          </table:table-cell>
          <table:table-cell table:style-name="ce52"/>
          <table:table-cell table:style-name="ce57" office:value-type="float" office:value="54" calcext:value-type="float">
            <text:p>54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96]; &quot;=&quot;&amp;[.E89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89})&quot;);&quot;&quot;)">
            <text:p/>
          </table:table-cell>
          <table:table-cell table:style-name="ce18" table:formula="of:=IFERROR(__xludf.dummyfunction(&quot;join(&quot;&quot;-&quot;&quot;,filter(J89:W89,NOT(ISBLANK(J89:W89))))&quot;);&quot;color-seagreen-39&quot;)" office:value-type="string" office:string-value="color-seagreen-39" calcext:value-type="string">
            <text:p>color-seagreen-39</text:p>
          </table:table-cell>
          <table:table-cell table:style-name="ce40" office:value-type="string" calcext:value-type="string">
            <text:p>#329574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5" office:value-type="string" calcext:value-type="string">
            <text:p>seagreen</text:p>
          </table:table-cell>
          <table:table-cell table:style-name="ce52"/>
          <table:table-cell table:style-name="ce57" office:value-type="float" office:value="39" calcext:value-type="float">
            <text:p>39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97]; &quot;=&quot;&amp;[.E90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90})&quot;);&quot;&quot;)">
            <text:p/>
          </table:table-cell>
          <table:table-cell table:style-name="ce18" table:formula="of:=IFERROR(__xludf.dummyfunction(&quot;join(&quot;&quot;-&quot;&quot;,filter(J90:W90,NOT(ISBLANK(J90:W90))))&quot;);&quot;color-seagreen-24&quot;)" office:value-type="string" office:string-value="color-seagreen-24" calcext:value-type="string">
            <text:p>color-seagreen-24</text:p>
          </table:table-cell>
          <table:table-cell table:style-name="ce40" office:value-type="string" calcext:value-type="string">
            <text:p>#007A52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5" office:value-type="string" calcext:value-type="string">
            <text:p>seagreen</text:p>
          </table:table-cell>
          <table:table-cell table:style-name="ce52"/>
          <table:table-cell table:style-name="ce57" office:value-type="float" office:value="24" calcext:value-type="float">
            <text:p>24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98]; &quot;=&quot;&amp;[.E91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91})&quot;);&quot;&quot;)">
            <text:p/>
          </table:table-cell>
          <table:table-cell table:style-name="ce18" table:formula="of:=IFERROR(__xludf.dummyfunction(&quot;join(&quot;&quot;-&quot;&quot;,filter(J91:W91,NOT(ISBLANK(J91:W91))))&quot;);&quot;color-seagreen-19&quot;)" office:value-type="string" office:string-value="color-seagreen-19" calcext:value-type="string">
            <text:p>color-seagreen-19</text:p>
          </table:table-cell>
          <table:table-cell table:style-name="ce40" office:value-type="string" calcext:value-type="string">
            <text:p>#006242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5" office:value-type="string" calcext:value-type="string">
            <text:p>seagreen</text:p>
          </table:table-cell>
          <table:table-cell table:style-name="ce52"/>
          <table:table-cell table:style-name="ce57" office:value-type="float" office:value="19" calcext:value-type="float">
            <text:p>19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699]; &quot;=&quot;&amp;[.E92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92})&quot;);&quot;&quot;)">
            <text:p/>
          </table:table-cell>
          <table:table-cell table:style-name="ce18" table:formula="of:=IFERROR(__xludf.dummyfunction(&quot;join(&quot;&quot;-&quot;&quot;,filter(J92:W92,NOT(ISBLANK(J92:W92))))&quot;);&quot;color-seagreen-14&quot;)" office:value-type="string" office:string-value="color-seagreen-14" calcext:value-type="string">
            <text:p>color-seagreen-14</text:p>
          </table:table-cell>
          <table:table-cell table:style-name="ce40" office:value-type="string" calcext:value-type="string">
            <text:p>#004931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5" office:value-type="string" calcext:value-type="string">
            <text:p>seagreen</text:p>
          </table:table-cell>
          <table:table-cell table:style-name="ce52"/>
          <table:table-cell table:style-name="ce57" office:value-type="float" office:value="14" calcext:value-type="float">
            <text:p>14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formula="of:=COUNTIF([.$G$2:.G700]; &quot;=&quot;&amp;[.E93])" office:value-type="float" office:value="0" calcext:value-type="float">
            <text:p>0</text:p>
          </table:table-cell>
          <table:table-cell table:style-name="ce18" table:formula="of:=IFERROR(__xludf.dummyfunction(&quot;sparkline($D$2,{&quot;&quot;charttype&quot;&quot;,&quot;&quot;bar&quot;&quot;;&quot;&quot;color1&quot;&quot;,F93})&quot;);&quot;&quot;)">
            <text:p/>
          </table:table-cell>
          <table:table-cell table:style-name="ce18" table:formula="of:=IFERROR(__xludf.dummyfunction(&quot;join(&quot;&quot;-&quot;&quot;,filter(J93:W93,NOT(ISBLANK(J93:W93))))&quot;);&quot;color-seagreen-10&quot;)" office:value-type="string" office:string-value="color-seagreen-10" calcext:value-type="string">
            <text:p>color-seagreen-10</text:p>
          </table:table-cell>
          <table:table-cell table:style-name="ce40" office:value-type="string" calcext:value-type="string">
            <text:p>#003121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/>
          <table:table-cell table:style-name="ce55" office:value-type="string" calcext:value-type="string">
            <text:p>seagreen</text:p>
          </table:table-cell>
          <table:table-cell table:style-name="ce52"/>
          <table:table-cell table:style-name="ce57" office:value-type="float" office:value="10" calcext:value-type="float">
            <text:p>10</text:p>
          </table:table-cell>
          <table:table-cell table:style-name="ce52" table:number-columns-repeated="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22" office:value-type="string" calcext:value-type="string">
            <text:p>text</text:p>
          </table:table-cell>
          <table:table-cell table:style-name="ce40" table:formula="of:=IFERROR(__xludf.dummyfunction(&quot;join(&quot;&quot;-&quot;&quot;,filter(J94:W94,NOT(ISBLANK(J94:W94))))&quot;);&quot;font-size-1&quot;)" office:value-type="string" office:string-value="font-size-1" calcext:value-type="string">
            <text:p>font-size-1</text:p>
          </table:table-cell>
          <table:table-cell table:style-name="ce40" office:value-type="string" calcext:value-type="string">
            <text:p>14px 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 office:value-type="float" office:value="1" calcext:value-type="float">
            <text:p>1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23" office:value-type="string" calcext:value-type="string">
            <text:p>text</text:p>
          </table:table-cell>
          <table:table-cell table:style-name="ce40" table:formula="of:=IFERROR(__xludf.dummyfunction(&quot;join(&quot;&quot;-&quot;&quot;,filter(J95:W95,NOT(ISBLANK(J95:W95))))&quot;);&quot;font-size-2&quot;)" office:value-type="string" office:string-value="font-size-2" calcext:value-type="string">
            <text:p>font-size-2</text:p>
          </table:table-cell>
          <table:table-cell table:style-name="ce40" office:value-type="string" calcext:value-type="string">
            <text:p>16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 office:value-type="float" office:value="2" calcext:value-type="float">
            <text:p>2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24" office:value-type="string" calcext:value-type="string">
            <text:p>text</text:p>
          </table:table-cell>
          <table:table-cell table:style-name="ce40" table:formula="of:=IFERROR(__xludf.dummyfunction(&quot;join(&quot;&quot;-&quot;&quot;,filter(J96:W96,NOT(ISBLANK(J96:W96))))&quot;);&quot;font-size-3&quot;)" office:value-type="string" office:string-value="font-size-3" calcext:value-type="string">
            <text:p>font-size-3</text:p>
          </table:table-cell>
          <table:table-cell table:style-name="ce40" office:value-type="string" calcext:value-type="string">
            <text:p>18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 office:value-type="float" office:value="3" calcext:value-type="float">
            <text:p>3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25" office:value-type="string" calcext:value-type="string">
            <text:p>text</text:p>
          </table:table-cell>
          <table:table-cell table:style-name="ce40" table:formula="of:=IFERROR(__xludf.dummyfunction(&quot;join(&quot;&quot;-&quot;&quot;,filter(J97:W97,NOT(ISBLANK(J97:W97))))&quot;);&quot;font-size-4&quot;)" office:value-type="string" office:string-value="font-size-4" calcext:value-type="string">
            <text:p>font-size-4</text:p>
          </table:table-cell>
          <table:table-cell table:style-name="ce40" office:value-type="string" calcext:value-type="string">
            <text:p>20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 office:value-type="float" office:value="4" calcext:value-type="float">
            <text:p>4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26" office:value-type="string" calcext:value-type="string">
            <text:p>text</text:p>
          </table:table-cell>
          <table:table-cell table:style-name="ce40" table:formula="of:=IFERROR(__xludf.dummyfunction(&quot;join(&quot;&quot;-&quot;&quot;,filter(J98:W98,NOT(ISBLANK(J98:W98))))&quot;);&quot;font-size-5&quot;)" office:value-type="string" office:string-value="font-size-5" calcext:value-type="string">
            <text:p>font-size-5</text:p>
          </table:table-cell>
          <table:table-cell table:style-name="ce40" office:value-type="string" calcext:value-type="string">
            <text:p>24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 office:value-type="float" office:value="5" calcext:value-type="float">
            <text:p>5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27" office:value-type="string" calcext:value-type="string">
            <text:p>text</text:p>
          </table:table-cell>
          <table:table-cell table:style-name="ce40" table:formula="of:=IFERROR(__xludf.dummyfunction(&quot;join(&quot;&quot;-&quot;&quot;,filter(J99:W99,NOT(ISBLANK(J99:W99))))&quot;);&quot;font-size-6&quot;)" office:value-type="string" office:string-value="font-size-6" calcext:value-type="string">
            <text:p>font-size-6</text:p>
          </table:table-cell>
          <table:table-cell table:style-name="ce40" office:value-type="string" calcext:value-type="string">
            <text:p>28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 office:value-type="float" office:value="6" calcext:value-type="float">
            <text:p>6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28" office:value-type="string" calcext:value-type="string">
            <text:p>text</text:p>
          </table:table-cell>
          <table:table-cell table:style-name="ce40" table:formula="of:=IFERROR(__xludf.dummyfunction(&quot;join(&quot;&quot;-&quot;&quot;,filter(J100:W100,NOT(ISBLANK(J100:W100))))&quot;);&quot;font-size-7&quot;)" office:value-type="string" office:string-value="font-size-7" calcext:value-type="string">
            <text:p>font-size-7</text:p>
          </table:table-cell>
          <table:table-cell table:style-name="ce40" office:value-type="string" calcext:value-type="string">
            <text:p>32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 office:value-type="float" office:value="7" calcext:value-type="float">
            <text:p>7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29" office:value-type="string" calcext:value-type="string">
            <text:p>text</text:p>
          </table:table-cell>
          <table:table-cell table:style-name="ce40" table:formula="of:=IFERROR(__xludf.dummyfunction(&quot;join(&quot;&quot;-&quot;&quot;,filter(J101:W101,NOT(ISBLANK(J101:W101))))&quot;);&quot;font-size-8&quot;)" office:value-type="string" office:string-value="font-size-8" calcext:value-type="string">
            <text:p>font-size-8</text:p>
          </table:table-cell>
          <table:table-cell table:style-name="ce40" office:value-type="string" calcext:value-type="string">
            <text:p>40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 office:value-type="float" office:value="8" calcext:value-type="float">
            <text:p>8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0" office:value-type="string" calcext:value-type="string">
            <text:p>text</text:p>
          </table:table-cell>
          <table:table-cell table:style-name="ce40" table:formula="of:=IFERROR(__xludf.dummyfunction(&quot;join(&quot;&quot;-&quot;&quot;,filter(J102:W102,NOT(ISBLANK(J102:W102))))&quot;);&quot;font-size-9&quot;)" office:value-type="string" office:string-value="font-size-9" calcext:value-type="string">
            <text:p>font-size-9</text:p>
          </table:table-cell>
          <table:table-cell table:style-name="ce40" office:value-type="string" calcext:value-type="string">
            <text:p>48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 office:value-type="float" office:value="9" calcext:value-type="float">
            <text:p>9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1" office:value-type="string" calcext:value-type="string">
            <text:p>text</text:p>
          </table:table-cell>
          <table:table-cell table:style-name="ce40" table:formula="of:=IFERROR(__xludf.dummyfunction(&quot;join(&quot;&quot;-&quot;&quot;,filter(J103:W103,NOT(ISBLANK(J103:W103))))&quot;);&quot;font-size-10&quot;)" office:value-type="string" office:string-value="font-size-10" calcext:value-type="string">
            <text:p>font-size-10</text:p>
          </table:table-cell>
          <table:table-cell table:style-name="ce40" office:value-type="string" calcext:value-type="string">
            <text:p>56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 office:value-type="float" office:value="10" calcext:value-type="float">
            <text:p>10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2"/>
          <table:table-cell table:style-name="ce40" table:formula="of:=IFERROR(__xludf.dummyfunction(&quot;join(&quot;&quot;-&quot;&quot;,filter(J104:W104,NOT(ISBLANK(J104:W104))))&quot;);&quot;font-weight-extra-light&quot;)" office:value-type="string" office:string-value="font-weight-extra-light" calcext:value-type="string">
            <text:p>font-weight-extra-light</text:p>
          </table:table-cell>
          <table:table-cell table:style-name="ce40" table:formula="of:=[.S104]" office:value-type="string" office:string-value="extra-light" calcext:value-type="string">
            <text:p>extra-light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weight</text:p>
          </table:table-cell>
          <table:table-cell table:style-name="ce51" table:content-validation-name="val7" office:value-type="string" calcext:value-type="string">
            <text:p>extra-light</text:p>
          </table:table-cell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2"/>
          <table:table-cell table:style-name="ce40" table:formula="of:=IFERROR(__xludf.dummyfunction(&quot;join(&quot;&quot;-&quot;&quot;,filter(J105:W105,NOT(ISBLANK(J105:W105))))&quot;);&quot;font-weight-light&quot;)" office:value-type="string" office:string-value="font-weight-light" calcext:value-type="string">
            <text:p>font-weight-light</text:p>
          </table:table-cell>
          <table:table-cell table:style-name="ce40" table:formula="of:=[.S105]" office:value-type="string" office:string-value="light" calcext:value-type="string">
            <text:p>light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weight</text:p>
          </table:table-cell>
          <table:table-cell table:style-name="ce51" table:content-validation-name="val7" office:value-type="string" calcext:value-type="string">
            <text:p>light</text:p>
          </table:table-cell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2"/>
          <table:table-cell table:style-name="ce40" table:formula="of:=IFERROR(__xludf.dummyfunction(&quot;join(&quot;&quot;-&quot;&quot;,filter(J106:W106,NOT(ISBLANK(J106:W106))))&quot;);&quot;font-weight-regular&quot;)" office:value-type="string" office:string-value="font-weight-regular" calcext:value-type="string">
            <text:p>font-weight-regular</text:p>
          </table:table-cell>
          <table:table-cell table:style-name="ce40" table:formula="of:=[.S106]" office:value-type="string" office:string-value="regular" calcext:value-type="string">
            <text:p>regular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weight</text:p>
          </table:table-cell>
          <table:table-cell table:style-name="ce51" table:content-validation-name="val7" office:value-type="string" calcext:value-type="string">
            <text:p>regular</text:p>
          </table:table-cell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2"/>
          <table:table-cell table:style-name="ce40" table:formula="of:=IFERROR(__xludf.dummyfunction(&quot;join(&quot;&quot;-&quot;&quot;,filter(J107:W107,NOT(ISBLANK(J107:W107))))&quot;);&quot;font-weight-semibold&quot;)" office:value-type="string" office:string-value="font-weight-semibold" calcext:value-type="string">
            <text:p>font-weight-semibold</text:p>
          </table:table-cell>
          <table:table-cell table:style-name="ce40" table:formula="of:=[.S107]" office:value-type="string" office:string-value="semibold" calcext:value-type="string">
            <text:p>semibold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weight</text:p>
          </table:table-cell>
          <table:table-cell table:style-name="ce51" table:content-validation-name="val7" office:value-type="string" calcext:value-type="string">
            <text:p>semibold</text:p>
          </table:table-cell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3"/>
          <table:table-cell table:style-name="ce40" table:formula="of:=IFERROR(__xludf.dummyfunction(&quot;join(&quot;&quot;-&quot;&quot;,filter(J108:W108,NOT(ISBLANK(J108:W108))))&quot;);&quot;font-weight-bold&quot;)" office:value-type="string" office:string-value="font-weight-bold" calcext:value-type="string">
            <text:p>font-weight-bold</text:p>
          </table:table-cell>
          <table:table-cell table:style-name="ce40" table:formula="of:=[.S108]" office:value-type="string" office:string-value="bold" calcext:value-type="string">
            <text:p>bold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weight</text:p>
          </table:table-cell>
          <table:table-cell table:style-name="ce51" table:content-validation-name="val7" office:value-type="string" calcext:value-type="string">
            <text:p>bold</text:p>
          </table:table-cell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109:W109,NOT(ISBLANK(J109:W109))))&quot;);&quot;font-line-height-xxs&quot;)" office:value-type="string" office:string-value="font-line-height-xxs" calcext:value-type="string">
            <text:p>font-line-height-xxs</text:p>
          </table:table-cell>
          <table:table-cell table:style-name="ce40" office:value-type="string" calcext:value-type="string">
            <text:p>16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 office:value-type="string" calcext:value-type="string">
            <text:p>xxs</text:p>
          </table:table-cell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110:W110,NOT(ISBLANK(J110:W110))))&quot;);&quot;font-line-height-xs&quot;)" office:value-type="string" office:string-value="font-line-height-xs" calcext:value-type="string">
            <text:p>font-line-height-xs</text:p>
          </table:table-cell>
          <table:table-cell table:style-name="ce40" office:value-type="string" calcext:value-type="string">
            <text:p>24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 office:value-type="string" calcext:value-type="string">
            <text:p>xs</text:p>
          </table:table-cell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111:W111,NOT(ISBLANK(J111:W111))))&quot;);&quot;font-line-height-s&quot;)" office:value-type="string" office:string-value="font-line-height-s" calcext:value-type="string">
            <text:p>font-line-height-s</text:p>
          </table:table-cell>
          <table:table-cell table:style-name="ce40" office:value-type="string" calcext:value-type="string">
            <text:p>28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 office:value-type="string" calcext:value-type="string">
            <text:p>s</text:p>
          </table:table-cell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112:W112,NOT(ISBLANK(J112:W112))))&quot;);&quot;font-line-height-m&quot;)" office:value-type="string" office:string-value="font-line-height-m" calcext:value-type="string">
            <text:p>font-line-height-m</text:p>
          </table:table-cell>
          <table:table-cell table:style-name="ce40" office:value-type="string" calcext:value-type="string">
            <text:p>32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 office:value-type="string" calcext:value-type="string">
            <text:p>m</text:p>
          </table:table-cell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113:W113,NOT(ISBLANK(J113:W113))))&quot;);&quot;font-line-height-l&quot;)" office:value-type="string" office:string-value="font-line-height-l" calcext:value-type="string">
            <text:p>font-line-height-l</text:p>
          </table:table-cell>
          <table:table-cell table:style-name="ce40" office:value-type="string" calcext:value-type="string">
            <text:p>40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 office:value-type="string" calcext:value-type="string">
            <text:p>l</text:p>
          </table:table-cell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114:W114,NOT(ISBLANK(J114:W114))))&quot;);&quot;font-line-height-xl&quot;)" office:value-type="string" office:string-value="font-line-height-xl" calcext:value-type="string">
            <text:p>font-line-height-xl</text:p>
          </table:table-cell>
          <table:table-cell table:style-name="ce40" office:value-type="string" calcext:value-type="string">
            <text:p>48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 office:value-type="string" calcext:value-type="string">
            <text:p>xl</text:p>
          </table:table-cell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115:W115,NOT(ISBLANK(J115:W115))))&quot;);&quot;font-line-height-xxl&quot;)" office:value-type="string" office:string-value="font-line-height-xxl" calcext:value-type="string">
            <text:p>font-line-height-xxl</text:p>
          </table:table-cell>
          <table:table-cell table:style-name="ce40" office:value-type="string" calcext:value-type="string">
            <text:p>56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 office:value-type="string" calcext:value-type="string">
            <text:p>xxl</text:p>
          </table:table-cell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116:W116,NOT(ISBLANK(J116:W116))))&quot;);&quot;font-tracking-normal&quot;)" office:value-type="string" office:string-value="font-tracking-normal" calcext:value-type="string">
            <text:p>font-tracking-normal</text:p>
          </table:table-cell>
          <table:table-cell table:style-name="ce41" office:value-type="string" calcext:value-type="string">
            <text:p>0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tracking</text:p>
          </table:table-cell>
          <table:table-cell table:style-name="ce51" table:content-validation-name="val7" office:value-type="string" calcext:value-type="string">
            <text:p>normal</text:p>
          </table:table-cell>
          <table:table-cell table:style-name="ce52" table:content-validation-name="val9"/>
          <table:table-cell table:style-name="ce57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117:W117,NOT(ISBLANK(J117:W117))))&quot;);&quot;font-tracking-short&quot;)" office:value-type="string" office:string-value="font-tracking-short" calcext:value-type="string">
            <text:p>font-tracking-short</text:p>
          </table:table-cell>
          <table:table-cell table:style-name="ce41" office:value-type="string" calcext:value-type="string">
            <text:p>-1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tracking</text:p>
          </table:table-cell>
          <table:table-cell table:style-name="ce51" table:content-validation-name="val7" office:value-type="string" calcext:value-type="string">
            <text:p>short</text:p>
          </table:table-cell>
          <table:table-cell table:style-name="ce52" table:content-validation-name="val9"/>
          <table:table-cell table:style-name="ce57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118:W118,NOT(ISBLANK(J118:W118))))&quot;);&quot;font-tracking-narrow&quot;)" office:value-type="string" office:string-value="font-tracking-narrow" calcext:value-type="string">
            <text:p>font-tracking-narrow</text:p>
          </table:table-cell>
          <table:table-cell table:style-name="ce41" office:value-type="string" calcext:value-type="string">
            <text:p>-1.3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tracking</text:p>
          </table:table-cell>
          <table:table-cell table:style-name="ce51" table:content-validation-name="val7" office:value-type="string" calcext:value-type="string">
            <text:p>narrow</text:p>
          </table:table-cell>
          <table:table-cell table:style-name="ce52" table:content-validation-name="val9"/>
          <table:table-cell table:style-name="ce57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119:W119,NOT(ISBLANK(J119:W119))))&quot;);&quot;font-tracking-tight&quot;)" office:value-type="string" office:string-value="font-tracking-tight" calcext:value-type="string">
            <text:p>font-tracking-tight</text:p>
          </table:table-cell>
          <table:table-cell table:style-name="ce41" office:value-type="string" calcext:value-type="string">
            <text:p>-2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tracking</text:p>
          </table:table-cell>
          <table:table-cell table:style-name="ce51" table:content-validation-name="val7" office:value-type="string" calcext:value-type="string">
            <text:p>tight</text:p>
          </table:table-cell>
          <table:table-cell table:style-name="ce52" table:content-validation-name="val9"/>
          <table:table-cell table:style-name="ce57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120:W120,NOT(ISBLANK(J120:W120))))&quot;);&quot;font-sans&quot;)" office:value-type="string" office:string-value="font-sans" calcext:value-type="string">
            <text:p>font-sans</text:p>
          </table:table-cell>
          <table:table-cell table:style-name="ce41" office:value-type="string" calcext:value-type="string">
            <text:p>Titillium Web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sans</text:p>
          </table:table-cell>
          <table:table-cell table:style-name="ce52" table:content-validation-name="val9"/>
          <table:table-cell table:style-name="ce57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121:W121,NOT(ISBLANK(J121:W121))))&quot;);&quot;font-sans-italic&quot;)" office:value-type="string" office:string-value="font-sans-italic" calcext:value-type="string">
            <text:p>font-sans-italic</text:p>
          </table:table-cell>
          <table:table-cell table:style-name="ce41" office:value-type="string" calcext:value-type="string">
            <text:p>Titillium Web Italic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sans-italic</text:p>
          </table:table-cell>
          <table:table-cell table:style-name="ce52" table:content-validation-name="val9"/>
          <table:table-cell table:style-name="ce57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122:W122,NOT(ISBLANK(J122:W122))))&quot;);&quot;font-serif&quot;)" office:value-type="string" office:string-value="font-serif" calcext:value-type="string">
            <text:p>font-serif</text:p>
          </table:table-cell>
          <table:table-cell table:style-name="ce41" office:value-type="string" calcext:value-type="string">
            <text:p>Lora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serif</text:p>
          </table:table-cell>
          <table:table-cell table:style-name="ce52" table:content-validation-name="val9"/>
          <table:table-cell table:style-name="ce57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123:W123,NOT(ISBLANK(J123:W123))))&quot;);&quot;font-serif-italic&quot;)" office:value-type="string" office:string-value="font-serif-italic" calcext:value-type="string">
            <text:p>font-serif-italic</text:p>
          </table:table-cell>
          <table:table-cell table:style-name="ce41" office:value-type="string" calcext:value-type="string">
            <text:p>Lora Italic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serif-italic</text:p>
          </table:table-cell>
          <table:table-cell table:style-name="ce52" table:content-validation-name="val9"/>
          <table:table-cell table:style-name="ce57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124:W124,NOT(ISBLANK(J124:W124))))&quot;);&quot;font-mono&quot;)" office:value-type="string" office:string-value="font-mono" calcext:value-type="string">
            <text:p>font-mono</text:p>
          </table:table-cell>
          <table:table-cell table:style-name="ce41" office:value-type="string" calcext:value-type="string">
            <text:p>Roboto Mono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mono</text:p>
          </table:table-cell>
          <table:table-cell table:style-name="ce52" table:content-validation-name="val9"/>
          <table:table-cell table:style-name="ce57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125:W125,NOT(ISBLANK(J125:W125))))&quot;);&quot;spacing-xxs&quot;)" office:value-type="string" office:string-value="spacing-xxs" calcext:value-type="string">
            <text:p>spacing-xxs</text:p>
          </table:table-cell>
          <table:table-cell table:style-name="ce40" office:value-type="string" calcext:value-type="string">
            <text:p>4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pacing</text:p>
          </table:table-cell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xxs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126:W126,NOT(ISBLANK(J126:W126))))&quot;);&quot;spacing-xs&quot;)" office:value-type="string" office:string-value="spacing-xs" calcext:value-type="string">
            <text:p>spacing-xs</text:p>
          </table:table-cell>
          <table:table-cell table:style-name="ce40" office:value-type="string" calcext:value-type="string">
            <text:p>8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pacing</text:p>
          </table:table-cell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xs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127:W127,NOT(ISBLANK(J127:W127))))&quot;);&quot;spacing-s&quot;)" office:value-type="string" office:string-value="spacing-s" calcext:value-type="string">
            <text:p>spacing-s</text:p>
          </table:table-cell>
          <table:table-cell table:style-name="ce40" office:value-type="string" calcext:value-type="string">
            <text:p>16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pacing</text:p>
          </table:table-cell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s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128:W128,NOT(ISBLANK(J128:W128))))&quot;);&quot;spacing-m&quot;)" office:value-type="string" office:string-value="spacing-m" calcext:value-type="string">
            <text:p>spacing-m</text:p>
          </table:table-cell>
          <table:table-cell table:style-name="ce40" office:value-type="string" calcext:value-type="string">
            <text:p>24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pacing</text:p>
          </table:table-cell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m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129:W129,NOT(ISBLANK(J129:W129))))&quot;);&quot;spacing-l&quot;)" office:value-type="string" office:string-value="spacing-l" calcext:value-type="string">
            <text:p>spacing-l</text:p>
          </table:table-cell>
          <table:table-cell table:style-name="ce40" office:value-type="string" calcext:value-type="string">
            <text:p>32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pacing</text:p>
          </table:table-cell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l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130:W130,NOT(ISBLANK(J130:W130))))&quot;);&quot;spacing-xl&quot;)" office:value-type="string" office:string-value="spacing-xl" calcext:value-type="string">
            <text:p>spacing-xl</text:p>
          </table:table-cell>
          <table:table-cell table:style-name="ce40" office:value-type="string" calcext:value-type="string">
            <text:p>40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pacing</text:p>
          </table:table-cell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xl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131:W131,NOT(ISBLANK(J131:W131))))&quot;);&quot;spacing-xxl&quot;)" office:value-type="string" office:string-value="spacing-xxl" calcext:value-type="string">
            <text:p>spacing-xxl</text:p>
          </table:table-cell>
          <table:table-cell table:style-name="ce40" office:value-type="string" calcext:value-type="string">
            <text:p>48px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pacing</text:p>
          </table:table-cell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xxl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132:W132,NOT(ISBLANK(J132:W132))))&quot;);&quot;sizing-s&quot;)" office:value-type="string" office:string-value="sizing-s" calcext:value-type="string">
            <text:p>sizing-s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izing</text:p>
          </table:table-cell>
          <table:table-cell table:style-name="ce51" table:content-validation-name="val6"/>
          <table:table-cell table:style-name="ce56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s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133:W133,NOT(ISBLANK(J133:W133))))&quot;);&quot;sizing-m&quot;)" office:value-type="string" office:string-value="sizing-m" calcext:value-type="string">
            <text:p>sizing-m</text:p>
          </table:table-cell>
          <table:table-cell table:style-name="ce42" office:value-type="percentage" office:value="0.5" calcext:value-type="percentage">
            <text:p>50%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izing</text:p>
          </table:table-cell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m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134:W134,NOT(ISBLANK(J134:W134))))&quot;);&quot;sizing-l&quot;)" office:value-type="string" office:string-value="sizing-l" calcext:value-type="string">
            <text:p>sizing-l</text:p>
          </table:table-cell>
          <table:table-cell table:style-name="ce42" office:value-type="percentage" office:value="0.75" calcext:value-type="percentage">
            <text:p>75%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izing</text:p>
          </table:table-cell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l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135:W135,NOT(ISBLANK(J135:W135))))&quot;);&quot;sizing-xl&quot;)" office:value-type="string" office:string-value="sizing-xl" calcext:value-type="string">
            <text:p>sizing-xl</text:p>
          </table:table-cell>
          <table:table-cell table:style-name="ce42" office:value-type="percentage" office:value="1" calcext:value-type="percentage">
            <text:p>100%</text:p>
          </table:table-cell>
          <table:table-cell table:style-name="ce21" table:number-columns-repeated="2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izing</text:p>
          </table:table-cell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xl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136:W136,NOT(ISBLANK(J136:W136))))&quot;);&quot;radius-smooth&quot;)" office:value-type="string" office:string-value="radius-smooth" calcext:value-type="string">
            <text:p>radius-smooth</text:p>
          </table:table-cell>
          <table:table-cell table:style-name="ce43" office:value-type="string" calcext:value-type="string">
            <text:p>4px</text:p>
          </table:table-cell>
          <table:table-cell table:style-name="ce48"/>
          <table:table-cell table:style-name="ce21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radius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smooth</text:p>
          </table:table-cell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137:W137,NOT(ISBLANK(J137:W137))))&quot;);&quot;radius-circle&quot;)" office:value-type="string" office:string-value="radius-circle" calcext:value-type="string">
            <text:p>radius-circle</text:p>
          </table:table-cell>
          <table:table-cell table:style-name="ce44" office:value-type="percentage" office:value="0.5" calcext:value-type="percentage">
            <text:p>50%</text:p>
          </table:table-cell>
          <table:table-cell table:style-name="ce48"/>
          <table:table-cell table:style-name="ce21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radius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circle</text:p>
          </table:table-cell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138:W138,NOT(ISBLANK(J138:W138))))&quot;);&quot;radius-rounded&quot;)" office:value-type="string" office:string-value="radius-rounded" calcext:value-type="string">
            <text:p>radius-rounded</text:p>
          </table:table-cell>
          <table:table-cell table:style-name="ce43" office:value-type="string" calcext:value-type="string">
            <text:p>40px</text:p>
          </table:table-cell>
          <table:table-cell table:style-name="ce48"/>
          <table:table-cell table:style-name="ce21"/>
          <table:table-cell table:style-name="ce51" office:value-type="string" calcext:value-type="string">
            <text:p>global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radius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rounded</text:p>
          </table:table-cell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style-name="ce15" table:number-columns-repeated="2"/>
          <table:table-cell table:style-name="ce18"/>
          <table:table-cell table:style-name="ce34"/>
          <table:table-cell table:style-name="ce40"/>
          <table:table-cell table:style-name="ce18"/>
          <table:table-cell table:style-name="ce21" table:number-columns-repeated="2"/>
          <table:table-cell table:style-name="ce51"/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/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7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🟣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40})&quot;);&quot;&quot;)">
            <text:p/>
          </table:table-cell>
          <table:table-cell table:style-name="ce18" table:formula="of:=IFERROR(__xludf.dummyfunction(&quot;join(&quot;&quot;-&quot;&quot;,filter(J140:W140,NOT(ISBLANK(J140:W140))))&quot;);&quot;theme-color-lighter&quot;)" office:value-type="string" office:string-value="theme-color-lighter" calcext:value-type="string">
            <text:p>theme-color-lighter</text:p>
          </table:table-cell>
          <table:table-cell table:style-name="ce18" table:formula="of:=[.H140]" office:value-type="string" office:string-value="#F2F7FC" calcext:value-type="string">
            <text:p>#F2F7FC</text:p>
          </table:table-cell>
          <table:table-cell table:style-name="ce21" table:formula="of:=[.E65]" office:value-type="string" office:string-value="color-blue-97" calcext:value-type="string">
            <text:p>color-blue-97</text:p>
          </table:table-cell>
          <table:table-cell table:style-name="ce21" table:formula="of:=VLOOKUP([.G140];[.E$1:.F$1048576];2;0)" office:value-type="string" office:string-value="#F2F7FC" calcext:value-type="string">
            <text:p>#F2F7FC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 office:value-type="string" calcext:value-type="string">
            <text:p>theme</text:p>
          </table:table-cell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lighter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🟣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41})&quot;);&quot;&quot;)">
            <text:p/>
          </table:table-cell>
          <table:table-cell table:style-name="ce18" table:formula="of:=IFERROR(__xludf.dummyfunction(&quot;join(&quot;&quot;-&quot;&quot;,filter(J141:W141,NOT(ISBLANK(J141:W141))))&quot;);&quot;theme-color-light&quot;)" office:value-type="string" office:string-value="theme-color-light" calcext:value-type="string">
            <text:p>theme-color-light</text:p>
          </table:table-cell>
          <table:table-cell table:style-name="ce18" table:formula="of:=[.H141]" office:value-type="string" office:string-value="#93c4f5" calcext:value-type="string">
            <text:p>#93c4f5</text:p>
          </table:table-cell>
          <table:table-cell table:style-name="ce21" table:formula="of:=[.E67]" office:value-type="string" office:string-value="color-blue-77" calcext:value-type="string">
            <text:p>color-blue-77</text:p>
          </table:table-cell>
          <table:table-cell table:style-name="ce21" table:formula="of:=VLOOKUP([.G141];[.E$1:.F$1048576];2;0)" office:value-type="string" office:string-value="#93c4f5" calcext:value-type="string">
            <text:p>#93c4f5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 office:value-type="string" calcext:value-type="string">
            <text:p>theme</text:p>
          </table:table-cell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light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🟣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42})&quot;);&quot;&quot;)">
            <text:p/>
          </table:table-cell>
          <table:table-cell table:style-name="ce18" table:formula="of:=IFERROR(__xludf.dummyfunction(&quot;join(&quot;&quot;-&quot;&quot;,filter(J142:W142,NOT(ISBLANK(J142:W142))))&quot;);&quot;theme-color-base&quot;)" office:value-type="string" office:string-value="theme-color-base" calcext:value-type="string">
            <text:p>theme-color-base</text:p>
          </table:table-cell>
          <table:table-cell table:style-name="ce18" table:formula="of:=[.H142]" office:value-type="string" office:string-value="#0066CC" calcext:value-type="string">
            <text:p>#0066CC</text:p>
          </table:table-cell>
          <table:table-cell table:style-name="ce21" table:formula="of:=[.E71]" office:value-type="string" office:string-value="color-blue-40" calcext:value-type="string">
            <text:p>color-blue-40</text:p>
          </table:table-cell>
          <table:table-cell table:style-name="ce21" table:formula="of:=VLOOKUP([.G142];[.E$1:.F$1048576];2;0)" office:value-type="string" office:string-value="#0066CC" calcext:value-type="string">
            <text:p>#0066CC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 office:value-type="string" calcext:value-type="string">
            <text:p>theme</text:p>
          </table:table-cell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base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🟣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43})&quot;);&quot;&quot;)">
            <text:p/>
          </table:table-cell>
          <table:table-cell table:style-name="ce18" table:formula="of:=IFERROR(__xludf.dummyfunction(&quot;join(&quot;&quot;-&quot;&quot;,filter(J143:W143,NOT(ISBLANK(J143:W143))))&quot;);&quot;theme-color-dark&quot;)" office:value-type="string" office:string-value="theme-color-dark" calcext:value-type="string">
            <text:p>theme-color-dark</text:p>
          </table:table-cell>
          <table:table-cell table:style-name="ce18" table:formula="of:=[.H143]" office:value-type="string" office:string-value="#004d99" calcext:value-type="string">
            <text:p>#004d99</text:p>
          </table:table-cell>
          <table:table-cell table:style-name="ce21" table:formula="of:=[.E72]" office:value-type="string" office:string-value="color-blue-30" calcext:value-type="string">
            <text:p>color-blue-30</text:p>
          </table:table-cell>
          <table:table-cell table:style-name="ce21" table:formula="of:=VLOOKUP([.G143];[.E$1:.F$1048576];2;0)" office:value-type="string" office:string-value="#004d99" calcext:value-type="string">
            <text:p>#004d99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 office:value-type="string" calcext:value-type="string">
            <text:p>theme</text:p>
          </table:table-cell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dark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🟣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44})&quot;);&quot;&quot;)">
            <text:p/>
          </table:table-cell>
          <table:table-cell table:style-name="ce18" table:formula="of:=IFERROR(__xludf.dummyfunction(&quot;join(&quot;&quot;-&quot;&quot;,filter(J144:W144,NOT(ISBLANK(J144:W144))))&quot;);&quot;theme-color-darker&quot;)" office:value-type="string" office:string-value="theme-color-darker" calcext:value-type="string">
            <text:p>theme-color-darker</text:p>
          </table:table-cell>
          <table:table-cell table:style-name="ce18" table:formula="of:=[.H144]" office:value-type="string" office:string-value="#003366" calcext:value-type="string">
            <text:p>#003366</text:p>
          </table:table-cell>
          <table:table-cell table:style-name="ce21" table:formula="of:=[.E74]" office:value-type="string" office:string-value="color-blue-20" calcext:value-type="string">
            <text:p>color-blue-20</text:p>
          </table:table-cell>
          <table:table-cell table:style-name="ce21" table:formula="of:=VLOOKUP([.G144];[.E$1:.F$1048576];2;0)" office:value-type="string" office:string-value="#003366" calcext:value-type="string">
            <text:p>#003366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 office:value-type="string" calcext:value-type="string">
            <text:p>theme</text:p>
          </table:table-cell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darker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style-name="ce15" table:number-columns-repeated="2"/>
          <table:table-cell table:style-name="ce18" table:number-columns-repeated="4"/>
          <table:table-cell table:style-name="ce21" table:number-columns-repeated="2"/>
          <table:table-cell table:style-name="ce51"/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1"/>
          <table:table-cell table:style-name="ce51" table:content-validation-name="val5"/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46})&quot;);&quot;&quot;)">
            <text:p/>
          </table:table-cell>
          <table:table-cell table:style-name="ce18" table:formula="of:=IFERROR(__xludf.dummyfunction(&quot;join(&quot;&quot;-&quot;&quot;,filter(J146:W146,NOT(ISBLANK(J146:W146))))&quot;);&quot;color-background-primary&quot;)" office:value-type="string" office:string-value="color-background-primary" calcext:value-type="string">
            <text:p>color-background-primary</text:p>
          </table:table-cell>
          <table:table-cell table:style-name="ce18" table:formula="of:=[.H146]" office:value-type="string" office:string-value="#0066CC" calcext:value-type="string">
            <text:p>#0066CC</text:p>
          </table:table-cell>
          <table:table-cell table:style-name="ce21" table:formula="of:=[.E142]" office:value-type="string" office:string-value="theme-color-base" calcext:value-type="string">
            <text:p>theme-color-base</text:p>
          </table:table-cell>
          <table:table-cell table:style-name="ce21" table:formula="of:=VLOOKUP([.G146];[.E$1:.F$1048576];2;0)" office:value-type="string" office:string-value="#0066CC" calcext:value-type="string">
            <text:p>#0066CC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 office:value-type="string" calcext:value-type="string">
            <text:p>primary</text:p>
          </table:table-cell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47})&quot;);&quot;&quot;)">
            <text:p/>
          </table:table-cell>
          <table:table-cell table:style-name="ce18" table:formula="of:=IFERROR(__xludf.dummyfunction(&quot;join(&quot;&quot;-&quot;&quot;,filter(J147:W147,NOT(ISBLANK(J147:W147))))&quot;);&quot;color-background-primary-hover&quot;)" office:value-type="string" office:string-value="color-background-primary-hover" calcext:value-type="string">
            <text:p>color-background-primary-hover</text:p>
          </table:table-cell>
          <table:table-cell table:style-name="ce18" table:formula="of:=[.H147]" office:value-type="string" office:string-value="#004d99" calcext:value-type="string">
            <text:p>#004d99</text:p>
          </table:table-cell>
          <table:table-cell table:style-name="ce21" table:formula="of:=[.E143]" office:value-type="string" office:string-value="theme-color-dark" calcext:value-type="string">
            <text:p>theme-color-dark</text:p>
          </table:table-cell>
          <table:table-cell table:style-name="ce21" table:formula="of:=VLOOKUP([.G147];[.E$1:.F$1048576];2;0)" office:value-type="string" office:string-value="#004d99" calcext:value-type="string">
            <text:p>#004d99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 office:value-type="string" calcext:value-type="string">
            <text:p>primary</text:p>
          </table:table-cell>
          <table:table-cell table:style-name="ce52" table:content-validation-name="val9"/>
          <table:table-cell table:style-name="ce51" table:content-validation-name="val10"/>
          <table:table-cell table:style-name="ce51" table:content-validation-name="val11" office:value-type="string" calcext:value-type="string">
            <text:p>hover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48})&quot;);&quot;&quot;)">
            <text:p/>
          </table:table-cell>
          <table:table-cell table:style-name="ce18" table:formula="of:=IFERROR(__xludf.dummyfunction(&quot;join(&quot;&quot;-&quot;&quot;,filter(J148:W148,NOT(ISBLANK(J148:W148))))&quot;);&quot;color-background-primary-active&quot;)" office:value-type="string" office:string-value="color-background-primary-active" calcext:value-type="string">
            <text:p>color-background-primary-active</text:p>
          </table:table-cell>
          <table:table-cell table:style-name="ce18" table:formula="of:=[.H148]" office:value-type="string" office:string-value="#003366" calcext:value-type="string">
            <text:p>#003366</text:p>
          </table:table-cell>
          <table:table-cell table:style-name="ce21" table:formula="of:=[.E144]" office:value-type="string" office:string-value="theme-color-darker" calcext:value-type="string">
            <text:p>theme-color-darker</text:p>
          </table:table-cell>
          <table:table-cell table:style-name="ce21" table:formula="of:=VLOOKUP([.G148];[.E$1:.F$1048576];2;0)" office:value-type="string" office:string-value="#003366" calcext:value-type="string">
            <text:p>#003366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 office:value-type="string" calcext:value-type="string">
            <text:p>primary</text:p>
          </table:table-cell>
          <table:table-cell table:style-name="ce52" table:content-validation-name="val9"/>
          <table:table-cell table:style-name="ce51" table:content-validation-name="val10"/>
          <table:table-cell table:style-name="ce51" table:content-validation-name="val11" office:value-type="string" calcext:value-type="string">
            <text:p>active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49})&quot;);&quot;&quot;)">
            <text:p/>
          </table:table-cell>
          <table:table-cell table:style-name="ce18" table:formula="of:=IFERROR(__xludf.dummyfunction(&quot;join(&quot;&quot;-&quot;&quot;,filter(J149:W149,NOT(ISBLANK(J149:W149))))&quot;);&quot;color-background-primary-light&quot;)" office:value-type="string" office:string-value="color-background-primary-light" calcext:value-type="string">
            <text:p>color-background-primary-light</text:p>
          </table:table-cell>
          <table:table-cell table:style-name="ce18" table:formula="of:=[.H149]" office:value-type="string" office:string-value="#93c4f5" calcext:value-type="string">
            <text:p>#93c4f5</text:p>
          </table:table-cell>
          <table:table-cell table:style-name="ce21" table:formula="of:=[.E141]" office:value-type="string" office:string-value="theme-color-light" calcext:value-type="string">
            <text:p>theme-color-light</text:p>
          </table:table-cell>
          <table:table-cell table:style-name="ce21" table:formula="of:=VLOOKUP([.G149];[.E$1:.F$1048576];2;0)" office:value-type="string" office:string-value="#93c4f5" calcext:value-type="string">
            <text:p>#93c4f5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 office:value-type="string" calcext:value-type="string">
            <text:p>primary</text:p>
          </table:table-cell>
          <table:table-cell table:style-name="ce52" table:content-validation-name="val9"/>
          <table:table-cell table:style-name="ce51" table:content-validation-name="val10" office:value-type="string" calcext:value-type="string">
            <text:p>light</text:p>
          </table:table-cell>
          <table:table-cell table:style-name="ce51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50})&quot;);&quot;&quot;)">
            <text:p/>
          </table:table-cell>
          <table:table-cell table:style-name="ce18" table:formula="of:=IFERROR(__xludf.dummyfunction(&quot;join(&quot;&quot;-&quot;&quot;,filter(J150:W150,NOT(ISBLANK(J150:W150))))&quot;);&quot;color-background-secondary&quot;)" office:value-type="string" office:string-value="color-background-secondary" calcext:value-type="string">
            <text:p>color-background-secondary</text:p>
          </table:table-cell>
          <table:table-cell table:style-name="ce18" table:formula="of:=[.H150]" office:value-type="string" office:string-value="#5c6f82" calcext:value-type="string">
            <text:p>#5c6f82</text:p>
          </table:table-cell>
          <table:table-cell table:style-name="ce21" table:formula="of:=[.E11]" office:value-type="string" office:string-value="color-slate-44" calcext:value-type="string">
            <text:p>color-slate-44</text:p>
          </table:table-cell>
          <table:table-cell table:style-name="ce21" table:formula="of:=VLOOKUP([.G150];[.E$1:.F$1048576];2;0)" office:value-type="string" office:string-value="#5c6f82" calcext:value-type="string">
            <text:p>#5c6f82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 office:value-type="string" calcext:value-type="string">
            <text:p>secondary</text:p>
          </table:table-cell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51})&quot;);&quot;&quot;)">
            <text:p/>
          </table:table-cell>
          <table:table-cell table:style-name="ce18" table:formula="of:=IFERROR(__xludf.dummyfunction(&quot;join(&quot;&quot;-&quot;&quot;,filter(J151:W151,NOT(ISBLANK(J151:W151))))&quot;);&quot;color-background-secondary-hover&quot;)" office:value-type="string" office:string-value="color-background-secondary-hover" calcext:value-type="string">
            <text:p>color-background-secondary-hover</text:p>
          </table:table-cell>
          <table:table-cell table:style-name="ce18" table:formula="of:=[.H151]" office:value-type="string" office:string-value="#2f475e" calcext:value-type="string">
            <text:p>#2f475e</text:p>
          </table:table-cell>
          <table:table-cell table:style-name="ce21" table:formula="of:=[.E13]" office:value-type="string" office:string-value="color-slate-28" calcext:value-type="string">
            <text:p>color-slate-28</text:p>
          </table:table-cell>
          <table:table-cell table:style-name="ce21" table:formula="of:=VLOOKUP([.G151];[.E$1:.F$1048576];2;0)" office:value-type="string" office:string-value="#2f475e" calcext:value-type="string">
            <text:p>#2f475e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 office:value-type="string" calcext:value-type="string">
            <text:p>secondary</text:p>
          </table:table-cell>
          <table:table-cell table:style-name="ce52" table:content-validation-name="val9"/>
          <table:table-cell table:style-name="ce52" table:content-validation-name="val10"/>
          <table:table-cell table:style-name="ce51" table:content-validation-name="val11" office:value-type="string" calcext:value-type="string">
            <text:p>hover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52})&quot;);&quot;&quot;)">
            <text:p/>
          </table:table-cell>
          <table:table-cell table:style-name="ce18" table:formula="of:=IFERROR(__xludf.dummyfunction(&quot;join(&quot;&quot;-&quot;&quot;,filter(J152:W152,NOT(ISBLANK(J152:W152))))&quot;);&quot;color-background-secondary-active&quot;)" office:value-type="string" office:string-value="color-background-secondary-active" calcext:value-type="string">
            <text:p>color-background-secondary-active</text:p>
          </table:table-cell>
          <table:table-cell table:style-name="ce18" table:formula="of:=[.H152]" office:value-type="string" office:string-value="#17324d" calcext:value-type="string">
            <text:p>#17324d</text:p>
          </table:table-cell>
          <table:table-cell table:style-name="ce21" table:formula="of:=[.E14]" office:value-type="string" office:string-value="color-slate-20" calcext:value-type="string">
            <text:p>color-slate-20</text:p>
          </table:table-cell>
          <table:table-cell table:style-name="ce21" table:formula="of:=VLOOKUP([.G152];[.E$1:.F$1048576];2;0)" office:value-type="string" office:string-value="#17324d" calcext:value-type="string">
            <text:p>#17324d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 office:value-type="string" calcext:value-type="string">
            <text:p>secondary</text:p>
          </table:table-cell>
          <table:table-cell table:style-name="ce52" table:content-validation-name="val9"/>
          <table:table-cell table:style-name="ce52" table:content-validation-name="val10"/>
          <table:table-cell table:style-name="ce51" table:content-validation-name="val11" office:value-type="string" calcext:value-type="string">
            <text:p>active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53})&quot;);&quot;&quot;)">
            <text:p/>
          </table:table-cell>
          <table:table-cell table:style-name="ce18" table:formula="of:=IFERROR(__xludf.dummyfunction(&quot;join(&quot;&quot;-&quot;&quot;,filter(J153:W153,NOT(ISBLANK(J153:W153))))&quot;);&quot;color-background-secondary-lighter&quot;)" office:value-type="string" office:string-value="color-background-secondary-lighter" calcext:value-type="string">
            <office:annotation draw:style-name="gr1" draw:text-style-name="P2" svg:width="408.47pt" svg:height="42.75pt" svg:x="530.08pt" svg:y="2417.24pt" draw:caption-point-x="-11.54pt" draw:caption-point-y="-22.96pt">
              <dc:date>2023-06-21T00:00:00</dc:date>
              <text:p text:style-name="P1">Troppo simile a color-background-muted - valutare casi d'uso e in caso rimuovere</text:p>
              <text:p text:style-name="P1"><text:tab/>-Francesco Improta</text:p>
            </office:annotation>
            <text:p>color-background-secondary-lighter</text:p>
          </table:table-cell>
          <table:table-cell table:style-name="ce18" table:formula="of:=[.H153]" office:value-type="string" office:string-value="#d9dadb" calcext:value-type="string">
            <text:p>#d9dadb</text:p>
          </table:table-cell>
          <table:table-cell table:style-name="ce21" table:formula="of:=[.E6]" office:value-type="string" office:string-value="color-slate-85" calcext:value-type="string">
            <text:p>color-slate-85</text:p>
          </table:table-cell>
          <table:table-cell table:style-name="ce21" table:formula="of:=VLOOKUP([.G153];[.E$1:.F$1048576];2;0)" office:value-type="string" office:string-value="#d9dadb" calcext:value-type="string">
            <text:p>#d9dadb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 office:value-type="string" calcext:value-type="string">
            <text:p>secondary</text:p>
          </table:table-cell>
          <table:table-cell table:style-name="ce52" table:content-validation-name="val9"/>
          <table:table-cell table:style-name="ce51" table:content-validation-name="val10" office:value-type="string" calcext:value-type="string">
            <text:p>lighter</text:p>
          </table:table-cell>
          <table:table-cell table:style-name="ce51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🟡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54})&quot;);&quot;&quot;)">
            <text:p/>
          </table:table-cell>
          <table:table-cell table:style-name="ce18" table:formula="of:=IFERROR(__xludf.dummyfunction(&quot;join(&quot;&quot;-&quot;&quot;,filter(J154:W154,NOT(ISBLANK(J154:W154))))&quot;);&quot;color-background-accent&quot;)" office:value-type="string" office:string-value="color-background-accent" calcext:value-type="string">
            <text:p>color-background-accent</text:p>
          </table:table-cell>
          <table:table-cell table:style-name="ce18" table:formula="of:=[.H154]" office:value-type="string" office:string-value="#089994" calcext:value-type="string">
            <text:p>#089994</text:p>
          </table:table-cell>
          <table:table-cell table:style-name="ce21" table:formula="of:=[.E32]" office:value-type="string" office:string-value="color-teal-32" calcext:value-type="string">
            <text:p>color-teal-32</text:p>
          </table:table-cell>
          <table:table-cell table:style-name="ce21" table:formula="of:=VLOOKUP([.G154];[.E$1:.F$1048576];2;0)" office:value-type="string" office:string-value="#089994" calcext:value-type="string">
            <text:p>#089994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 office:value-type="string" calcext:value-type="string">
            <text:p>accent</text:p>
          </table:table-cell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55})&quot;);&quot;&quot;)">
            <text:p/>
          </table:table-cell>
          <table:table-cell table:style-name="ce18" table:formula="of:=IFERROR(__xludf.dummyfunction(&quot;join(&quot;&quot;-&quot;&quot;,filter(J155:W155,NOT(ISBLANK(J155:W155))))&quot;);&quot;color-background-subtle&quot;)" office:value-type="string" office:string-value="color-background-subtle" calcext:value-type="string">
            <text:p>color-background-subtle</text:p>
          </table:table-cell>
          <table:table-cell table:style-name="ce18" table:formula="of:=[.H155]" office:value-type="string" office:string-value="#d4d4d4" calcext:value-type="string">
            <text:p>#d4d4d4</text:p>
          </table:table-cell>
          <table:table-cell table:style-name="ce21" table:formula="of:=[.E18]" office:value-type="string" office:string-value="color-gray-83" calcext:value-type="string">
            <text:p>color-gray-83</text:p>
          </table:table-cell>
          <table:table-cell table:style-name="ce21" table:formula="of:=VLOOKUP([.G155];[.E$1:.F$1048576];2;0)" office:value-type="string" office:string-value="#d4d4d4" calcext:value-type="string">
            <text:p>#d4d4d4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 office:value-type="string" calcext:value-type="string">
            <text:p>subtle</text:p>
          </table:table-cell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56})&quot;);&quot;&quot;)">
            <text:p/>
          </table:table-cell>
          <table:table-cell table:style-name="ce18" table:formula="of:=IFERROR(__xludf.dummyfunction(&quot;join(&quot;&quot;-&quot;&quot;,filter(J156:W156,NOT(ISBLANK(J156:W156))))&quot;);&quot;color-background-muted&quot;)" office:value-type="string" office:string-value="color-background-muted" calcext:value-type="string">
            <text:p>color-background-muted</text:p>
          </table:table-cell>
          <table:table-cell table:style-name="ce18" table:formula="of:=[.H156]" office:value-type="string" office:string-value="#f5f5f5" calcext:value-type="string">
            <text:p>#f5f5f5</text:p>
          </table:table-cell>
          <table:table-cell table:style-name="ce48" table:formula="of:=[.E16]" office:value-type="string" office:string-value="color-gray-96" calcext:value-type="string">
            <text:p>color-gray-96</text:p>
          </table:table-cell>
          <table:table-cell table:style-name="ce21" table:formula="of:=VLOOKUP([.G156];[.E$1:.F$1048576];2;0)" office:value-type="string" office:string-value="#f5f5f5" calcext:value-type="string">
            <text:p>#f5f5f5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 office:value-type="string" calcext:value-type="string">
            <text:p>muted</text:p>
          </table:table-cell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57})&quot;);&quot;&quot;)">
            <text:p/>
          </table:table-cell>
          <table:table-cell table:style-name="ce18" table:formula="of:=IFERROR(__xludf.dummyfunction(&quot;join(&quot;&quot;-&quot;&quot;,filter(J157:W157,NOT(ISBLANK(J157:W157))))&quot;);&quot;color-background-emphasis&quot;)" office:value-type="string" office:string-value="color-background-emphasis" calcext:value-type="string">
            <text:p>color-background-emphasis</text:p>
          </table:table-cell>
          <table:table-cell table:style-name="ce18" table:formula="of:=[.H157]" office:value-type="string" office:string-value="#17324d" calcext:value-type="string">
            <text:p>#17324d</text:p>
          </table:table-cell>
          <table:table-cell table:style-name="ce48" table:formula="of:=[.E14]" office:value-type="string" office:string-value="color-slate-20" calcext:value-type="string">
            <text:p>color-slate-20</text:p>
          </table:table-cell>
          <table:table-cell table:style-name="ce21" table:formula="of:=VLOOKUP([.G157];[.E$1:.F$1048576];2;0)" office:value-type="string" office:string-value="#17324d" calcext:value-type="string">
            <text:p>#17324d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 office:value-type="string" calcext:value-type="string">
            <text:p>emphasis</text:p>
          </table:table-cell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58})&quot;);&quot;&quot;)">
            <text:p/>
          </table:table-cell>
          <table:table-cell table:style-name="ce18" table:formula="of:=IFERROR(__xludf.dummyfunction(&quot;join(&quot;&quot;-&quot;&quot;,filter(J158:W158,NOT(ISBLANK(J158:W158))))&quot;);&quot;color-background-success&quot;)" office:value-type="string" office:string-value="color-background-success" calcext:value-type="string">
            <text:p>color-background-success</text:p>
          </table:table-cell>
          <table:table-cell table:style-name="ce18" table:formula="of:=[.H158]" office:value-type="string" office:string-value="#008055" calcext:value-type="string">
            <text:p>#008055</text:p>
          </table:table-cell>
          <table:table-cell table:style-name="ce48" table:formula="of:=[.E52]" office:value-type="string" office:string-value="color-emerald-25" calcext:value-type="string">
            <text:p>color-emerald-25</text:p>
          </table:table-cell>
          <table:table-cell table:style-name="ce21" table:formula="of:=VLOOKUP([.G158];[.E$1:.F$1048576];2;0)" office:value-type="string" office:string-value="#008055" calcext:value-type="string">
            <text:p>#008055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success</text:p>
          </table:table-cell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59})&quot;);&quot;&quot;)">
            <text:p/>
          </table:table-cell>
          <table:table-cell table:style-name="ce18" table:formula="of:=IFERROR(__xludf.dummyfunction(&quot;join(&quot;&quot;-&quot;&quot;,filter(J159:W159,NOT(ISBLANK(J159:W159))))&quot;);&quot;color-background-success-light&quot;)" office:value-type="string" office:string-value="color-background-success-light" calcext:value-type="string">
            <text:p>color-background-success-light</text:p>
          </table:table-cell>
          <table:table-cell table:style-name="ce18" table:formula="of:=[.H159]" office:value-type="string" office:string-value="#c8f6e7" calcext:value-type="string">
            <text:p>#c8f6e7</text:p>
          </table:table-cell>
          <table:table-cell table:style-name="ce48" table:formula="of:=[.E45]" office:value-type="string" office:string-value="color-emerald-87" calcext:value-type="string">
            <text:p>color-emerald-87</text:p>
          </table:table-cell>
          <table:table-cell table:style-name="ce21" table:formula="of:=VLOOKUP([.G159];[.E$1:.F$1048576];2;0)" office:value-type="string" office:string-value="#c8f6e7" calcext:value-type="string">
            <text:p>#c8f6e7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success</text:p>
          </table:table-cell>
          <table:table-cell table:style-name="ce51" table:content-validation-name="val10" office:value-type="string" calcext:value-type="string">
            <text:p>light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60})&quot;);&quot;&quot;)">
            <text:p/>
          </table:table-cell>
          <table:table-cell table:style-name="ce18" table:formula="of:=IFERROR(__xludf.dummyfunction(&quot;join(&quot;&quot;-&quot;&quot;,filter(J160:W160,NOT(ISBLANK(J160:W160))))&quot;);&quot;color-background-success-hover&quot;)" office:value-type="string" office:string-value="color-background-success-hover" calcext:value-type="string">
            <text:p>color-background-success-hover</text:p>
          </table:table-cell>
          <table:table-cell table:style-name="ce18" table:formula="of:=[.H160]" office:value-type="string" office:string-value="#006644" calcext:value-type="string">
            <text:p>#006644</text:p>
          </table:table-cell>
          <table:table-cell table:style-name="ce48" table:formula="of:=[.E53]" office:value-type="string" office:string-value="color-emerald-20" calcext:value-type="string">
            <text:p>color-emerald-20</text:p>
          </table:table-cell>
          <table:table-cell table:style-name="ce21" table:formula="of:=VLOOKUP([.G160];[.E$1:.F$1048576];2;0)" office:value-type="string" office:string-value="#006644" calcext:value-type="string">
            <text:p>#006644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success</text:p>
          </table:table-cell>
          <table:table-cell table:style-name="ce52" table:content-validation-name="val10"/>
          <table:table-cell table:style-name="ce51" table:content-validation-name="val11" office:value-type="string" calcext:value-type="string">
            <text:p>hover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61})&quot;);&quot;&quot;)">
            <text:p/>
          </table:table-cell>
          <table:table-cell table:style-name="ce18" table:formula="of:=IFERROR(__xludf.dummyfunction(&quot;join(&quot;&quot;-&quot;&quot;,filter(J161:W161,NOT(ISBLANK(J161:W161))))&quot;);&quot;color-background-success-active&quot;)" office:value-type="string" office:string-value="color-background-success-active" calcext:value-type="string">
            <text:p>color-background-success-active</text:p>
          </table:table-cell>
          <table:table-cell table:style-name="ce18" table:formula="of:=[.H161]" office:value-type="string" office:string-value="#004d33" calcext:value-type="string">
            <text:p>#004d33</text:p>
          </table:table-cell>
          <table:table-cell table:style-name="ce48" table:formula="of:=[.E54]" office:value-type="string" office:string-value="color-emerald-15" calcext:value-type="string">
            <text:p>color-emerald-15</text:p>
          </table:table-cell>
          <table:table-cell table:style-name="ce21" table:formula="of:=VLOOKUP([.G161];[.E$1:.F$1048576];2;0)" office:value-type="string" office:string-value="#004d33" calcext:value-type="string">
            <text:p>#004d33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success</text:p>
          </table:table-cell>
          <table:table-cell table:style-name="ce52" table:content-validation-name="val10"/>
          <table:table-cell table:style-name="ce51" table:content-validation-name="val11" office:value-type="string" calcext:value-type="string">
            <text:p>active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62})&quot;);&quot;&quot;)">
            <text:p/>
          </table:table-cell>
          <table:table-cell table:style-name="ce18" table:formula="of:=IFERROR(__xludf.dummyfunction(&quot;join(&quot;&quot;-&quot;&quot;,filter(J162:W162,NOT(ISBLANK(J162:W162))))&quot;);&quot;color-background-error&quot;)" office:value-type="string" office:string-value="color-background-error" calcext:value-type="string">
            <text:p>color-background-error</text:p>
          </table:table-cell>
          <table:table-cell table:style-name="ce18" table:formula="of:=[.H162]" office:value-type="string" office:string-value="#cc334d" calcext:value-type="string">
            <text:p>#cc334d</text:p>
          </table:table-cell>
          <table:table-cell table:style-name="ce48" table:formula="of:=[.E40]" office:value-type="string" office:string-value="color-red-50" calcext:value-type="string">
            <text:p>color-red-50</text:p>
          </table:table-cell>
          <table:table-cell table:style-name="ce21" table:formula="of:=VLOOKUP([.G162];[.E$1:.F$1048576];2;0)" office:value-type="string" office:string-value="#cc334d" calcext:value-type="string">
            <text:p>#cc334d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error</text:p>
          </table:table-cell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63})&quot;);&quot;&quot;)">
            <text:p/>
          </table:table-cell>
          <table:table-cell table:style-name="ce18" table:formula="of:=IFERROR(__xludf.dummyfunction(&quot;join(&quot;&quot;-&quot;&quot;,filter(J163:W163,NOT(ISBLANK(J163:W163))))&quot;);&quot;color-background-error-light&quot;)" office:value-type="string" office:string-value="color-background-error-light" calcext:value-type="string">
            <text:p>color-background-error-light</text:p>
          </table:table-cell>
          <table:table-cell table:style-name="ce18" table:formula="of:=[.H163]" office:value-type="string" office:string-value="#fbeff1" calcext:value-type="string">
            <text:p>#fbeff1</text:p>
          </table:table-cell>
          <table:table-cell table:style-name="ce48" table:formula="of:=[.E35]" office:value-type="string" office:string-value="color-red-96" calcext:value-type="string">
            <text:p>color-red-96</text:p>
          </table:table-cell>
          <table:table-cell table:style-name="ce21" table:formula="of:=VLOOKUP([.G163];[.E$1:.F$1048576];2;0)" office:value-type="string" office:string-value="#fbeff1" calcext:value-type="string">
            <text:p>#fbeff1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error</text:p>
          </table:table-cell>
          <table:table-cell table:style-name="ce51" table:content-validation-name="val10" office:value-type="string" calcext:value-type="string">
            <text:p>light</text:p>
          </table:table-cell>
          <table:table-cell table:style-name="ce51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64})&quot;);&quot;&quot;)">
            <text:p/>
          </table:table-cell>
          <table:table-cell table:style-name="ce18" table:formula="of:=IFERROR(__xludf.dummyfunction(&quot;join(&quot;&quot;-&quot;&quot;,filter(J164:W164,NOT(ISBLANK(J164:W164))))&quot;);&quot;color-background-error-hover&quot;)" office:value-type="string" office:string-value="color-background-error-hover" calcext:value-type="string">
            <text:p>color-background-error-hover</text:p>
          </table:table-cell>
          <table:table-cell table:style-name="ce18" table:formula="of:=[.H164]" office:value-type="string" office:string-value="#992639" calcext:value-type="string">
            <text:p>#992639</text:p>
          </table:table-cell>
          <table:table-cell table:style-name="ce48" table:formula="of:=[.E42]" office:value-type="string" office:string-value="color-red-37" calcext:value-type="string">
            <text:p>color-red-37</text:p>
          </table:table-cell>
          <table:table-cell table:style-name="ce21" table:formula="of:=VLOOKUP([.G164];[.E$1:.F$1048576];2;0)" office:value-type="string" office:string-value="#992639" calcext:value-type="string">
            <text:p>#992639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error</text:p>
          </table:table-cell>
          <table:table-cell table:style-name="ce52" table:content-validation-name="val10"/>
          <table:table-cell table:style-name="ce51" table:content-validation-name="val11" office:value-type="string" calcext:value-type="string">
            <text:p>hover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65})&quot;);&quot;&quot;)">
            <text:p/>
          </table:table-cell>
          <table:table-cell table:style-name="ce18" table:formula="of:=IFERROR(__xludf.dummyfunction(&quot;join(&quot;&quot;-&quot;&quot;,filter(J165:W165,NOT(ISBLANK(J165:W165))))&quot;);&quot;color-background-error-active&quot;)" office:value-type="string" office:string-value="color-background-error-active" calcext:value-type="string">
            <text:p>color-background-error-active</text:p>
          </table:table-cell>
          <table:table-cell table:style-name="ce18" table:formula="of:=[.H165]" office:value-type="string" office:string-value="#661a26" calcext:value-type="string">
            <text:p>#661a26</text:p>
          </table:table-cell>
          <table:table-cell table:style-name="ce48" table:formula="of:=[.E44]" office:value-type="string" office:string-value="color-red-25" calcext:value-type="string">
            <text:p>color-red-25</text:p>
          </table:table-cell>
          <table:table-cell table:style-name="ce21" table:formula="of:=VLOOKUP([.G165];[.E$1:.F$1048576];2;0)" office:value-type="string" office:string-value="#661a26" calcext:value-type="string">
            <text:p>#661a26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error</text:p>
          </table:table-cell>
          <table:table-cell table:style-name="ce52" table:content-validation-name="val10"/>
          <table:table-cell table:style-name="ce51" table:content-validation-name="val11" office:value-type="string" calcext:value-type="string">
            <text:p>active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66})&quot;);&quot;&quot;)">
            <text:p/>
          </table:table-cell>
          <table:table-cell table:style-name="ce18" table:formula="of:=IFERROR(__xludf.dummyfunction(&quot;join(&quot;&quot;-&quot;&quot;,filter(J166:W166,NOT(ISBLANK(J166:W166))))&quot;);&quot;color-background-warning&quot;)" office:value-type="string" office:string-value="color-background-warning" calcext:value-type="string">
            <text:p>color-background-warning</text:p>
          </table:table-cell>
          <table:table-cell table:style-name="ce18" table:formula="of:=[.H166]" office:value-type="string" office:string-value="#cc7a00" calcext:value-type="string">
            <text:p>#cc7a00</text:p>
          </table:table-cell>
          <table:table-cell table:style-name="ce48" table:formula="of:=[.E60]" office:value-type="string" office:string-value="color-orange-40" calcext:value-type="string">
            <text:p>color-orange-40</text:p>
          </table:table-cell>
          <table:table-cell table:style-name="ce21" table:formula="of:=VLOOKUP([.G166];[.E$1:.F$1048576];2;0)" office:value-type="string" office:string-value="#cc7a00" calcext:value-type="string">
            <text:p>#cc7a00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warning</text:p>
          </table:table-cell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67})&quot;);&quot;&quot;)">
            <text:p/>
          </table:table-cell>
          <table:table-cell table:style-name="ce18" table:formula="of:=IFERROR(__xludf.dummyfunction(&quot;join(&quot;&quot;-&quot;&quot;,filter(J167:W167,NOT(ISBLANK(J167:W167))))&quot;);&quot;color-background-warning-light&quot;)" office:value-type="string" office:string-value="color-background-warning-light" calcext:value-type="string">
            <text:p>color-background-warning-light</text:p>
          </table:table-cell>
          <table:table-cell table:style-name="ce18" table:formula="of:=[.H167]" office:value-type="string" office:string-value="#FFE5BF" calcext:value-type="string">
            <text:p>#FFE5BF</text:p>
          </table:table-cell>
          <table:table-cell table:style-name="ce48" table:formula="of:=[.E55]" office:value-type="string" office:string-value="color-orange-87" calcext:value-type="string">
            <text:p>color-orange-87</text:p>
          </table:table-cell>
          <table:table-cell table:style-name="ce21" table:formula="of:=VLOOKUP([.G167];[.E$1:.F$1048576];2;0)" office:value-type="string" office:string-value="#FFE5BF" calcext:value-type="string">
            <text:p>#FFE5BF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warning</text:p>
          </table:table-cell>
          <table:table-cell table:style-name="ce51" table:content-validation-name="val10" office:value-type="string" calcext:value-type="string">
            <text:p>light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21" table:formula="of:=IFERROR(__xludf.dummyfunction(&quot;sparkline($D$2,{&quot;&quot;charttype&quot;&quot;,&quot;&quot;bar&quot;&quot;;&quot;&quot;color1&quot;&quot;,F168})&quot;);&quot;&quot;)">
            <text:p/>
          </table:table-cell>
          <table:table-cell table:style-name="ce18" table:formula="of:=IFERROR(__xludf.dummyfunction(&quot;join(&quot;&quot;-&quot;&quot;,filter(J168:W168,NOT(ISBLANK(J168:W168))))&quot;);&quot;color-background-inverse&quot;)" office:value-type="string" office:string-value="color-background-inverse" calcext:value-type="string">
            <text:p>color-background-inverse</text:p>
          </table:table-cell>
          <table:table-cell table:style-name="ce18" table:formula="of:=[.H168]" office:value-type="string" office:string-value="#ffffff" calcext:value-type="string">
            <text:p>#ffffff</text:p>
          </table:table-cell>
          <table:table-cell table:style-name="ce21" table:formula="of:=[.E4]" office:value-type="string" office:string-value="color-white" calcext:value-type="string">
            <text:p>color-white</text:p>
          </table:table-cell>
          <table:table-cell table:style-name="ce21" table:formula="of:=VLOOKUP([.G168];[.E$1:.F$1048576];2;0)" office:value-type="string" office:string-value="#ffffff" calcext:value-type="string">
            <text:p>#ffffff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 office:value-type="string" calcext:value-type="string">
            <text:p>inverse</text:p>
          </table:table-cell>
          <table:table-cell table:style-name="ce51" table:content-validation-name="val9"/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21" table:formula="of:=IFERROR(__xludf.dummyfunction(&quot;sparkline($D$2,{&quot;&quot;charttype&quot;&quot;,&quot;&quot;bar&quot;&quot;;&quot;&quot;color1&quot;&quot;,F169})&quot;);&quot;&quot;)">
            <text:p/>
          </table:table-cell>
          <table:table-cell table:style-name="ce18" table:formula="of:=IFERROR(__xludf.dummyfunction(&quot;join(&quot;&quot;-&quot;&quot;,filter(J169:W169,NOT(ISBLANK(J169:W169))))&quot;);&quot;color-background-disabled&quot;)" office:value-type="string" office:string-value="color-background-disabled" calcext:value-type="string">
            <text:p>color-background-disabled</text:p>
          </table:table-cell>
          <table:table-cell table:style-name="ce18" table:formula="of:=[.H169]" office:value-type="string" office:string-value="#d9dadb" calcext:value-type="string">
            <text:p>#d9dadb</text:p>
          </table:table-cell>
          <table:table-cell table:style-name="ce21" table:formula="of:=[.E6]" office:value-type="string" office:string-value="color-slate-85" calcext:value-type="string">
            <text:p>color-slate-85</text:p>
          </table:table-cell>
          <table:table-cell table:style-name="ce21" table:formula="of:=VLOOKUP([.G169];[.E$1:.F$1048576];2;0)" office:value-type="string" office:string-value="#d9dadb" calcext:value-type="string">
            <text:p>#d9dadb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/>
          <table:table-cell table:style-name="ce51" table:content-validation-name="val9"/>
          <table:table-cell table:style-name="ce52" table:content-validation-name="val10"/>
          <table:table-cell table:style-name="ce51" table:content-validation-name="val11" office:value-type="string" calcext:value-type="string">
            <text:p>disabled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70})&quot;);&quot;&quot;)">
            <text:p/>
          </table:table-cell>
          <table:table-cell table:style-name="ce18" table:formula="of:=IFERROR(__xludf.dummyfunction(&quot;join(&quot;&quot;-&quot;&quot;,filter(J170:W170,NOT(ISBLANK(J170:W170))))&quot;);&quot;color-border-primary&quot;)" office:value-type="string" office:string-value="color-border-primary" calcext:value-type="string">
            <text:p>color-border-primary</text:p>
          </table:table-cell>
          <table:table-cell table:style-name="ce18" table:formula="of:=[.H170]" office:value-type="string" office:string-value="#0066CC" calcext:value-type="string">
            <text:p>#0066CC</text:p>
          </table:table-cell>
          <table:table-cell table:style-name="ce21" table:formula="of:=[.E142]" office:value-type="string" office:string-value="theme-color-base" calcext:value-type="string">
            <text:p>theme-color-base</text:p>
          </table:table-cell>
          <table:table-cell table:style-name="ce21" table:formula="of:=VLOOKUP([.G170];[.E$1:.F$1048576];2;0)" office:value-type="string" office:string-value="#0066CC" calcext:value-type="string">
            <text:p>#0066CC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order</text:p>
          </table:table-cell>
          <table:table-cell table:style-name="ce51" table:content-validation-name="val7" office:value-type="string" calcext:value-type="string">
            <text:p>primary</text:p>
          </table:table-cell>
          <table:table-cell table:style-name="ce51" table:content-validation-name="val9"/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71})&quot;);&quot;&quot;)">
            <text:p/>
          </table:table-cell>
          <table:table-cell table:style-name="ce18" table:formula="of:=IFERROR(__xludf.dummyfunction(&quot;join(&quot;&quot;-&quot;&quot;,filter(J171:W171,NOT(ISBLANK(J171:W171))))&quot;);&quot;color-border-primary-hover&quot;)" office:value-type="string" office:string-value="color-border-primary-hover" calcext:value-type="string">
            <text:p>color-border-primary-hover</text:p>
          </table:table-cell>
          <table:table-cell table:style-name="ce18" table:formula="of:=[.H171]" office:value-type="string" office:string-value="#004d99" calcext:value-type="string">
            <text:p>#004d99</text:p>
          </table:table-cell>
          <table:table-cell table:style-name="ce21" table:formula="of:=[.E143]" office:value-type="string" office:string-value="theme-color-dark" calcext:value-type="string">
            <text:p>theme-color-dark</text:p>
          </table:table-cell>
          <table:table-cell table:style-name="ce21" table:formula="of:=VLOOKUP([.G171];[.E$1:.F$1048576];2;0)" office:value-type="string" office:string-value="#004d99" calcext:value-type="string">
            <text:p>#004d99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order</text:p>
          </table:table-cell>
          <table:table-cell table:style-name="ce51" table:content-validation-name="val7" office:value-type="string" calcext:value-type="string">
            <text:p>primary</text:p>
          </table:table-cell>
          <table:table-cell table:style-name="ce52" table:content-validation-name="val9"/>
          <table:table-cell table:style-name="ce51" table:content-validation-name="val10"/>
          <table:table-cell table:style-name="ce51" table:content-validation-name="val11" office:value-type="string" calcext:value-type="string">
            <text:p>hover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72})&quot;);&quot;&quot;)">
            <text:p/>
          </table:table-cell>
          <table:table-cell table:style-name="ce18" table:formula="of:=IFERROR(__xludf.dummyfunction(&quot;join(&quot;&quot;-&quot;&quot;,filter(J172:W172,NOT(ISBLANK(J172:W172))))&quot;);&quot;color-border-primary-active&quot;)" office:value-type="string" office:string-value="color-border-primary-active" calcext:value-type="string">
            <text:p>color-border-primary-active</text:p>
          </table:table-cell>
          <table:table-cell table:style-name="ce18" table:formula="of:=[.H172]" office:value-type="string" office:string-value="#003366" calcext:value-type="string">
            <text:p>#003366</text:p>
          </table:table-cell>
          <table:table-cell table:style-name="ce21" table:formula="of:=[.E144]" office:value-type="string" office:string-value="theme-color-darker" calcext:value-type="string">
            <text:p>theme-color-darker</text:p>
          </table:table-cell>
          <table:table-cell table:style-name="ce21" table:formula="of:=VLOOKUP([.G172];[.E$1:.F$1048576];2;0)" office:value-type="string" office:string-value="#003366" calcext:value-type="string">
            <text:p>#003366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order</text:p>
          </table:table-cell>
          <table:table-cell table:style-name="ce51" table:content-validation-name="val7" office:value-type="string" calcext:value-type="string">
            <text:p>primary</text:p>
          </table:table-cell>
          <table:table-cell table:style-name="ce52" table:content-validation-name="val9"/>
          <table:table-cell table:style-name="ce51" table:content-validation-name="val10"/>
          <table:table-cell table:style-name="ce51" table:content-validation-name="val11" office:value-type="string" calcext:value-type="string">
            <text:p>active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73})&quot;);&quot;&quot;)">
            <text:p/>
          </table:table-cell>
          <table:table-cell table:style-name="ce18" table:formula="of:=IFERROR(__xludf.dummyfunction(&quot;join(&quot;&quot;-&quot;&quot;,filter(J173:W173,NOT(ISBLANK(J173:W173))))&quot;);&quot;color-border-secondary&quot;)" office:value-type="string" office:string-value="color-border-secondary" calcext:value-type="string">
            <text:p>color-border-secondary</text:p>
          </table:table-cell>
          <table:table-cell table:style-name="ce18" table:formula="of:=[.H173]" office:value-type="string" office:string-value="#5c6f82" calcext:value-type="string">
            <text:p>#5c6f82</text:p>
          </table:table-cell>
          <table:table-cell table:style-name="ce21" table:formula="of:=[.E11]" office:value-type="string" office:string-value="color-slate-44" calcext:value-type="string">
            <text:p>color-slate-44</text:p>
          </table:table-cell>
          <table:table-cell table:style-name="ce21" table:formula="of:=VLOOKUP([.G173];[.E$1:.F$1048576];2;0)" office:value-type="string" office:string-value="#5c6f82" calcext:value-type="string">
            <text:p>#5c6f82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order</text:p>
          </table:table-cell>
          <table:table-cell table:style-name="ce51" table:content-validation-name="val7" office:value-type="string" calcext:value-type="string">
            <text:p>secondary</text:p>
          </table:table-cell>
          <table:table-cell table:style-name="ce51" table:content-validation-name="val9"/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74})&quot;);&quot;&quot;)">
            <text:p/>
          </table:table-cell>
          <table:table-cell table:style-name="ce18" table:formula="of:=IFERROR(__xludf.dummyfunction(&quot;join(&quot;&quot;-&quot;&quot;,filter(J174:W174,NOT(ISBLANK(J174:W174))))&quot;);&quot;color-border-secondary-hover&quot;)" office:value-type="string" office:string-value="color-border-secondary-hover" calcext:value-type="string">
            <text:p>color-border-secondary-hover</text:p>
          </table:table-cell>
          <table:table-cell table:style-name="ce18" table:formula="of:=[.H174]" office:value-type="string" office:string-value="#2f475e" calcext:value-type="string">
            <text:p>#2f475e</text:p>
          </table:table-cell>
          <table:table-cell table:style-name="ce21" table:formula="of:=[.E13]" office:value-type="string" office:string-value="color-slate-28" calcext:value-type="string">
            <text:p>color-slate-28</text:p>
          </table:table-cell>
          <table:table-cell table:style-name="ce21" table:formula="of:=VLOOKUP([.G174];[.E$1:.F$1048576];2;0)" office:value-type="string" office:string-value="#2f475e" calcext:value-type="string">
            <text:p>#2f475e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order</text:p>
          </table:table-cell>
          <table:table-cell table:style-name="ce51" table:content-validation-name="val7" office:value-type="string" calcext:value-type="string">
            <text:p>secondary</text:p>
          </table:table-cell>
          <table:table-cell table:style-name="ce51" table:content-validation-name="val9"/>
          <table:table-cell table:style-name="ce52" table:content-validation-name="val10"/>
          <table:table-cell table:style-name="ce51" table:content-validation-name="val11" office:value-type="string" calcext:value-type="string">
            <text:p>hover</text:p>
          </table:table-cell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75})&quot;);&quot;&quot;)">
            <text:p/>
          </table:table-cell>
          <table:table-cell table:style-name="ce18" table:formula="of:=IFERROR(__xludf.dummyfunction(&quot;join(&quot;&quot;-&quot;&quot;,filter(J175:W175,NOT(ISBLANK(J175:W175))))&quot;);&quot;color-border-secondary-active&quot;)" office:value-type="string" office:string-value="color-border-secondary-active" calcext:value-type="string">
            <text:p>color-border-secondary-active</text:p>
          </table:table-cell>
          <table:table-cell table:style-name="ce18" table:formula="of:=[.H175]" office:value-type="string" office:string-value="#17324d" calcext:value-type="string">
            <text:p>#17324d</text:p>
          </table:table-cell>
          <table:table-cell table:style-name="ce21" table:formula="of:=[.E14]" office:value-type="string" office:string-value="color-slate-20" calcext:value-type="string">
            <text:p>color-slate-20</text:p>
          </table:table-cell>
          <table:table-cell table:style-name="ce21" table:formula="of:=VLOOKUP([.G175];[.E$1:.F$1048576];2;0)" office:value-type="string" office:string-value="#17324d" calcext:value-type="string">
            <text:p>#17324d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order</text:p>
          </table:table-cell>
          <table:table-cell table:style-name="ce51" table:content-validation-name="val7" office:value-type="string" calcext:value-type="string">
            <text:p>secondary</text:p>
          </table:table-cell>
          <table:table-cell table:style-name="ce51" table:content-validation-name="val9"/>
          <table:table-cell table:style-name="ce52" table:content-validation-name="val10"/>
          <table:table-cell table:style-name="ce51" table:content-validation-name="val11" office:value-type="string" calcext:value-type="string">
            <text:p>active</text:p>
          </table:table-cell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76})&quot;);&quot;&quot;)">
            <text:p/>
          </table:table-cell>
          <table:table-cell table:style-name="ce18" table:formula="of:=IFERROR(__xludf.dummyfunction(&quot;join(&quot;&quot;-&quot;&quot;,filter(J176:W176,NOT(ISBLANK(J176:W176))))&quot;);&quot;color-border-subtle&quot;)" office:value-type="string" office:string-value="color-border-subtle" calcext:value-type="string">
            <text:p>color-border-subtle</text:p>
          </table:table-cell>
          <table:table-cell table:style-name="ce18" table:formula="of:=[.H176]" office:value-type="string" office:string-value="#c5c7c9" calcext:value-type="string">
            <text:p>#c5c7c9</text:p>
          </table:table-cell>
          <table:table-cell table:style-name="ce21" table:formula="of:=[.E7]" office:value-type="string" office:string-value="color-slate-78" calcext:value-type="string">
            <text:p>color-slate-78</text:p>
          </table:table-cell>
          <table:table-cell table:style-name="ce21" table:formula="of:=VLOOKUP([.G176];[.E$1:.F$1048576];2;0)" office:value-type="string" office:string-value="#c5c7c9" calcext:value-type="string">
            <text:p>#c5c7c9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order</text:p>
          </table:table-cell>
          <table:table-cell table:style-name="ce51" table:content-validation-name="val7" office:value-type="string" calcext:value-type="string">
            <text:p>subtle</text:p>
          </table:table-cell>
          <table:table-cell table:style-name="ce51" table:content-validation-name="val9"/>
          <table:table-cell table:style-name="ce52" table:content-validation-name="val10"/>
          <table:table-cell table:style-name="ce51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77})&quot;);&quot;&quot;)">
            <text:p/>
          </table:table-cell>
          <table:table-cell table:style-name="ce18" table:formula="of:=IFERROR(__xludf.dummyfunction(&quot;join(&quot;&quot;-&quot;&quot;,filter(J177:W177,NOT(ISBLANK(J177:W177))))&quot;);&quot;color-border-disabled&quot;)" office:value-type="string" office:string-value="color-border-disabled" calcext:value-type="string">
            <text:p>color-border-disabled</text:p>
          </table:table-cell>
          <table:table-cell table:style-name="ce18" table:formula="of:=[.H177]" office:value-type="string" office:string-value="#d9dadb" calcext:value-type="string">
            <text:p>#d9dadb</text:p>
          </table:table-cell>
          <table:table-cell table:style-name="ce21" table:formula="of:=[.E6]" office:value-type="string" office:string-value="color-slate-85" calcext:value-type="string">
            <text:p>color-slate-85</text:p>
          </table:table-cell>
          <table:table-cell table:style-name="ce21" table:formula="of:=VLOOKUP([.G177];[.E$1:.F$1048576];2;0)" office:value-type="string" office:string-value="#d9dadb" calcext:value-type="string">
            <text:p>#d9dadb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order</text:p>
          </table:table-cell>
          <table:table-cell table:style-name="ce51" table:content-validation-name="val7"/>
          <table:table-cell table:style-name="ce51" table:content-validation-name="val9"/>
          <table:table-cell table:style-name="ce52" table:content-validation-name="val10"/>
          <table:table-cell table:style-name="ce51" table:content-validation-name="val11" office:value-type="string" calcext:value-type="string">
            <text:p>disabled</text:p>
          </table:table-cell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78})&quot;);&quot;&quot;)">
            <text:p/>
          </table:table-cell>
          <table:table-cell table:style-name="ce18" table:formula="of:=IFERROR(__xludf.dummyfunction(&quot;join(&quot;&quot;-&quot;&quot;,filter(J178:W178,NOT(ISBLANK(J178:W178))))&quot;);&quot;color-border-success&quot;)" office:value-type="string" office:string-value="color-border-success" calcext:value-type="string">
            <text:p>color-border-success</text:p>
          </table:table-cell>
          <table:table-cell table:style-name="ce18" table:formula="of:=[.H178]" office:value-type="string" office:string-value="#008055" calcext:value-type="string">
            <text:p>#008055</text:p>
          </table:table-cell>
          <table:table-cell table:style-name="ce21" table:formula="of:=[.E52]" office:value-type="string" office:string-value="color-emerald-25" calcext:value-type="string">
            <text:p>color-emerald-25</text:p>
          </table:table-cell>
          <table:table-cell table:style-name="ce21" table:formula="of:=VLOOKUP([.G178];[.E$1:.F$1048576];2;0)" office:value-type="string" office:string-value="#008055" calcext:value-type="string">
            <text:p>#008055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order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success</text:p>
          </table:table-cell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79})&quot;);&quot;&quot;)">
            <text:p/>
          </table:table-cell>
          <table:table-cell table:style-name="ce18" table:formula="of:=IFERROR(__xludf.dummyfunction(&quot;join(&quot;&quot;-&quot;&quot;,filter(J179:W179,NOT(ISBLANK(J179:W179))))&quot;);&quot;color-border-success-hover&quot;)" office:value-type="string" office:string-value="color-border-success-hover" calcext:value-type="string">
            <text:p>color-border-success-hover</text:p>
          </table:table-cell>
          <table:table-cell table:style-name="ce18" table:formula="of:=[.H179]" office:value-type="string" office:string-value="#006644" calcext:value-type="string">
            <text:p>#006644</text:p>
          </table:table-cell>
          <table:table-cell table:style-name="ce21" table:formula="of:=[.E53]" office:value-type="string" office:string-value="color-emerald-20" calcext:value-type="string">
            <text:p>color-emerald-20</text:p>
          </table:table-cell>
          <table:table-cell table:style-name="ce21" table:formula="of:=VLOOKUP([.G179];[.E$1:.F$1048576];2;0)" office:value-type="string" office:string-value="#006644" calcext:value-type="string">
            <text:p>#006644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order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success</text:p>
          </table:table-cell>
          <table:table-cell table:style-name="ce52" table:content-validation-name="val10"/>
          <table:table-cell table:style-name="ce51" table:content-validation-name="val11" office:value-type="string" calcext:value-type="string">
            <text:p>hover</text:p>
          </table:table-cell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80})&quot;);&quot;&quot;)">
            <text:p/>
          </table:table-cell>
          <table:table-cell table:style-name="ce18" table:formula="of:=IFERROR(__xludf.dummyfunction(&quot;join(&quot;&quot;-&quot;&quot;,filter(J180:W180,NOT(ISBLANK(J180:W180))))&quot;);&quot;color-border-success-active&quot;)" office:value-type="string" office:string-value="color-border-success-active" calcext:value-type="string">
            <text:p>color-border-success-active</text:p>
          </table:table-cell>
          <table:table-cell table:style-name="ce18" table:formula="of:=[.H180]" office:value-type="string" office:string-value="#004d33" calcext:value-type="string">
            <text:p>#004d33</text:p>
          </table:table-cell>
          <table:table-cell table:style-name="ce21" table:formula="of:=[.E54]" office:value-type="string" office:string-value="color-emerald-15" calcext:value-type="string">
            <text:p>color-emerald-15</text:p>
          </table:table-cell>
          <table:table-cell table:style-name="ce21" table:formula="of:=VLOOKUP([.G180];[.E$1:.F$1048576];2;0)" office:value-type="string" office:string-value="#004d33" calcext:value-type="string">
            <text:p>#004d33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order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success</text:p>
          </table:table-cell>
          <table:table-cell table:style-name="ce52" table:content-validation-name="val10"/>
          <table:table-cell table:style-name="ce51" table:content-validation-name="val11" office:value-type="string" calcext:value-type="string">
            <text:p>active</text:p>
          </table:table-cell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81})&quot;);&quot;&quot;)">
            <text:p/>
          </table:table-cell>
          <table:table-cell table:style-name="ce18" table:formula="of:=IFERROR(__xludf.dummyfunction(&quot;join(&quot;&quot;-&quot;&quot;,filter(J181:W181,NOT(ISBLANK(J181:W181))))&quot;);&quot;color-border-error&quot;)" office:value-type="string" office:string-value="color-border-error" calcext:value-type="string">
            <text:p>color-border-error</text:p>
          </table:table-cell>
          <table:table-cell table:style-name="ce18" table:formula="of:=[.H181]" office:value-type="string" office:string-value="#cc334d" calcext:value-type="string">
            <text:p>#cc334d</text:p>
          </table:table-cell>
          <table:table-cell table:style-name="ce21" table:formula="of:=[.E40]" office:value-type="string" office:string-value="color-red-50" calcext:value-type="string">
            <text:p>color-red-50</text:p>
          </table:table-cell>
          <table:table-cell table:style-name="ce21" table:formula="of:=VLOOKUP([.G181];[.E$1:.F$1048576];2;0)" office:value-type="string" office:string-value="#cc334d" calcext:value-type="string">
            <text:p>#cc334d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order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error</text:p>
          </table:table-cell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82})&quot;);&quot;&quot;)">
            <text:p/>
          </table:table-cell>
          <table:table-cell table:style-name="ce18" table:formula="of:=IFERROR(__xludf.dummyfunction(&quot;join(&quot;&quot;-&quot;&quot;,filter(J182:W182,NOT(ISBLANK(J182:W182))))&quot;);&quot;color-border-error-hover&quot;)" office:value-type="string" office:string-value="color-border-error-hover" calcext:value-type="string">
            <text:p>color-border-error-hover</text:p>
          </table:table-cell>
          <table:table-cell table:style-name="ce18" table:formula="of:=[.H182]" office:value-type="string" office:string-value="#992639" calcext:value-type="string">
            <text:p>#992639</text:p>
          </table:table-cell>
          <table:table-cell table:style-name="ce21" table:formula="of:=[.E42]" office:value-type="string" office:string-value="color-red-37" calcext:value-type="string">
            <text:p>color-red-37</text:p>
          </table:table-cell>
          <table:table-cell table:style-name="ce21" table:formula="of:=VLOOKUP([.G182];[.E$1:.F$1048576];2;0)" office:value-type="string" office:string-value="#992639" calcext:value-type="string">
            <text:p>#992639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order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error</text:p>
          </table:table-cell>
          <table:table-cell table:style-name="ce52" table:content-validation-name="val10"/>
          <table:table-cell table:style-name="ce51" table:content-validation-name="val11" office:value-type="string" calcext:value-type="string">
            <text:p>hover</text:p>
          </table:table-cell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83})&quot;);&quot;&quot;)">
            <text:p/>
          </table:table-cell>
          <table:table-cell table:style-name="ce18" table:formula="of:=IFERROR(__xludf.dummyfunction(&quot;join(&quot;&quot;-&quot;&quot;,filter(J183:W183,NOT(ISBLANK(J183:W183))))&quot;);&quot;color-border-error-active&quot;)" office:value-type="string" office:string-value="color-border-error-active" calcext:value-type="string">
            <text:p>color-border-error-active</text:p>
          </table:table-cell>
          <table:table-cell table:style-name="ce18" table:formula="of:=[.H183]" office:value-type="string" office:string-value="#661a26" calcext:value-type="string">
            <text:p>#661a26</text:p>
          </table:table-cell>
          <table:table-cell table:style-name="ce21" table:formula="of:=[.E44]" office:value-type="string" office:string-value="color-red-25" calcext:value-type="string">
            <text:p>color-red-25</text:p>
          </table:table-cell>
          <table:table-cell table:style-name="ce21" table:formula="of:=VLOOKUP([.G183];[.E$1:.F$1048576];2;0)" office:value-type="string" office:string-value="#661a26" calcext:value-type="string">
            <text:p>#661a26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order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error</text:p>
          </table:table-cell>
          <table:table-cell table:style-name="ce52" table:content-validation-name="val10"/>
          <table:table-cell table:style-name="ce51" table:content-validation-name="val11" office:value-type="string" calcext:value-type="string">
            <text:p>active</text:p>
          </table:table-cell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84})&quot;);&quot;&quot;)">
            <text:p/>
          </table:table-cell>
          <table:table-cell table:style-name="ce18" table:formula="of:=IFERROR(__xludf.dummyfunction(&quot;join(&quot;&quot;-&quot;&quot;,filter(J184:W184,NOT(ISBLANK(J184:W184))))&quot;);&quot;color-border-warning&quot;)" office:value-type="string" office:string-value="color-border-warning" calcext:value-type="string">
            <text:p>color-border-warning</text:p>
          </table:table-cell>
          <table:table-cell table:style-name="ce18" table:formula="of:=[.H184]" office:value-type="string" office:string-value="#cc7a00" calcext:value-type="string">
            <text:p>#cc7a00</text:p>
          </table:table-cell>
          <table:table-cell table:style-name="ce21" table:formula="of:=[.E60]" office:value-type="string" office:string-value="color-orange-40" calcext:value-type="string">
            <text:p>color-orange-40</text:p>
          </table:table-cell>
          <table:table-cell table:style-name="ce21" table:formula="of:=VLOOKUP([.G184];[.E$1:.F$1048576];2;0)" office:value-type="string" office:string-value="#cc7a00" calcext:value-type="string">
            <text:p>#cc7a00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order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warning</text:p>
          </table:table-cell>
          <table:table-cell table:style-name="ce52" table:content-validation-name="val10"/>
          <table:table-cell table:style-name="ce51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85})&quot;);&quot;&quot;)">
            <text:p/>
          </table:table-cell>
          <table:table-cell table:style-name="ce18" table:formula="of:=IFERROR(__xludf.dummyfunction(&quot;join(&quot;&quot;-&quot;&quot;,filter(J185:W185,NOT(ISBLANK(J185:W185))))&quot;);&quot;color-border-warning-hover&quot;)" office:value-type="string" office:string-value="color-border-warning-hover" calcext:value-type="string">
            <text:p>color-border-warning-hover</text:p>
          </table:table-cell>
          <table:table-cell table:style-name="ce18" table:formula="of:=[.H185]" office:value-type="string" office:string-value="#995C00" calcext:value-type="string">
            <text:p>#995C00</text:p>
          </table:table-cell>
          <table:table-cell table:style-name="ce21" table:formula="of:=[.E62]" office:value-type="string" office:string-value="color-orange-30" calcext:value-type="string">
            <text:p>color-orange-30</text:p>
          </table:table-cell>
          <table:table-cell table:style-name="ce21" table:formula="of:=VLOOKUP([.G185];[.E$1:.F$1048576];2;0)" office:value-type="string" office:string-value="#995C00" calcext:value-type="string">
            <text:p>#995C00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order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warning</text:p>
          </table:table-cell>
          <table:table-cell table:style-name="ce52" table:content-validation-name="val10"/>
          <table:table-cell table:style-name="ce51" table:content-validation-name="val11" office:value-type="string" calcext:value-type="string">
            <text:p>hover</text:p>
          </table:table-cell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86})&quot;);&quot;&quot;)">
            <text:p/>
          </table:table-cell>
          <table:table-cell table:style-name="ce18" table:formula="of:=IFERROR(__xludf.dummyfunction(&quot;join(&quot;&quot;-&quot;&quot;,filter(J186:W186,NOT(ISBLANK(J186:W186))))&quot;);&quot;color-border-warning-active&quot;)" office:value-type="string" office:string-value="color-border-warning-active" calcext:value-type="string">
            <text:p>color-border-warning-active</text:p>
          </table:table-cell>
          <table:table-cell table:style-name="ce18" table:formula="of:=[.H186]" office:value-type="string" office:string-value="#663D00" calcext:value-type="string">
            <text:p>#663D00</text:p>
          </table:table-cell>
          <table:table-cell table:style-name="ce21" table:formula="of:=[.E64]" office:value-type="string" office:string-value="color-orange-20" calcext:value-type="string">
            <text:p>color-orange-20</text:p>
          </table:table-cell>
          <table:table-cell table:style-name="ce21" table:formula="of:=VLOOKUP([.G186];[.E$1:.F$1048576];2;0)" office:value-type="string" office:string-value="#663D00" calcext:value-type="string">
            <text:p>#663D00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order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warning</text:p>
          </table:table-cell>
          <table:table-cell table:style-name="ce52" table:content-validation-name="val10"/>
          <table:table-cell table:style-name="ce51" table:content-validation-name="val11" office:value-type="string" calcext:value-type="string">
            <text:p>active</text:p>
          </table:table-cell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21" table:formula="of:=IFERROR(__xludf.dummyfunction(&quot;sparkline($D$2,{&quot;&quot;charttype&quot;&quot;,&quot;&quot;bar&quot;&quot;;&quot;&quot;color1&quot;&quot;,F187})&quot;);&quot;&quot;)">
            <text:p/>
          </table:table-cell>
          <table:table-cell table:style-name="ce18" table:formula="of:=IFERROR(__xludf.dummyfunction(&quot;join(&quot;&quot;-&quot;&quot;,filter(J187:W187,NOT(ISBLANK(J187:W187))))&quot;);&quot;color-border-inverse&quot;)" office:value-type="string" office:string-value="color-border-inverse" calcext:value-type="string">
            <text:p>color-border-inverse</text:p>
          </table:table-cell>
          <table:table-cell table:style-name="ce18" table:formula="of:=[.H187]" office:value-type="string" office:string-value="#ffffff" calcext:value-type="string">
            <text:p>#ffffff</text:p>
          </table:table-cell>
          <table:table-cell table:style-name="ce21" table:formula="of:=[.E4]" office:value-type="string" office:string-value="color-white" calcext:value-type="string">
            <text:p>color-white</text:p>
          </table:table-cell>
          <table:table-cell table:style-name="ce21" table:formula="of:=VLOOKUP([.G187];[.E$1:.F$1048576];2;0)" office:value-type="string" office:string-value="#ffffff" calcext:value-type="string">
            <text:p>#ffffff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border</text:p>
          </table:table-cell>
          <table:table-cell table:style-name="ce51" table:content-validation-name="val7" office:value-type="string" calcext:value-type="string">
            <text:p>inverse</text:p>
          </table:table-cell>
          <table:table-cell table:style-name="ce51" table:content-validation-name="val9"/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21" table:formula="of:=IFERROR(__xludf.dummyfunction(&quot;sparkline($D$2,{&quot;&quot;charttype&quot;&quot;,&quot;&quot;bar&quot;&quot;;&quot;&quot;color1&quot;&quot;,F188})&quot;);&quot;&quot;)">
            <text:p/>
          </table:table-cell>
          <table:table-cell table:style-name="ce18" table:formula="of:=IFERROR(__xludf.dummyfunction(&quot;join(&quot;&quot;-&quot;&quot;,filter(J188:W188,NOT(ISBLANK(J188:W188))))&quot;);&quot;color-outline-focus&quot;)" office:value-type="string" office:string-value="color-outline-focus" calcext:value-type="string">
            <text:p>color-outline-focus</text:p>
          </table:table-cell>
          <table:table-cell table:style-name="ce18" table:formula="of:=[.H188]" office:value-type="string" office:string-value="#1a1a1a" calcext:value-type="string">
            <text:p>#1a1a1a</text:p>
          </table:table-cell>
          <table:table-cell table:style-name="ce21" table:formula="of:=[.E24]" office:value-type="string" office:string-value="color-gray-10" calcext:value-type="string">
            <text:p>color-gray-10</text:p>
          </table:table-cell>
          <table:table-cell table:style-name="ce21" table:formula="of:=VLOOKUP([.G188];[.E$1:.F$1048576];2;0)" office:value-type="string" office:string-value="#1a1a1a" calcext:value-type="string">
            <text:p>#1a1a1a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outline</text:p>
          </table:table-cell>
          <table:table-cell table:style-name="ce51" table:content-validation-name="val7"/>
          <table:table-cell table:style-name="ce51" table:content-validation-name="val9"/>
          <table:table-cell table:style-name="ce52" table:content-validation-name="val10"/>
          <table:table-cell table:style-name="ce51" table:content-validation-name="val11" office:value-type="string" calcext:value-type="string">
            <text:p>focus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89})&quot;);&quot;&quot;)">
            <text:p/>
          </table:table-cell>
          <table:table-cell table:style-name="ce18" table:formula="of:=IFERROR(__xludf.dummyfunction(&quot;join(&quot;&quot;-&quot;&quot;,filter(J189:W189,NOT(ISBLANK(J189:W189))))&quot;);&quot;color-text-base&quot;)" office:value-type="string" office:string-value="color-text-base" calcext:value-type="string">
            <text:p>color-text-base</text:p>
          </table:table-cell>
          <table:table-cell table:style-name="ce18" table:formula="of:=[.H189]" office:value-type="string" office:string-value="#262626" calcext:value-type="string">
            <text:p>#262626</text:p>
          </table:table-cell>
          <table:table-cell table:style-name="ce48" table:formula="of:=[.E23]" office:value-type="string" office:string-value="color-gray-15" calcext:value-type="string">
            <text:p>color-gray-15</text:p>
          </table:table-cell>
          <table:table-cell table:style-name="ce21" table:formula="of:=VLOOKUP([.G189];[.E$1:.F$1048576];2;0)" office:value-type="string" office:string-value="#262626" calcext:value-type="string">
            <text:p>#262626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text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base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90})&quot;);&quot;&quot;)">
            <text:p/>
          </table:table-cell>
          <table:table-cell table:style-name="ce18" table:formula="of:=IFERROR(__xludf.dummyfunction(&quot;join(&quot;&quot;-&quot;&quot;,filter(J190:W190,NOT(ISBLANK(J190:W190))))&quot;);&quot;color-text-primary&quot;)" office:value-type="string" office:string-value="color-text-primary" calcext:value-type="string">
            <text:p>color-text-primary</text:p>
          </table:table-cell>
          <table:table-cell table:style-name="ce18" table:formula="of:=[.H190]" office:value-type="string" office:string-value="#0066CC" calcext:value-type="string">
            <text:p>#0066CC</text:p>
          </table:table-cell>
          <table:table-cell table:style-name="ce48" table:formula="of:=[.E142]" office:value-type="string" office:string-value="theme-color-base" calcext:value-type="string">
            <text:p>theme-color-base</text:p>
          </table:table-cell>
          <table:table-cell table:style-name="ce21" table:formula="of:=VLOOKUP([.G190];[.E$1:.F$1048576];2;0)" office:value-type="string" office:string-value="#0066CC" calcext:value-type="string">
            <text:p>#0066CC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text</text:p>
          </table:table-cell>
          <table:table-cell table:style-name="ce51" table:content-validation-name="val7" office:value-type="string" calcext:value-type="string">
            <text:p>primary</text:p>
          </table:table-cell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91})&quot;);&quot;&quot;)">
            <text:p/>
          </table:table-cell>
          <table:table-cell table:style-name="ce18" table:formula="of:=IFERROR(__xludf.dummyfunction(&quot;join(&quot;&quot;-&quot;&quot;,filter(J191:W191,NOT(ISBLANK(J191:W191))))&quot;);&quot;color-text-primary-hover&quot;)" office:value-type="string" office:string-value="color-text-primary-hover" calcext:value-type="string">
            <text:p>color-text-primary-hover</text:p>
          </table:table-cell>
          <table:table-cell table:style-name="ce18" table:formula="of:=[.H191]" office:value-type="string" office:string-value="#004d99" calcext:value-type="string">
            <text:p>#004d99</text:p>
          </table:table-cell>
          <table:table-cell table:style-name="ce48" table:formula="of:=[.E143]" office:value-type="string" office:string-value="theme-color-dark" calcext:value-type="string">
            <text:p>theme-color-dark</text:p>
          </table:table-cell>
          <table:table-cell table:style-name="ce21" table:formula="of:=VLOOKUP([.G191];[.E$1:.F$1048576];2;0)" office:value-type="string" office:string-value="#004d99" calcext:value-type="string">
            <text:p>#004d99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text</text:p>
          </table:table-cell>
          <table:table-cell table:style-name="ce51" table:content-validation-name="val7" office:value-type="string" calcext:value-type="string">
            <text:p>primary</text:p>
          </table:table-cell>
          <table:table-cell table:style-name="ce52" table:content-validation-name="val9"/>
          <table:table-cell table:style-name="ce51" table:content-validation-name="val10"/>
          <table:table-cell table:style-name="ce51" table:content-validation-name="val11" office:value-type="string" calcext:value-type="string">
            <text:p>hover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92})&quot;);&quot;&quot;)">
            <text:p/>
          </table:table-cell>
          <table:table-cell table:style-name="ce18" table:formula="of:=IFERROR(__xludf.dummyfunction(&quot;join(&quot;&quot;-&quot;&quot;,filter(J192:W192,NOT(ISBLANK(J192:W192))))&quot;);&quot;color-text-primary-active&quot;)" office:value-type="string" office:string-value="color-text-primary-active" calcext:value-type="string">
            <text:p>color-text-primary-active</text:p>
          </table:table-cell>
          <table:table-cell table:style-name="ce18" table:formula="of:=[.H192]" office:value-type="string" office:string-value="#003366" calcext:value-type="string">
            <text:p>#003366</text:p>
          </table:table-cell>
          <table:table-cell table:style-name="ce48" table:formula="of:=[.E144]" office:value-type="string" office:string-value="theme-color-darker" calcext:value-type="string">
            <text:p>theme-color-darker</text:p>
          </table:table-cell>
          <table:table-cell table:style-name="ce21" table:formula="of:=VLOOKUP([.G192];[.E$1:.F$1048576];2;0)" office:value-type="string" office:string-value="#003366" calcext:value-type="string">
            <text:p>#003366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text</text:p>
          </table:table-cell>
          <table:table-cell table:style-name="ce51" table:content-validation-name="val7" office:value-type="string" calcext:value-type="string">
            <text:p>primary</text:p>
          </table:table-cell>
          <table:table-cell table:style-name="ce52" table:content-validation-name="val9"/>
          <table:table-cell table:style-name="ce51" table:content-validation-name="val10"/>
          <table:table-cell table:style-name="ce51" table:content-validation-name="val11" office:value-type="string" calcext:value-type="string">
            <text:p>active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style-name="ce15" office:value-type="string" calcext:value-type="string">
            <text:p>🟣</text:p>
          </table:table-cell>
          <table:table-cell table:style-name="ce15" office:value-type="string" calcext:value-type="string">
            <text:p>🔵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93})&quot;);&quot;&quot;)">
            <text:p/>
          </table:table-cell>
          <table:table-cell table:style-name="ce18" table:formula="of:=IFERROR(__xludf.dummyfunction(&quot;join(&quot;&quot;-&quot;&quot;,filter(J193:W193,NOT(ISBLANK(J193:W193))))&quot;);&quot;color-text-accent&quot;)" office:value-type="string" office:string-value="color-text-accent" calcext:value-type="string">
            <text:p>color-text-accent</text:p>
          </table:table-cell>
          <table:table-cell table:style-name="ce18" table:formula="of:=[.H193]" office:value-type="string" office:string-value="#077f7b" calcext:value-type="string">
            <text:p>#077f7b</text:p>
          </table:table-cell>
          <table:table-cell table:style-name="ce48" table:formula="of:=[.E33]" office:value-type="string" office:string-value="color-teal-26" calcext:value-type="string">
            <text:p>color-teal-26</text:p>
          </table:table-cell>
          <table:table-cell table:style-name="ce21" table:formula="of:=VLOOKUP([.G193];[.E$1:.F$1048576];2;0)" office:value-type="string" office:string-value="#077f7b" calcext:value-type="string">
            <text:p>#077f7b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text</text:p>
          </table:table-cell>
          <table:table-cell table:style-name="ce51" table:content-validation-name="val7" office:value-type="string" calcext:value-type="string">
            <text:p>accent</text:p>
          </table:table-cell>
          <table:table-cell table:style-name="ce52" table:content-validation-name="val9"/>
          <table:table-cell table:style-name="ce52" table:content-validation-name="val10"/>
          <table:table-cell table:style-name="ce51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style-name="ce15" office:value-type="string" calcext:value-type="string">
            <text:p>🟣</text:p>
          </table:table-cell>
          <table:table-cell table:style-name="ce15" office:value-type="string" calcext:value-type="string">
            <text:p>🔵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94})&quot;);&quot;&quot;)">
            <text:p/>
          </table:table-cell>
          <table:table-cell table:style-name="ce18" table:formula="of:=IFERROR(__xludf.dummyfunction(&quot;join(&quot;&quot;-&quot;&quot;,filter(J194:W194,NOT(ISBLANK(J194:W194))))&quot;);&quot;color-text-accent-hover&quot;)" office:value-type="string" office:string-value="color-text-accent-hover" calcext:value-type="string">
            <text:p>color-text-accent-hover</text:p>
          </table:table-cell>
          <table:table-cell table:style-name="ce18" table:formula="of:=[.H194]" office:value-type="string" office:string-value="#05615e" calcext:value-type="string">
            <text:p>#05615e</text:p>
          </table:table-cell>
          <table:table-cell table:style-name="ce48" table:formula="of:=[.E34]" office:value-type="string" office:string-value="color-teal-20" calcext:value-type="string">
            <text:p>color-teal-20</text:p>
          </table:table-cell>
          <table:table-cell table:style-name="ce21" table:formula="of:=VLOOKUP([.G194];[.E$1:.F$1048576];2;0)" office:value-type="string" office:string-value="#05615e" calcext:value-type="string">
            <text:p>#05615e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text</text:p>
          </table:table-cell>
          <table:table-cell table:style-name="ce51" table:content-validation-name="val7" office:value-type="string" calcext:value-type="string">
            <text:p>accent</text:p>
          </table:table-cell>
          <table:table-cell table:style-name="ce52" table:content-validation-name="val9"/>
          <table:table-cell table:style-name="ce52" table:content-validation-name="val10"/>
          <table:table-cell table:style-name="ce51" table:content-validation-name="val11" office:value-type="string" calcext:value-type="string">
            <text:p>hover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95})&quot;);&quot;&quot;)">
            <text:p/>
          </table:table-cell>
          <table:table-cell table:style-name="ce18" table:formula="of:=IFERROR(__xludf.dummyfunction(&quot;join(&quot;&quot;-&quot;&quot;,filter(J195:W195,NOT(ISBLANK(J195:W195))))&quot;);&quot;color-text-secondary&quot;)" office:value-type="string" office:string-value="color-text-secondary" calcext:value-type="string">
            <text:p>color-text-secondary</text:p>
          </table:table-cell>
          <table:table-cell table:style-name="ce18" table:formula="of:=[.H195]" office:value-type="string" office:string-value="#2f475e" calcext:value-type="string">
            <text:p>#2f475e</text:p>
          </table:table-cell>
          <table:table-cell table:style-name="ce21" table:formula="of:=[.E13]" office:value-type="string" office:string-value="color-slate-28" calcext:value-type="string">
            <text:p>color-slate-28</text:p>
          </table:table-cell>
          <table:table-cell table:style-name="ce21" table:formula="of:=VLOOKUP([.G195];[.E$1:.F$1048576];2;0)" office:value-type="string" office:string-value="#2f475e" calcext:value-type="string">
            <text:p>#2f475e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text</text:p>
          </table:table-cell>
          <table:table-cell table:style-name="ce51" table:content-validation-name="val7" office:value-type="string" calcext:value-type="string">
            <text:p>secondary</text:p>
          </table:table-cell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96})&quot;);&quot;&quot;)">
            <text:p/>
          </table:table-cell>
          <table:table-cell table:style-name="ce18" table:formula="of:=IFERROR(__xludf.dummyfunction(&quot;join(&quot;&quot;-&quot;&quot;,filter(J196:W196,NOT(ISBLANK(J196:W196))))&quot;);&quot;color-text-secondary-hover&quot;)" office:value-type="string" office:string-value="color-text-secondary-hover" calcext:value-type="string">
            <text:p>color-text-secondary-hover</text:p>
          </table:table-cell>
          <table:table-cell table:style-name="ce18" table:formula="of:=[.H196]" office:value-type="string" office:string-value="#17324d" calcext:value-type="string">
            <text:p>#17324d</text:p>
          </table:table-cell>
          <table:table-cell table:style-name="ce21" table:formula="of:=[.E14]" office:value-type="string" office:string-value="color-slate-20" calcext:value-type="string">
            <text:p>color-slate-20</text:p>
          </table:table-cell>
          <table:table-cell table:style-name="ce21" table:formula="of:=VLOOKUP([.G196];[.E$1:.F$1048576];2;0)" office:value-type="string" office:string-value="#17324d" calcext:value-type="string">
            <text:p>#17324d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text</text:p>
          </table:table-cell>
          <table:table-cell table:style-name="ce51" table:content-validation-name="val7" office:value-type="string" calcext:value-type="string">
            <text:p>secondary</text:p>
          </table:table-cell>
          <table:table-cell table:style-name="ce52" table:content-validation-name="val9"/>
          <table:table-cell table:style-name="ce52" table:content-validation-name="val10"/>
          <table:table-cell table:style-name="ce51" table:content-validation-name="val11" office:value-type="string" calcext:value-type="string">
            <text:p>hover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97})&quot;);&quot;&quot;)">
            <text:p/>
          </table:table-cell>
          <table:table-cell table:style-name="ce18" table:formula="of:=IFERROR(__xludf.dummyfunction(&quot;join(&quot;&quot;-&quot;&quot;,filter(J197:W197,NOT(ISBLANK(J197:W197))))&quot;);&quot;color-text-secondary-active&quot;)" office:value-type="string" office:string-value="color-text-secondary-active" calcext:value-type="string">
            <text:p>color-text-secondary-active</text:p>
          </table:table-cell>
          <table:table-cell table:style-name="ce18" table:formula="of:=[.H197]" office:value-type="string" office:string-value="#17324d" calcext:value-type="string">
            <text:p>#17324d</text:p>
          </table:table-cell>
          <table:table-cell table:style-name="ce21" table:formula="of:=[.E14]" office:value-type="string" office:string-value="color-slate-20" calcext:value-type="string">
            <text:p>color-slate-20</text:p>
          </table:table-cell>
          <table:table-cell table:style-name="ce21" table:formula="of:=VLOOKUP([.G197];[.E$1:.F$1048576];2;0)" office:value-type="string" office:string-value="#17324d" calcext:value-type="string">
            <text:p>#17324d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text</text:p>
          </table:table-cell>
          <table:table-cell table:style-name="ce51" table:content-validation-name="val7" office:value-type="string" calcext:value-type="string">
            <text:p>secondary</text:p>
          </table:table-cell>
          <table:table-cell table:style-name="ce52" table:content-validation-name="val9"/>
          <table:table-cell table:style-name="ce52" table:content-validation-name="val10"/>
          <table:table-cell table:style-name="ce51" table:content-validation-name="val11" office:value-type="string" calcext:value-type="string">
            <text:p>active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98})&quot;);&quot;&quot;)">
            <text:p/>
          </table:table-cell>
          <table:table-cell table:style-name="ce18" table:formula="of:=IFERROR(__xludf.dummyfunction(&quot;join(&quot;&quot;-&quot;&quot;,filter(J198:W198,NOT(ISBLANK(J198:W198))))&quot;);&quot;color-text-muted&quot;)" office:value-type="string" office:string-value="color-text-muted" calcext:value-type="string">
            <text:p>color-text-muted</text:p>
          </table:table-cell>
          <table:table-cell table:style-name="ce18" table:formula="of:=[.H198]" office:value-type="string" office:string-value="#5c6f82" calcext:value-type="string">
            <text:p>#5c6f82</text:p>
          </table:table-cell>
          <table:table-cell table:style-name="ce21" table:formula="of:=[.E11]" office:value-type="string" office:string-value="color-slate-44" calcext:value-type="string">
            <text:p>color-slate-44</text:p>
          </table:table-cell>
          <table:table-cell table:style-name="ce21" table:formula="of:=VLOOKUP([.G198];[.E$1:.F$1048576];2;0)" office:value-type="string" office:string-value="#5c6f82" calcext:value-type="string">
            <text:p>#5c6f82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text</text:p>
          </table:table-cell>
          <table:table-cell table:style-name="ce51" table:content-validation-name="val7" office:value-type="string" calcext:value-type="string">
            <text:p>muted</text:p>
          </table:table-cell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199})&quot;);&quot;&quot;)">
            <text:p/>
          </table:table-cell>
          <table:table-cell table:style-name="ce18" table:formula="of:=IFERROR(__xludf.dummyfunction(&quot;join(&quot;&quot;-&quot;&quot;,filter(J199:W199,NOT(ISBLANK(J199:W199))))&quot;);&quot;color-text-disabled&quot;)" office:value-type="string" office:string-value="color-text-disabled" calcext:value-type="string">
            <text:p>color-text-disabled</text:p>
          </table:table-cell>
          <table:table-cell table:style-name="ce18" table:formula="of:=[.H199]" office:value-type="string" office:string-value="#5c6f82" calcext:value-type="string">
            <text:p>#5c6f82</text:p>
          </table:table-cell>
          <table:table-cell table:style-name="ce21" table:formula="of:=[.E11]" office:value-type="string" office:string-value="color-slate-44" calcext:value-type="string">
            <text:p>color-slate-44</text:p>
          </table:table-cell>
          <table:table-cell table:style-name="ce21" table:formula="of:=VLOOKUP([.G199];[.E$1:.F$1048576];2;0)" office:value-type="string" office:string-value="#5c6f82" calcext:value-type="string">
            <text:p>#5c6f82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text</text:p>
          </table:table-cell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1" table:content-validation-name="val11" office:value-type="string" calcext:value-type="string">
            <text:p>disabled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200})&quot;);&quot;&quot;)">
            <text:p/>
          </table:table-cell>
          <table:table-cell table:style-name="ce18" table:formula="of:=IFERROR(__xludf.dummyfunction(&quot;join(&quot;&quot;-&quot;&quot;,filter(J200:W200,NOT(ISBLANK(J200:W200))))&quot;);&quot;color-text-success&quot;)" office:value-type="string" office:string-value="color-text-success" calcext:value-type="string">
            <text:p>color-text-success</text:p>
          </table:table-cell>
          <table:table-cell table:style-name="ce18" table:formula="of:=[.H200]" office:value-type="string" office:string-value="#008055" calcext:value-type="string">
            <text:p>#008055</text:p>
          </table:table-cell>
          <table:table-cell table:style-name="ce49" table:formula="of:=[.E52]" office:value-type="string" office:string-value="color-emerald-25" calcext:value-type="string">
            <text:p>color-emerald-25</text:p>
          </table:table-cell>
          <table:table-cell table:style-name="ce21" table:formula="of:=VLOOKUP([.G200];[.E$1:.F$1048576];2;0)" office:value-type="string" office:string-value="#008055" calcext:value-type="string">
            <text:p>#008055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text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success</text:p>
          </table:table-cell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201})&quot;);&quot;&quot;)">
            <text:p/>
          </table:table-cell>
          <table:table-cell table:style-name="ce18" table:formula="of:=IFERROR(__xludf.dummyfunction(&quot;join(&quot;&quot;-&quot;&quot;,filter(J201:W201,NOT(ISBLANK(J201:W201))))&quot;);&quot;color-text-success-hover&quot;)" office:value-type="string" office:string-value="color-text-success-hover" calcext:value-type="string">
            <text:p>color-text-success-hover</text:p>
          </table:table-cell>
          <table:table-cell table:style-name="ce18" table:formula="of:=[.H201]" office:value-type="string" office:string-value="#006644" calcext:value-type="string">
            <text:p>#006644</text:p>
          </table:table-cell>
          <table:table-cell table:style-name="ce49" table:formula="of:=[.E53]" office:value-type="string" office:string-value="color-emerald-20" calcext:value-type="string">
            <text:p>color-emerald-20</text:p>
          </table:table-cell>
          <table:table-cell table:style-name="ce21" table:formula="of:=VLOOKUP([.G201];[.E$1:.F$1048576];2;0)" office:value-type="string" office:string-value="#006644" calcext:value-type="string">
            <text:p>#006644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text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success</text:p>
          </table:table-cell>
          <table:table-cell table:style-name="ce52" table:content-validation-name="val10"/>
          <table:table-cell table:style-name="ce51" table:content-validation-name="val11" office:value-type="string" calcext:value-type="string">
            <text:p>hover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202})&quot;);&quot;&quot;)">
            <text:p/>
          </table:table-cell>
          <table:table-cell table:style-name="ce18" table:formula="of:=IFERROR(__xludf.dummyfunction(&quot;join(&quot;&quot;-&quot;&quot;,filter(J202:W202,NOT(ISBLANK(J202:W202))))&quot;);&quot;color-text-success-active&quot;)" office:value-type="string" office:string-value="color-text-success-active" calcext:value-type="string">
            <text:p>color-text-success-active</text:p>
          </table:table-cell>
          <table:table-cell table:style-name="ce18" table:formula="of:=[.H202]" office:value-type="string" office:string-value="#004d33" calcext:value-type="string">
            <text:p>#004d33</text:p>
          </table:table-cell>
          <table:table-cell table:style-name="ce49" table:formula="of:=[.E54]" office:value-type="string" office:string-value="color-emerald-15" calcext:value-type="string">
            <text:p>color-emerald-15</text:p>
          </table:table-cell>
          <table:table-cell table:style-name="ce21" table:formula="of:=VLOOKUP([.G202];[.E$1:.F$1048576];2;0)" office:value-type="string" office:string-value="#004d33" calcext:value-type="string">
            <text:p>#004d33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text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success</text:p>
          </table:table-cell>
          <table:table-cell table:style-name="ce52" table:content-validation-name="val10"/>
          <table:table-cell table:style-name="ce51" table:content-validation-name="val11" office:value-type="string" calcext:value-type="string">
            <text:p>active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203})&quot;);&quot;&quot;)">
            <text:p/>
          </table:table-cell>
          <table:table-cell table:style-name="ce18" table:formula="of:=IFERROR(__xludf.dummyfunction(&quot;join(&quot;&quot;-&quot;&quot;,filter(J203:W203,NOT(ISBLANK(J203:W203))))&quot;);&quot;color-text-error&quot;)" office:value-type="string" office:string-value="color-text-error" calcext:value-type="string">
            <text:p>color-text-error</text:p>
          </table:table-cell>
          <table:table-cell table:style-name="ce18" table:formula="of:=[.H203]" office:value-type="string" office:string-value="#cc334d" calcext:value-type="string">
            <text:p>#cc334d</text:p>
          </table:table-cell>
          <table:table-cell table:style-name="ce49" table:formula="of:=[.E40]" office:value-type="string" office:string-value="color-red-50" calcext:value-type="string">
            <text:p>color-red-50</text:p>
          </table:table-cell>
          <table:table-cell table:style-name="ce21" table:formula="of:=VLOOKUP([.G203];[.E$1:.F$1048576];2;0)" office:value-type="string" office:string-value="#cc334d" calcext:value-type="string">
            <text:p>#cc334d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text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error</text:p>
          </table:table-cell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204})&quot;);&quot;&quot;)">
            <text:p/>
          </table:table-cell>
          <table:table-cell table:style-name="ce18" table:formula="of:=IFERROR(__xludf.dummyfunction(&quot;join(&quot;&quot;-&quot;&quot;,filter(J204:W204,NOT(ISBLANK(J204:W204))))&quot;);&quot;color-text-error-hover&quot;)" office:value-type="string" office:string-value="color-text-error-hover" calcext:value-type="string">
            <text:p>color-text-error-hover</text:p>
          </table:table-cell>
          <table:table-cell table:style-name="ce18" table:formula="of:=[.H204]" office:value-type="string" office:string-value="#992639" calcext:value-type="string">
            <text:p>#992639</text:p>
          </table:table-cell>
          <table:table-cell table:style-name="ce49" table:formula="of:=[.E42]" office:value-type="string" office:string-value="color-red-37" calcext:value-type="string">
            <text:p>color-red-37</text:p>
          </table:table-cell>
          <table:table-cell table:style-name="ce21" table:formula="of:=VLOOKUP([.G204];[.E$1:.F$1048576];2;0)" office:value-type="string" office:string-value="#992639" calcext:value-type="string">
            <text:p>#992639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text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error</text:p>
          </table:table-cell>
          <table:table-cell table:style-name="ce52" table:content-validation-name="val10"/>
          <table:table-cell table:style-name="ce51" table:content-validation-name="val11" office:value-type="string" calcext:value-type="string">
            <text:p>hover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205})&quot;);&quot;&quot;)">
            <text:p/>
          </table:table-cell>
          <table:table-cell table:style-name="ce18" table:formula="of:=IFERROR(__xludf.dummyfunction(&quot;join(&quot;&quot;-&quot;&quot;,filter(J205:W205,NOT(ISBLANK(J205:W205))))&quot;);&quot;color-text-error-active&quot;)" office:value-type="string" office:string-value="color-text-error-active" calcext:value-type="string">
            <text:p>color-text-error-active</text:p>
          </table:table-cell>
          <table:table-cell table:style-name="ce18" table:formula="of:=[.H205]" office:value-type="string" office:string-value="#661a26" calcext:value-type="string">
            <text:p>#661a26</text:p>
          </table:table-cell>
          <table:table-cell table:style-name="ce49" table:formula="of:=[.E44]" office:value-type="string" office:string-value="color-red-25" calcext:value-type="string">
            <text:p>color-red-25</text:p>
          </table:table-cell>
          <table:table-cell table:style-name="ce21" table:formula="of:=VLOOKUP([.G205];[.E$1:.F$1048576];2;0)" office:value-type="string" office:string-value="#661a26" calcext:value-type="string">
            <text:p>#661a26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text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error</text:p>
          </table:table-cell>
          <table:table-cell table:style-name="ce52" table:content-validation-name="val10"/>
          <table:table-cell table:style-name="ce51" table:content-validation-name="val11" office:value-type="string" calcext:value-type="string">
            <text:p>active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206})&quot;);&quot;&quot;)">
            <text:p/>
          </table:table-cell>
          <table:table-cell table:style-name="ce18" table:formula="of:=IFERROR(__xludf.dummyfunction(&quot;join(&quot;&quot;-&quot;&quot;,filter(J206:W206,NOT(ISBLANK(J206:W206))))&quot;);&quot;color-text-warning&quot;)" office:value-type="string" office:string-value="color-text-warning" calcext:value-type="string">
            <text:p>color-text-warning</text:p>
          </table:table-cell>
          <table:table-cell table:style-name="ce18" table:formula="of:=[.H206]" office:value-type="string" office:string-value="#995C00" calcext:value-type="string">
            <text:p>#995C00</text:p>
          </table:table-cell>
          <table:table-cell table:style-name="ce49" table:formula="of:=[.E62]" office:value-type="string" office:string-value="color-orange-30" calcext:value-type="string">
            <text:p>color-orange-30</text:p>
          </table:table-cell>
          <table:table-cell table:style-name="ce21" table:formula="of:=VLOOKUP([.G206];[.E$1:.F$1048576];2;0)" office:value-type="string" office:string-value="#995C00" calcext:value-type="string">
            <text:p>#995C00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text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warning</text:p>
          </table:table-cell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207})&quot;);&quot;&quot;)">
            <text:p/>
          </table:table-cell>
          <table:table-cell table:style-name="ce18" table:formula="of:=IFERROR(__xludf.dummyfunction(&quot;join(&quot;&quot;-&quot;&quot;,filter(J207:W207,NOT(ISBLANK(J207:W207))))&quot;);&quot;color-text-warning-hover&quot;)" office:value-type="string" office:string-value="color-text-warning-hover" calcext:value-type="string">
            <text:p>color-text-warning-hover</text:p>
          </table:table-cell>
          <table:table-cell table:style-name="ce18" table:formula="of:=[.H207]" office:value-type="string" office:string-value="#804D00" calcext:value-type="string">
            <text:p>#804D00</text:p>
          </table:table-cell>
          <table:table-cell table:style-name="ce49" table:formula="of:=[.E63]" office:value-type="string" office:string-value="color-orange-25" calcext:value-type="string">
            <text:p>color-orange-25</text:p>
          </table:table-cell>
          <table:table-cell table:style-name="ce21" table:formula="of:=VLOOKUP([.G207];[.E$1:.F$1048576];2;0)" office:value-type="string" office:string-value="#804D00" calcext:value-type="string">
            <text:p>#804D00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text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warning</text:p>
          </table:table-cell>
          <table:table-cell table:style-name="ce52" table:content-validation-name="val10"/>
          <table:table-cell table:style-name="ce51" table:content-validation-name="val11" office:value-type="string" calcext:value-type="string">
            <text:p>hover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208})&quot;);&quot;&quot;)">
            <text:p/>
          </table:table-cell>
          <table:table-cell table:style-name="ce18" table:formula="of:=IFERROR(__xludf.dummyfunction(&quot;join(&quot;&quot;-&quot;&quot;,filter(J208:W208,NOT(ISBLANK(J208:W208))))&quot;);&quot;color-text-warning-active&quot;)" office:value-type="string" office:string-value="color-text-warning-active" calcext:value-type="string">
            <text:p>color-text-warning-active</text:p>
          </table:table-cell>
          <table:table-cell table:style-name="ce18" table:formula="of:=[.H208]" office:value-type="string" office:string-value="#663D00" calcext:value-type="string">
            <text:p>#663D00</text:p>
          </table:table-cell>
          <table:table-cell table:style-name="ce49" table:formula="of:=[.E64]" office:value-type="string" office:string-value="color-orange-20" calcext:value-type="string">
            <text:p>color-orange-20</text:p>
          </table:table-cell>
          <table:table-cell table:style-name="ce21" table:formula="of:=VLOOKUP([.G208];[.E$1:.F$1048576];2;0)" office:value-type="string" office:string-value="#663D00" calcext:value-type="string">
            <text:p>#663D00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text</text:p>
          </table:table-cell>
          <table:table-cell table:style-name="ce51" table:content-validation-name="val7"/>
          <table:table-cell table:style-name="ce51" table:content-validation-name="val9" office:value-type="string" calcext:value-type="string">
            <text:p>warning</text:p>
          </table:table-cell>
          <table:table-cell table:style-name="ce52" table:content-validation-name="val10"/>
          <table:table-cell table:style-name="ce51" table:content-validation-name="val11" office:value-type="string" calcext:value-type="string">
            <text:p>active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21" table:formula="of:=IFERROR(__xludf.dummyfunction(&quot;sparkline($D$2,{&quot;&quot;charttype&quot;&quot;,&quot;&quot;bar&quot;&quot;;&quot;&quot;color1&quot;&quot;,F209})&quot;);&quot;&quot;)">
            <text:p/>
          </table:table-cell>
          <table:table-cell table:style-name="ce18" table:formula="of:=IFERROR(__xludf.dummyfunction(&quot;join(&quot;&quot;-&quot;&quot;,filter(J209:W209,NOT(ISBLANK(J209:W209))))&quot;);&quot;color-text-inverse&quot;)" office:value-type="string" office:string-value="color-text-inverse" calcext:value-type="string">
            <text:p>color-text-inverse</text:p>
          </table:table-cell>
          <table:table-cell table:style-name="ce18" table:formula="of:=[.H209]" office:value-type="string" office:string-value="#ffffff" calcext:value-type="string">
            <text:p>#ffffff</text:p>
          </table:table-cell>
          <table:table-cell table:style-name="ce49" table:formula="of:=[.E4]" office:value-type="string" office:string-value="color-white" calcext:value-type="string">
            <text:p>color-white</text:p>
          </table:table-cell>
          <table:table-cell table:style-name="ce21" table:formula="of:=VLOOKUP([.G209];[.E$1:.F$1048576];2;0)" office:value-type="string" office:string-value="#ffffff" calcext:value-type="string">
            <text:p>#ffffff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color</text:p>
          </table:table-cell>
          <table:table-cell table:style-name="ce51" table:content-validation-name="val6" office:value-type="string" calcext:value-type="string">
            <text:p>text</text:p>
          </table:table-cell>
          <table:table-cell table:style-name="ce51" table:content-validation-name="val7" office:value-type="string" calcext:value-type="string">
            <text:p>inverse</text:p>
          </table:table-cell>
          <table:table-cell table:style-name="ce51" table:content-validation-name="val9"/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210:W210,NOT(ISBLANK(J210:W210))))&quot;);&quot;display1-font-size&quot;)" office:value-type="string" office:string-value="display1-font-size" calcext:value-type="string">
            <text:p>display1-font-size</text:p>
          </table:table-cell>
          <table:table-cell table:style-name="ce18" table:formula="of:=[.H210]" office:value-type="string" office:string-value="40px" calcext:value-type="string">
            <text:p>40px</text:p>
          </table:table-cell>
          <table:table-cell table:style-name="ce21" table:formula="of:=[.E101]" office:value-type="string" office:string-value="font-size-8" calcext:value-type="string">
            <text:p>font-size-8</text:p>
          </table:table-cell>
          <table:table-cell table:style-name="ce21" table:formula="of:=VLOOKUP([.G210];[.E$1:.F$1048576];2;0)" office:value-type="string" office:string-value="40px" calcext:value-type="string">
            <text:p>40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1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11:W211,NOT(ISBLANK(J211:W211))))&quot;);&quot;display1-line-height&quot;)" office:value-type="string" office:string-value="display1-line-height" calcext:value-type="string">
            <text:p>display1-line-height</text:p>
          </table:table-cell>
          <table:table-cell table:style-name="ce40" table:formula="of:=[.H211]" office:value-type="string" office:string-value="48px" calcext:value-type="string">
            <text:p>48px</text:p>
          </table:table-cell>
          <table:table-cell table:style-name="ce21" table:formula="of:=[.E114]" office:value-type="string" office:string-value="font-line-height-xl" calcext:value-type="string">
            <text:p>font-line-height-xl</text:p>
          </table:table-cell>
          <table:table-cell table:style-name="ce21" table:formula="of:=VLOOKUP([.G211];[.E$1:.F$1048576];2;0)" office:value-type="string" office:string-value="48px" calcext:value-type="string">
            <text:p>48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1</text:p>
          </table:table-cell>
          <table:table-cell table:style-name="ce51" table:content-validation-name="val5"/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212:W212,NOT(ISBLANK(J212:W212))))&quot;);&quot;display1-font-size-on-desktop&quot;)" office:value-type="string" office:string-value="display1-font-size-on-desktop" calcext:value-type="string">
            <text:p>display1-font-size-on-desktop</text:p>
          </table:table-cell>
          <table:table-cell table:style-name="ce18" table:formula="of:=[.H212]" office:value-type="string" office:string-value="48px" calcext:value-type="string">
            <text:p>48px</text:p>
          </table:table-cell>
          <table:table-cell table:style-name="ce21" table:formula="of:=[.E102]" office:value-type="string" office:string-value="font-size-9" calcext:value-type="string">
            <text:p>font-size-9</text:p>
          </table:table-cell>
          <table:table-cell table:style-name="ce21" table:formula="of:=VLOOKUP([.G212];[.E$1:.F$1048576];2;0)" office:value-type="string" office:string-value="48px" calcext:value-type="string">
            <text:p>48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1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/>
          <table:table-cell table:style-name="ce52" table:content-validation-name="val11"/>
          <table:table-cell table:style-name="ce51" table:content-validation-name="val12" office:value-type="string" calcext:value-type="string">
            <text:p>on-desktop</text:p>
          </table:table-cell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13:W213,NOT(ISBLANK(J213:W213))))&quot;);&quot;display1-line-height-on-desktop&quot;)" office:value-type="string" office:string-value="display1-line-height-on-desktop" calcext:value-type="string">
            <text:p>display1-line-height-on-desktop</text:p>
          </table:table-cell>
          <table:table-cell table:style-name="ce40" table:formula="of:=[.H213]" office:value-type="string" office:string-value="56px" calcext:value-type="string">
            <text:p>56px</text:p>
          </table:table-cell>
          <table:table-cell table:style-name="ce21" table:formula="of:=[.E115]" office:value-type="string" office:string-value="font-line-height-xxl" calcext:value-type="string">
            <text:p>font-line-height-xxl</text:p>
          </table:table-cell>
          <table:table-cell table:style-name="ce21" table:formula="of:=VLOOKUP([.G213];[.E$1:.F$1048576];2;0)" office:value-type="string" office:string-value="56px" calcext:value-type="string">
            <text:p>56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1</text:p>
          </table:table-cell>
          <table:table-cell table:style-name="ce51" table:content-validation-name="val5"/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1" table:content-validation-name="val12" office:value-type="string" calcext:value-type="string">
            <text:p>on-desktop</text:p>
          </table:table-cell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14:W214,NOT(ISBLANK(J214:W214))))&quot;);&quot;display1-font-weight&quot;)" office:value-type="string" office:string-value="display1-font-weight" calcext:value-type="string">
            <text:p>display1-font-weight</text:p>
          </table:table-cell>
          <table:table-cell table:style-name="ce40" table:formula="of:=[.H214]" office:value-type="string" office:string-value="bold" calcext:value-type="string">
            <text:p>bold</text:p>
          </table:table-cell>
          <table:table-cell table:style-name="ce21" table:formula="of:=[.E108]" office:value-type="string" office:string-value="font-weight-bold" calcext:value-type="string">
            <text:p>font-weight-bold</text:p>
          </table:table-cell>
          <table:table-cell table:style-name="ce21" table:formula="of:=VLOOKUP([.G214];[.E$1:.F$1048576];2;0)" office:value-type="string" office:string-value="bold" calcext:value-type="string">
            <text:p>bold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1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weight</text:p>
          </table:table-cell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215:W215,NOT(ISBLANK(J215:W215))))&quot;);&quot;display2-font-size&quot;)" office:value-type="string" office:string-value="display2-font-size" calcext:value-type="string">
            <text:p>display2-font-size</text:p>
          </table:table-cell>
          <table:table-cell table:style-name="ce18" table:formula="of:=[.H215]" office:value-type="string" office:string-value="32px" calcext:value-type="string">
            <text:p>32px</text:p>
          </table:table-cell>
          <table:table-cell table:style-name="ce21" table:formula="of:=[.E100]" office:value-type="string" office:string-value="font-size-7" calcext:value-type="string">
            <text:p>font-size-7</text:p>
          </table:table-cell>
          <table:table-cell table:style-name="ce21" table:formula="of:=VLOOKUP([.G215];[.E$1:.F$1048576];2;0)" office:value-type="string" office:string-value="32px" calcext:value-type="string">
            <text:p>32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2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16:W216,NOT(ISBLANK(J216:W216))))&quot;);&quot;display2-line-height&quot;)" office:value-type="string" office:string-value="display2-line-height" calcext:value-type="string">
            <text:p>display2-line-height</text:p>
          </table:table-cell>
          <table:table-cell table:style-name="ce40" table:formula="of:=[.H216]" office:value-type="string" office:string-value="40px" calcext:value-type="string">
            <text:p>40px</text:p>
          </table:table-cell>
          <table:table-cell table:style-name="ce21" table:formula="of:=[.E113]" office:value-type="string" office:string-value="font-line-height-l" calcext:value-type="string">
            <text:p>font-line-height-l</text:p>
          </table:table-cell>
          <table:table-cell table:style-name="ce21" table:formula="of:=VLOOKUP([.G216];[.E$1:.F$1048576];2;0)" office:value-type="string" office:string-value="40px" calcext:value-type="string">
            <text:p>40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2</text:p>
          </table:table-cell>
          <table:table-cell table:style-name="ce51" table:content-validation-name="val5"/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217:W217,NOT(ISBLANK(J217:W217))))&quot;);&quot;display2-font-size-on-desktop&quot;)" office:value-type="string" office:string-value="display2-font-size-on-desktop" calcext:value-type="string">
            <text:p>display2-font-size-on-desktop</text:p>
          </table:table-cell>
          <table:table-cell table:style-name="ce18" table:formula="of:=[.H217]" office:value-type="string" office:string-value="40px" calcext:value-type="string">
            <text:p>40px</text:p>
          </table:table-cell>
          <table:table-cell table:style-name="ce21" table:formula="of:=[.E101]" office:value-type="string" office:string-value="font-size-8" calcext:value-type="string">
            <text:p>font-size-8</text:p>
          </table:table-cell>
          <table:table-cell table:style-name="ce21" table:formula="of:=VLOOKUP([.G217];[.E$1:.F$1048576];2;0)" office:value-type="string" office:string-value="40px" calcext:value-type="string">
            <text:p>40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2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/>
          <table:table-cell table:style-name="ce52" table:content-validation-name="val11"/>
          <table:table-cell table:style-name="ce51" table:content-validation-name="val12" office:value-type="string" calcext:value-type="string">
            <text:p>on-desktop</text:p>
          </table:table-cell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18:W218,NOT(ISBLANK(J218:W218))))&quot;);&quot;display2-line-height-on-desktop&quot;)" office:value-type="string" office:string-value="display2-line-height-on-desktop" calcext:value-type="string">
            <text:p>display2-line-height-on-desktop</text:p>
          </table:table-cell>
          <table:table-cell table:style-name="ce40" table:formula="of:=[.H218]" office:value-type="string" office:string-value="48px" calcext:value-type="string">
            <text:p>48px</text:p>
          </table:table-cell>
          <table:table-cell table:style-name="ce21" table:formula="of:=[.E114]" office:value-type="string" office:string-value="font-line-height-xl" calcext:value-type="string">
            <text:p>font-line-height-xl</text:p>
          </table:table-cell>
          <table:table-cell table:style-name="ce21" table:formula="of:=VLOOKUP([.G218];[.E$1:.F$1048576];2;0)" office:value-type="string" office:string-value="48px" calcext:value-type="string">
            <text:p>48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2</text:p>
          </table:table-cell>
          <table:table-cell table:style-name="ce51" table:content-validation-name="val5"/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1" table:content-validation-name="val12" office:value-type="string" calcext:value-type="string">
            <text:p>on-desktop</text:p>
          </table:table-cell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19:W219,NOT(ISBLANK(J219:W219))))&quot;);&quot;display2-font-weight&quot;)" office:value-type="string" office:string-value="display2-font-weight" calcext:value-type="string">
            <text:p>display2-font-weight</text:p>
          </table:table-cell>
          <table:table-cell table:style-name="ce18" table:formula="of:=[.H219]" office:value-type="string" office:string-value="bold" calcext:value-type="string">
            <text:p>bold</text:p>
          </table:table-cell>
          <table:table-cell table:style-name="ce21" table:formula="of:=[.E108]" office:value-type="string" office:string-value="font-weight-bold" calcext:value-type="string">
            <text:p>font-weight-bold</text:p>
          </table:table-cell>
          <table:table-cell table:style-name="ce21" table:formula="of:=VLOOKUP([.G219];[.E$1:.F$1048576];2;0)" office:value-type="string" office:string-value="bold" calcext:value-type="string">
            <text:p>bold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2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weight</text:p>
          </table:table-cell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220:W220,NOT(ISBLANK(J220:W220))))&quot;);&quot;display3-font-size&quot;)" office:value-type="string" office:string-value="display3-font-size" calcext:value-type="string">
            <text:p>display3-font-size</text:p>
          </table:table-cell>
          <table:table-cell table:style-name="ce18" table:formula="of:=[.H220]" office:value-type="string" office:string-value="28px" calcext:value-type="string">
            <text:p>28px</text:p>
          </table:table-cell>
          <table:table-cell table:style-name="ce21" table:formula="of:=[.E99]" office:value-type="string" office:string-value="font-size-6" calcext:value-type="string">
            <text:p>font-size-6</text:p>
          </table:table-cell>
          <table:table-cell table:style-name="ce21" table:formula="of:=VLOOKUP([.G220];[.E$1:.F$1048576];2;0)" office:value-type="string" office:string-value="28px" calcext:value-type="string">
            <text:p>28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3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21:W221,NOT(ISBLANK(J221:W221))))&quot;);&quot;display3-line-height&quot;)" office:value-type="string" office:string-value="display3-line-height" calcext:value-type="string">
            <text:p>display3-line-height</text:p>
          </table:table-cell>
          <table:table-cell table:style-name="ce40" table:formula="of:=[.H221]" office:value-type="string" office:string-value="32px" calcext:value-type="string">
            <text:p>32px</text:p>
          </table:table-cell>
          <table:table-cell table:style-name="ce21" table:formula="of:=[.E112]" office:value-type="string" office:string-value="font-line-height-m" calcext:value-type="string">
            <text:p>font-line-height-m</text:p>
          </table:table-cell>
          <table:table-cell table:style-name="ce21" table:formula="of:=VLOOKUP([.G221];[.E$1:.F$1048576];2;0)" office:value-type="string" office:string-value="32px" calcext:value-type="string">
            <text:p>32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3</text:p>
          </table:table-cell>
          <table:table-cell table:style-name="ce51" table:content-validation-name="val5"/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222:W222,NOT(ISBLANK(J222:W222))))&quot;);&quot;display3-font-size-on-desktop&quot;)" office:value-type="string" office:string-value="display3-font-size-on-desktop" calcext:value-type="string">
            <text:p>display3-font-size-on-desktop</text:p>
          </table:table-cell>
          <table:table-cell table:style-name="ce18" table:formula="of:=[.H222]" office:value-type="string" office:string-value="32px" calcext:value-type="string">
            <text:p>32px</text:p>
          </table:table-cell>
          <table:table-cell table:style-name="ce21" table:formula="of:=[.E100]" office:value-type="string" office:string-value="font-size-7" calcext:value-type="string">
            <text:p>font-size-7</text:p>
          </table:table-cell>
          <table:table-cell table:style-name="ce21" table:formula="of:=VLOOKUP([.G222];[.E$1:.F$1048576];2;0)" office:value-type="string" office:string-value="32px" calcext:value-type="string">
            <text:p>32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3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/>
          <table:table-cell table:style-name="ce52" table:content-validation-name="val11"/>
          <table:table-cell table:style-name="ce51" table:content-validation-name="val12" office:value-type="string" calcext:value-type="string">
            <text:p>on-desktop</text:p>
          </table:table-cell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23:W223,NOT(ISBLANK(J223:W223))))&quot;);&quot;display3-line-height-on-desktop&quot;)" office:value-type="string" office:string-value="display3-line-height-on-desktop" calcext:value-type="string">
            <text:p>display3-line-height-on-desktop</text:p>
          </table:table-cell>
          <table:table-cell table:style-name="ce40" table:formula="of:=[.H223]" office:value-type="string" office:string-value="40px" calcext:value-type="string">
            <text:p>40px</text:p>
          </table:table-cell>
          <table:table-cell table:style-name="ce21" table:formula="of:=[.E113]" office:value-type="string" office:string-value="font-line-height-l" calcext:value-type="string">
            <text:p>font-line-height-l</text:p>
          </table:table-cell>
          <table:table-cell table:style-name="ce21" table:formula="of:=VLOOKUP([.G223];[.E$1:.F$1048576];2;0)" office:value-type="string" office:string-value="40px" calcext:value-type="string">
            <text:p>40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3</text:p>
          </table:table-cell>
          <table:table-cell table:style-name="ce51" table:content-validation-name="val5"/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1" table:content-validation-name="val12" office:value-type="string" calcext:value-type="string">
            <text:p>on-desktop</text:p>
          </table:table-cell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24:W224,NOT(ISBLANK(J224:W224))))&quot;);&quot;display3-font-weight&quot;)" office:value-type="string" office:string-value="display3-font-weight" calcext:value-type="string">
            <text:p>display3-font-weight</text:p>
          </table:table-cell>
          <table:table-cell table:style-name="ce18" table:formula="of:=[.H224]" office:value-type="string" office:string-value="bold" calcext:value-type="string">
            <text:p>bold</text:p>
          </table:table-cell>
          <table:table-cell table:style-name="ce21" table:formula="of:=[.E108]" office:value-type="string" office:string-value="font-weight-bold" calcext:value-type="string">
            <text:p>font-weight-bold</text:p>
          </table:table-cell>
          <table:table-cell table:style-name="ce21" table:formula="of:=VLOOKUP([.G224];[.E$1:.F$1048576];2;0)" office:value-type="string" office:string-value="bold" calcext:value-type="string">
            <text:p>bold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3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weight</text:p>
          </table:table-cell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225:W225,NOT(ISBLANK(J225:W225))))&quot;);&quot;display4-font-size&quot;)" office:value-type="string" office:string-value="display4-font-size" calcext:value-type="string">
            <text:p>display4-font-size</text:p>
          </table:table-cell>
          <table:table-cell table:style-name="ce18" table:formula="of:=[.H225]" office:value-type="string" office:string-value="24px" calcext:value-type="string">
            <text:p>24px</text:p>
          </table:table-cell>
          <table:table-cell table:style-name="ce21" table:formula="of:=[.E98]" office:value-type="string" office:string-value="font-size-5" calcext:value-type="string">
            <text:p>font-size-5</text:p>
          </table:table-cell>
          <table:table-cell table:style-name="ce21" table:formula="of:=VLOOKUP([.G225];[.E$1:.F$1048576];2;0)" office:value-type="string" office:string-value="24px" calcext:value-type="string">
            <text:p>24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4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26:W226,NOT(ISBLANK(J226:W226))))&quot;);&quot;display4-line-height&quot;)" office:value-type="string" office:string-value="display4-line-height" calcext:value-type="string">
            <text:p>display4-line-height</text:p>
          </table:table-cell>
          <table:table-cell table:style-name="ce40" table:formula="of:=[.H226]" office:value-type="string" office:string-value="32px" calcext:value-type="string">
            <text:p>32px</text:p>
          </table:table-cell>
          <table:table-cell table:style-name="ce21" table:formula="of:=[.E112]" office:value-type="string" office:string-value="font-line-height-m" calcext:value-type="string">
            <text:p>font-line-height-m</text:p>
          </table:table-cell>
          <table:table-cell table:style-name="ce21" table:formula="of:=VLOOKUP([.G226];[.E$1:.F$1048576];2;0)" office:value-type="string" office:string-value="32px" calcext:value-type="string">
            <text:p>32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4</text:p>
          </table:table-cell>
          <table:table-cell table:style-name="ce51" table:content-validation-name="val5"/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227:W227,NOT(ISBLANK(J227:W227))))&quot;);&quot;display4-font-size-on-desktop&quot;)" office:value-type="string" office:string-value="display4-font-size-on-desktop" calcext:value-type="string">
            <text:p>display4-font-size-on-desktop</text:p>
          </table:table-cell>
          <table:table-cell table:style-name="ce18" table:formula="of:=[.H227]" office:value-type="string" office:string-value="28px" calcext:value-type="string">
            <text:p>28px</text:p>
          </table:table-cell>
          <table:table-cell table:style-name="ce21" table:formula="of:=[.E99]" office:value-type="string" office:string-value="font-size-6" calcext:value-type="string">
            <text:p>font-size-6</text:p>
          </table:table-cell>
          <table:table-cell table:style-name="ce21" table:formula="of:=VLOOKUP([.G227];[.E$1:.F$1048576];2;0)" office:value-type="string" office:string-value="28px" calcext:value-type="string">
            <text:p>28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4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/>
          <table:table-cell table:style-name="ce52" table:content-validation-name="val11"/>
          <table:table-cell table:style-name="ce51" table:content-validation-name="val12" office:value-type="string" calcext:value-type="string">
            <text:p>on-desktop</text:p>
          </table:table-cell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28:W228,NOT(ISBLANK(J228:W228))))&quot;);&quot;display4-line-height-on-desktop&quot;)" office:value-type="string" office:string-value="display4-line-height-on-desktop" calcext:value-type="string">
            <text:p>display4-line-height-on-desktop</text:p>
          </table:table-cell>
          <table:table-cell table:style-name="ce40" table:formula="of:=[.H228]" office:value-type="string" office:string-value="40px" calcext:value-type="string">
            <text:p>40px</text:p>
          </table:table-cell>
          <table:table-cell table:style-name="ce21" table:formula="of:=[.E113]" office:value-type="string" office:string-value="font-line-height-l" calcext:value-type="string">
            <text:p>font-line-height-l</text:p>
          </table:table-cell>
          <table:table-cell table:style-name="ce21" table:formula="of:=VLOOKUP([.G228];[.E$1:.F$1048576];2;0)" office:value-type="string" office:string-value="40px" calcext:value-type="string">
            <text:p>40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4</text:p>
          </table:table-cell>
          <table:table-cell table:style-name="ce51" table:content-validation-name="val5"/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1" table:content-validation-name="val12" office:value-type="string" calcext:value-type="string">
            <text:p>on-desktop</text:p>
          </table:table-cell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29:W229,NOT(ISBLANK(J229:W229))))&quot;);&quot;display4-font-weight&quot;)" office:value-type="string" office:string-value="display4-font-weight" calcext:value-type="string">
            <text:p>display4-font-weight</text:p>
          </table:table-cell>
          <table:table-cell table:style-name="ce18" table:formula="of:=[.H229]" office:value-type="string" office:string-value="semibold" calcext:value-type="string">
            <text:p>semibold</text:p>
          </table:table-cell>
          <table:table-cell table:style-name="ce21" table:formula="of:=[.E107]" office:value-type="string" office:string-value="font-weight-semibold" calcext:value-type="string">
            <text:p>font-weight-semibold</text:p>
          </table:table-cell>
          <table:table-cell table:style-name="ce21" table:formula="of:=VLOOKUP([.G229];[.E$1:.F$1048576];2;0)" office:value-type="string" office:string-value="semibold" calcext:value-type="string">
            <text:p>semibold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4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weight</text:p>
          </table:table-cell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230:W230,NOT(ISBLANK(J230:W230))))&quot;);&quot;display5-font-size&quot;)" office:value-type="string" office:string-value="display5-font-size" calcext:value-type="string">
            <text:p>display5-font-size</text:p>
          </table:table-cell>
          <table:table-cell table:style-name="ce18" table:formula="of:=[.H230]" office:value-type="string" office:string-value="20px" calcext:value-type="string">
            <text:p>20px</text:p>
          </table:table-cell>
          <table:table-cell table:style-name="ce21" table:formula="of:=[.E97]" office:value-type="string" office:string-value="font-size-4" calcext:value-type="string">
            <text:p>font-size-4</text:p>
          </table:table-cell>
          <table:table-cell table:style-name="ce21" table:formula="of:=VLOOKUP([.G230];[.E$1:.F$1048576];2;0)" office:value-type="string" office:string-value="20px" calcext:value-type="string">
            <text:p>20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5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31:W231,NOT(ISBLANK(J231:W231))))&quot;);&quot;display5-line-height&quot;)" office:value-type="string" office:string-value="display5-line-height" calcext:value-type="string">
            <text:p>display5-line-height</text:p>
          </table:table-cell>
          <table:table-cell table:style-name="ce40" table:formula="of:=[.H231]" office:value-type="string" office:string-value="32px" calcext:value-type="string">
            <text:p>32px</text:p>
          </table:table-cell>
          <table:table-cell table:style-name="ce21" table:formula="of:=[.E112]" office:value-type="string" office:string-value="font-line-height-m" calcext:value-type="string">
            <text:p>font-line-height-m</text:p>
          </table:table-cell>
          <table:table-cell table:style-name="ce21" table:formula="of:=VLOOKUP([.G231];[.E$1:.F$1048576];2;0)" office:value-type="string" office:string-value="32px" calcext:value-type="string">
            <text:p>32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5</text:p>
          </table:table-cell>
          <table:table-cell table:style-name="ce51" table:content-validation-name="val5"/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232:W232,NOT(ISBLANK(J232:W232))))&quot;);&quot;display5-font-size-on-desktop&quot;)" office:value-type="string" office:string-value="display5-font-size-on-desktop" calcext:value-type="string">
            <text:p>display5-font-size-on-desktop</text:p>
          </table:table-cell>
          <table:table-cell table:style-name="ce18" table:formula="of:=[.H232]" office:value-type="string" office:string-value="24px" calcext:value-type="string">
            <text:p>24px</text:p>
          </table:table-cell>
          <table:table-cell table:style-name="ce21" table:formula="of:=[.E98]" office:value-type="string" office:string-value="font-size-5" calcext:value-type="string">
            <text:p>font-size-5</text:p>
          </table:table-cell>
          <table:table-cell table:style-name="ce21" table:formula="of:=VLOOKUP([.G232];[.E$1:.F$1048576];2;0)" office:value-type="string" office:string-value="24px" calcext:value-type="string">
            <text:p>24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5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/>
          <table:table-cell table:style-name="ce52" table:content-validation-name="val11"/>
          <table:table-cell table:style-name="ce51" table:content-validation-name="val12" office:value-type="string" calcext:value-type="string">
            <text:p>on-desktop</text:p>
          </table:table-cell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33:W233,NOT(ISBLANK(J233:W233))))&quot;);&quot;display5-line-height-on-desktop&quot;)" office:value-type="string" office:string-value="display5-line-height-on-desktop" calcext:value-type="string">
            <text:p>display5-line-height-on-desktop</text:p>
          </table:table-cell>
          <table:table-cell table:style-name="ce40" table:formula="of:=[.H233]" office:value-type="string" office:string-value="40px" calcext:value-type="string">
            <text:p>40px</text:p>
          </table:table-cell>
          <table:table-cell table:style-name="ce21" table:formula="of:=[.E113]" office:value-type="string" office:string-value="font-line-height-l" calcext:value-type="string">
            <text:p>font-line-height-l</text:p>
          </table:table-cell>
          <table:table-cell table:style-name="ce21" table:formula="of:=VLOOKUP([.G233];[.E$1:.F$1048576];2;0)" office:value-type="string" office:string-value="40px" calcext:value-type="string">
            <text:p>40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5</text:p>
          </table:table-cell>
          <table:table-cell table:style-name="ce51" table:content-validation-name="val5"/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1" table:content-validation-name="val12" office:value-type="string" calcext:value-type="string">
            <text:p>on-desktop</text:p>
          </table:table-cell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34:W234,NOT(ISBLANK(J234:W234))))&quot;);&quot;display5-font-weight&quot;)" office:value-type="string" office:string-value="display5-font-weight" calcext:value-type="string">
            <text:p>display5-font-weight</text:p>
          </table:table-cell>
          <table:table-cell table:style-name="ce18" table:formula="of:=[.H234]" office:value-type="string" office:string-value="semibold" calcext:value-type="string">
            <text:p>semibold</text:p>
          </table:table-cell>
          <table:table-cell table:style-name="ce21" table:formula="of:=[.E107]" office:value-type="string" office:string-value="font-weight-semibold" calcext:value-type="string">
            <text:p>font-weight-semibold</text:p>
          </table:table-cell>
          <table:table-cell table:style-name="ce21" table:formula="of:=VLOOKUP([.G234];[.E$1:.F$1048576];2;0)" office:value-type="string" office:string-value="semibold" calcext:value-type="string">
            <text:p>semibold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5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weight</text:p>
          </table:table-cell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235:W235,NOT(ISBLANK(J235:W235))))&quot;);&quot;display6-font-size&quot;)" office:value-type="string" office:string-value="display6-font-size" calcext:value-type="string">
            <text:p>display6-font-size</text:p>
          </table:table-cell>
          <table:table-cell table:style-name="ce18" table:formula="of:=[.H235]" office:value-type="string" office:string-value="16px" calcext:value-type="string">
            <text:p>16px</text:p>
          </table:table-cell>
          <table:table-cell table:style-name="ce21" table:formula="of:=[.E95]" office:value-type="string" office:string-value="font-size-2" calcext:value-type="string">
            <text:p>font-size-2</text:p>
          </table:table-cell>
          <table:table-cell table:style-name="ce21" table:formula="of:=VLOOKUP([.G235];[.E$1:.F$1048576];2;0)" office:value-type="string" office:string-value="16px" calcext:value-type="string">
            <text:p>16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6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36:W236,NOT(ISBLANK(J236:W236))))&quot;);&quot;display6-line-height&quot;)" office:value-type="string" office:string-value="display6-line-height" calcext:value-type="string">
            <text:p>display6-line-height</text:p>
          </table:table-cell>
          <table:table-cell table:style-name="ce40" table:formula="of:=[.H236]" office:value-type="string" office:string-value="16px" calcext:value-type="string">
            <text:p>16px</text:p>
          </table:table-cell>
          <table:table-cell table:style-name="ce21" table:formula="of:=[.E109]" office:value-type="string" office:string-value="font-line-height-xxs" calcext:value-type="string">
            <text:p>font-line-height-xxs</text:p>
          </table:table-cell>
          <table:table-cell table:style-name="ce21" table:formula="of:=VLOOKUP([.G236];[.E$1:.F$1048576];2;0)" office:value-type="string" office:string-value="16px" calcext:value-type="string">
            <text:p>16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6</text:p>
          </table:table-cell>
          <table:table-cell table:style-name="ce51" table:content-validation-name="val5"/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4"/>
          <table:table-cell table:style-name="ce40" table:formula="of:=IFERROR(__xludf.dummyfunction(&quot;join(&quot;&quot;-&quot;&quot;,filter(J237:W237,NOT(ISBLANK(J237:W237))))&quot;);&quot;display6-font-size-on-desktop&quot;)" office:value-type="string" office:string-value="display6-font-size-on-desktop" calcext:value-type="string">
            <text:p>display6-font-size-on-desktop</text:p>
          </table:table-cell>
          <table:table-cell table:style-name="ce18" table:formula="of:=[.H237]" office:value-type="string" office:string-value="18px" calcext:value-type="string">
            <text:p>18px</text:p>
          </table:table-cell>
          <table:table-cell table:style-name="ce21" table:formula="of:=[.E96]" office:value-type="string" office:string-value="font-size-3" calcext:value-type="string">
            <text:p>font-size-3</text:p>
          </table:table-cell>
          <table:table-cell table:style-name="ce21" table:formula="of:=VLOOKUP([.G237];[.E$1:.F$1048576];2;0)" office:value-type="string" office:string-value="18px" calcext:value-type="string">
            <text:p>18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6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7" table:content-validation-name="val10"/>
          <table:table-cell table:style-name="ce52" table:content-validation-name="val11"/>
          <table:table-cell table:style-name="ce51" table:content-validation-name="val12" office:value-type="string" calcext:value-type="string">
            <text:p>on-desktop</text:p>
          </table:table-cell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38:W238,NOT(ISBLANK(J238:W238))))&quot;);&quot;display6-line-height-on-desktop&quot;)" office:value-type="string" office:string-value="display6-line-height-on-desktop" calcext:value-type="string">
            <text:p>display6-line-height-on-desktop</text:p>
          </table:table-cell>
          <table:table-cell table:style-name="ce43" table:formula="of:=[.H238]" office:value-type="string" office:string-value="24px" calcext:value-type="string">
            <text:p>24px</text:p>
          </table:table-cell>
          <table:table-cell table:style-name="ce21" table:formula="of:=[.E110]" office:value-type="string" office:string-value="font-line-height-xs" calcext:value-type="string">
            <text:p>font-line-height-xs</text:p>
          </table:table-cell>
          <table:table-cell table:style-name="ce21" table:formula="of:=VLOOKUP([.G238];[.E$1:.F$1048576];2;0)" office:value-type="string" office:string-value="24px" calcext:value-type="string">
            <text:p>24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6</text:p>
          </table:table-cell>
          <table:table-cell table:style-name="ce51" table:content-validation-name="val5"/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1" table:content-validation-name="val12" office:value-type="string" calcext:value-type="string">
            <text:p>on-desktop</text:p>
          </table:table-cell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39:W239,NOT(ISBLANK(J239:W239))))&quot;);&quot;display6-font-weight&quot;)" office:value-type="string" office:string-value="display6-font-weight" calcext:value-type="string">
            <text:p>display6-font-weight</text:p>
          </table:table-cell>
          <table:table-cell table:style-name="ce18" table:formula="of:=[.H239]" office:value-type="string" office:string-value="regular" calcext:value-type="string">
            <text:p>regular</text:p>
          </table:table-cell>
          <table:table-cell table:style-name="ce21" table:formula="of:=[.E106]" office:value-type="string" office:string-value="font-weight-regular" calcext:value-type="string">
            <text:p>font-weight-regular</text:p>
          </table:table-cell>
          <table:table-cell table:style-name="ce21" table:formula="of:=VLOOKUP([.G239];[.E$1:.F$1048576];2;0)" office:value-type="string" office:string-value="regular" calcext:value-type="string">
            <text:p>regular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 office:value-type="string" calcext:value-type="string">
            <text:p>display6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weight</text:p>
          </table:table-cell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9"/>
          <table:table-cell table:style-name="ce35"/>
          <table:table-cell table:style-name="ce40" table:formula="of:=IFERROR(__xludf.dummyfunction(&quot;join(&quot;&quot;-&quot;&quot;,filter(J240:W240,NOT(ISBLANK(J240:W240))))&quot;);&quot;body-font-sans&quot;)" office:value-type="string" office:string-value="body-font-sans" calcext:value-type="string">
            <text:p>body-font-sans</text:p>
          </table:table-cell>
          <table:table-cell table:style-name="ce40" table:formula="of:=[.H240]" office:value-type="string" office:string-value="Titillium Web" calcext:value-type="string">
            <text:p>Titillium Web</text:p>
          </table:table-cell>
          <table:table-cell table:style-name="ce48" table:formula="of:=[.E120]" office:value-type="string" office:string-value="font-sans" calcext:value-type="string">
            <text:p>font-sans</text:p>
          </table:table-cell>
          <table:table-cell table:style-name="ce48" table:formula="of:=VLOOKUP([.G240];[.E$1:.F$1048576];2;0)" office:value-type="string" office:string-value="Titillium Web" calcext:value-type="string">
            <text:p>Titillium Web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19" table:number-columns-repeated="2"/>
          <table:table-cell table:style-name="ce19" table:content-validation-name="val2"/>
          <table:table-cell/>
          <table:table-cell table:style-name="ce51" table:content-validation-name="val4"/>
          <table:table-cell table:style-name="ce51" office:value-type="string" calcext:value-type="string">
            <text:p>body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sans</text:p>
          </table:table-cell>
          <table:table-cell table:style-name="ce19" table:content-validation-name="val9"/>
          <table:table-cell table:style-name="ce51" table:content-validation-name="val10"/>
          <table:table-cell table:style-name="ce19" table:content-validation-name="val11"/>
          <table:table-cell table:style-name="ce19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9"/>
          <table:table-cell table:style-name="ce35"/>
          <table:table-cell table:style-name="ce40" table:formula="of:=IFERROR(__xludf.dummyfunction(&quot;join(&quot;&quot;-&quot;&quot;,filter(J241:W241,NOT(ISBLANK(J241:W241))))&quot;);&quot;body-font-serif&quot;)" office:value-type="string" office:string-value="body-font-serif" calcext:value-type="string">
            <text:p>body-font-serif</text:p>
          </table:table-cell>
          <table:table-cell table:style-name="ce40" table:formula="of:=[.H241]" office:value-type="string" office:string-value="Lora" calcext:value-type="string">
            <text:p>Lora</text:p>
          </table:table-cell>
          <table:table-cell table:style-name="ce48" table:formula="of:=[.E122]" office:value-type="string" office:string-value="font-serif" calcext:value-type="string">
            <text:p>font-serif</text:p>
          </table:table-cell>
          <table:table-cell table:style-name="ce48" table:formula="of:=VLOOKUP([.G241];[.E$1:.F$1048576];2;0)" office:value-type="string" office:string-value="Lora" calcext:value-type="string">
            <text:p>Lora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19" table:number-columns-repeated="2"/>
          <table:table-cell table:style-name="ce19" table:content-validation-name="val2"/>
          <table:table-cell/>
          <table:table-cell table:style-name="ce51" table:content-validation-name="val4"/>
          <table:table-cell table:style-name="ce51" office:value-type="string" calcext:value-type="string">
            <text:p>body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serif</text:p>
          </table:table-cell>
          <table:table-cell table:style-name="ce19" table:content-validation-name="val9"/>
          <table:table-cell table:style-name="ce51" table:content-validation-name="val10"/>
          <table:table-cell table:style-name="ce19" table:content-validation-name="val11"/>
          <table:table-cell table:style-name="ce19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9"/>
          <table:table-cell table:style-name="ce35"/>
          <table:table-cell table:style-name="ce40" table:formula="of:=IFERROR(__xludf.dummyfunction(&quot;join(&quot;&quot;-&quot;&quot;,filter(J242:W242,NOT(ISBLANK(J242:W242))))&quot;);&quot;body-font-size&quot;)" office:value-type="string" office:string-value="body-font-size" calcext:value-type="string">
            <text:p>body-font-size</text:p>
          </table:table-cell>
          <table:table-cell table:style-name="ce40" table:formula="of:=[.H242]" office:value-type="string" office:string-value="16px" calcext:value-type="string">
            <text:p>16px</text:p>
          </table:table-cell>
          <table:table-cell table:style-name="ce48" table:formula="of:=[.E95]" office:value-type="string" office:string-value="font-size-2" calcext:value-type="string">
            <text:p>font-size-2</text:p>
          </table:table-cell>
          <table:table-cell table:style-name="ce48" table:formula="of:=VLOOKUP([.G242];[.E$1:.F$1048576];2;0)" office:value-type="string" office:string-value="16px" calcext:value-type="string">
            <text:p>16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19" table:number-columns-repeated="2"/>
          <table:table-cell table:style-name="ce19" table:content-validation-name="val2"/>
          <table:table-cell/>
          <table:table-cell table:style-name="ce51" table:content-validation-name="val4"/>
          <table:table-cell table:style-name="ce51" office:value-type="string" calcext:value-type="string">
            <text:p>body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19" table:content-validation-name="val9"/>
          <table:table-cell table:style-name="ce51" table:content-validation-name="val10"/>
          <table:table-cell table:style-name="ce19" table:content-validation-name="val11"/>
          <table:table-cell table:style-name="ce19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6"/>
          <table:table-cell table:style-name="ce40" table:formula="of:=IFERROR(__xludf.dummyfunction(&quot;join(&quot;&quot;-&quot;&quot;,filter(J243:W243,NOT(ISBLANK(J243:W243))))&quot;);&quot;body-font-size-on-desktop&quot;)" office:value-type="string" office:string-value="body-font-size-on-desktop" calcext:value-type="string">
            <text:p>body-font-size-on-desktop</text:p>
          </table:table-cell>
          <table:table-cell table:style-name="ce18" table:formula="of:=[.H243]" office:value-type="string" office:string-value="18px" calcext:value-type="string">
            <text:p>18px</text:p>
          </table:table-cell>
          <table:table-cell table:style-name="ce21" table:formula="of:=[.E96]" office:value-type="string" office:string-value="font-size-3" calcext:value-type="string">
            <text:p>font-size-3</text:p>
          </table:table-cell>
          <table:table-cell table:style-name="ce21" table:formula="of:=VLOOKUP([.G243];[.E$1:.F$1048576];2;0)" office:value-type="string" office:string-value="18px" calcext:value-type="string">
            <text:p>18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/>
          <table:table-cell table:style-name="ce52" table:content-validation-name="val4"/>
          <table:table-cell table:style-name="ce51" office:value-type="string" calcext:value-type="string">
            <text:p>body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1" table:content-validation-name="val12" office:value-type="string" calcext:value-type="string">
            <text:p>on-desktop</text:p>
          </table:table-cell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44:W244,NOT(ISBLANK(J244:W244))))&quot;);&quot;body-line-height&quot;)" office:value-type="string" office:string-value="body-line-height" calcext:value-type="string">
            <text:p>body-line-height</text:p>
          </table:table-cell>
          <table:table-cell table:style-name="ce18" table:formula="of:=[.H244]" office:value-type="string" office:string-value="16px" calcext:value-type="string">
            <text:p>16px</text:p>
          </table:table-cell>
          <table:table-cell table:style-name="ce21" table:formula="of:=[.E109]" office:value-type="string" office:string-value="font-line-height-xxs" calcext:value-type="string">
            <text:p>font-line-height-xxs</text:p>
          </table:table-cell>
          <table:table-cell table:style-name="ce21" table:formula="of:=VLOOKUP([.G244];[.E$1:.F$1048576];2;0)" office:value-type="string" office:string-value="16px" calcext:value-type="string">
            <text:p>16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/>
          <table:table-cell table:style-name="ce52" table:content-validation-name="val4"/>
          <table:table-cell table:style-name="ce51" office:value-type="string" calcext:value-type="string">
            <text:p>body</text:p>
          </table:table-cell>
          <table:table-cell table:style-name="ce51" table:content-validation-name="val5"/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45:W245,NOT(ISBLANK(J245:W245))))&quot;);&quot;body-line-height-on-desktop&quot;)" office:value-type="string" office:string-value="body-line-height-on-desktop" calcext:value-type="string">
            <text:p>body-line-height-on-desktop</text:p>
          </table:table-cell>
          <table:table-cell table:style-name="ce45" table:formula="of:=[.H245]" office:value-type="string" office:string-value="24px" calcext:value-type="string">
            <text:p>24px</text:p>
          </table:table-cell>
          <table:table-cell table:style-name="ce21" table:formula="of:=[.E110]" office:value-type="string" office:string-value="font-line-height-xs" calcext:value-type="string">
            <text:p>font-line-height-xs</text:p>
          </table:table-cell>
          <table:table-cell table:style-name="ce21" table:formula="of:=VLOOKUP([.G245];[.E$1:.F$1048576];2;0)" office:value-type="string" office:string-value="24px" calcext:value-type="string">
            <text:p>24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/>
          <table:table-cell table:style-name="ce52" table:content-validation-name="val4"/>
          <table:table-cell table:style-name="ce51" office:value-type="string" calcext:value-type="string">
            <text:p>body</text:p>
          </table:table-cell>
          <table:table-cell table:style-name="ce51" table:content-validation-name="val5"/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1" table:content-validation-name="val12" office:value-type="string" calcext:value-type="string">
            <text:p>on-desktop</text:p>
          </table:table-cell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9" table:number-columns-repeated="2"/>
          <table:table-cell table:style-name="ce40" table:formula="of:=IFERROR(__xludf.dummyfunction(&quot;join(&quot;&quot;-&quot;&quot;,filter(J246:W246,NOT(ISBLANK(J246:W246))))&quot;);&quot;body-font-weight&quot;)" office:value-type="string" office:string-value="body-font-weight" calcext:value-type="string">
            <text:p>body-font-weight</text:p>
          </table:table-cell>
          <table:table-cell table:style-name="ce40" table:formula="of:=[.H246]" office:value-type="string" office:string-value="regular" calcext:value-type="string">
            <text:p>regular</text:p>
          </table:table-cell>
          <table:table-cell table:style-name="ce48" table:formula="of:=[.E106]" office:value-type="string" office:string-value="font-weight-regular" calcext:value-type="string">
            <text:p>font-weight-regular</text:p>
          </table:table-cell>
          <table:table-cell table:style-name="ce48" table:formula="of:=VLOOKUP([.G246];[.E$1:.F$1048576];2;0)" office:value-type="string" office:string-value="regular" calcext:value-type="string">
            <text:p>regular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19" table:number-columns-repeated="2"/>
          <table:table-cell table:style-name="ce19" table:content-validation-name="val2"/>
          <table:table-cell/>
          <table:table-cell table:style-name="ce51" table:content-validation-name="val4"/>
          <table:table-cell table:style-name="ce51" office:value-type="string" calcext:value-type="string">
            <text:p>body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weight</text:p>
          </table:table-cell>
          <table:table-cell table:style-name="ce51" table:content-validation-name="val7"/>
          <table:table-cell table:style-name="ce19" table:content-validation-name="val9"/>
          <table:table-cell table:style-name="ce51" table:content-validation-name="val10"/>
          <table:table-cell table:style-name="ce19" table:content-validation-name="val11"/>
          <table:table-cell table:style-name="ce19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style-name="ce16" office:value-type="string" calcext:value-type="string">
            <text:p>🟢</text:p>
          </table:table-cell>
          <table:table-cell table:style-name="ce15" office:value-type="string" calcext:value-type="string">
            <text:p>🟢</text:p>
          </table:table-cell>
          <table:table-cell table:style-name="ce19" table:number-columns-repeated="2"/>
          <table:table-cell table:style-name="ce40" table:formula="of:=IFERROR(__xludf.dummyfunction(&quot;join(&quot;&quot;-&quot;&quot;,filter(J247:W247,NOT(ISBLANK(J247:W247))))&quot;);&quot;lead-font&quot;)" office:value-type="string" office:string-value="lead-font" calcext:value-type="string">
            <text:p>lead-font</text:p>
          </table:table-cell>
          <table:table-cell table:style-name="ce43" table:formula="of:=[.H247]" office:value-type="string" office:string-value="Titillium Web" calcext:value-type="string">
            <text:p>Titillium Web</text:p>
          </table:table-cell>
          <table:table-cell table:style-name="ce21" table:formula="of:=[.E120]" office:value-type="string" office:string-value="font-sans" calcext:value-type="string">
            <text:p>font-sans</text:p>
          </table:table-cell>
          <table:table-cell table:style-name="ce48" table:formula="of:=VLOOKUP([.G247];[.E$1:.F$1048576];2;0)" office:value-type="string" office:string-value="Titillium Web" calcext:value-type="string">
            <text:p>Titillium Web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19" table:number-columns-repeated="2"/>
          <table:table-cell table:style-name="ce19" table:content-validation-name="val2"/>
          <table:table-cell table:style-name="ce19"/>
          <table:table-cell table:style-name="ce19" table:content-validation-name="val4"/>
          <table:table-cell table:style-name="ce51" office:value-type="string" calcext:value-type="string">
            <text:p>lead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/>
          <table:table-cell table:style-name="ce51" table:content-validation-name="val7"/>
          <table:table-cell table:style-name="ce19" table:content-validation-name="val9"/>
          <table:table-cell table:style-name="ce19" table:content-validation-name="val10"/>
          <table:table-cell table:style-name="ce19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9"/>
          <table:table-cell table:style-name="ce37"/>
          <table:table-cell table:style-name="ce40" table:formula="of:=IFERROR(__xludf.dummyfunction(&quot;join(&quot;&quot;-&quot;&quot;,filter(J248:W248,NOT(ISBLANK(J248:W248))))&quot;);&quot;lead-font-size&quot;)" office:value-type="string" office:string-value="lead-font-size" calcext:value-type="string">
            <text:p>lead-font-size</text:p>
          </table:table-cell>
          <table:table-cell table:style-name="ce40" table:formula="of:=[.H248]" office:value-type="string" office:string-value="20px" calcext:value-type="string">
            <text:p>20px</text:p>
          </table:table-cell>
          <table:table-cell table:style-name="ce48" table:formula="of:=[.E97]" office:value-type="string" office:string-value="font-size-4" calcext:value-type="string">
            <text:p>font-size-4</text:p>
          </table:table-cell>
          <table:table-cell table:style-name="ce48" table:formula="of:=VLOOKUP([.G248];[.E$1:.F$1048576];2;0)" office:value-type="string" office:string-value="20px" calcext:value-type="string">
            <text:p>20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19" table:number-columns-repeated="2"/>
          <table:table-cell table:style-name="ce19" table:content-validation-name="val2"/>
          <table:table-cell table:style-name="ce53"/>
          <table:table-cell table:style-name="ce51" table:content-validation-name="val4"/>
          <table:table-cell table:style-name="ce51" office:value-type="string" calcext:value-type="string">
            <text:p>lead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19" table:content-validation-name="val9"/>
          <table:table-cell table:style-name="ce51" table:content-validation-name="val10"/>
          <table:table-cell table:style-name="ce19" table:content-validation-name="val11"/>
          <table:table-cell table:style-name="ce19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38"/>
          <table:table-cell table:style-name="ce40" table:formula="of:=IFERROR(__xludf.dummyfunction(&quot;join(&quot;&quot;-&quot;&quot;,filter(J249:W249,NOT(ISBLANK(J249:W249))))&quot;);&quot;lead-font-size-on-desktop&quot;)" office:value-type="string" office:string-value="lead-font-size-on-desktop" calcext:value-type="string">
            <text:p>lead-font-size-on-desktop</text:p>
          </table:table-cell>
          <table:table-cell table:style-name="ce18" table:formula="of:=[.H249]" office:value-type="string" office:string-value="24px" calcext:value-type="string">
            <text:p>24px</text:p>
          </table:table-cell>
          <table:table-cell table:style-name="ce21" table:formula="of:=[.E98]" office:value-type="string" office:string-value="font-size-5" calcext:value-type="string">
            <text:p>font-size-5</text:p>
          </table:table-cell>
          <table:table-cell table:style-name="ce21" table:formula="of:=VLOOKUP([.G249];[.E$1:.F$1048576];2;0)" office:value-type="string" office:string-value="24px" calcext:value-type="string">
            <text:p>24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3"/>
          <table:table-cell table:style-name="ce52" table:content-validation-name="val4"/>
          <table:table-cell table:style-name="ce51" office:value-type="string" calcext:value-type="string">
            <text:p>lead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1" table:content-validation-name="val12" office:value-type="string" calcext:value-type="string">
            <text:p>on-desktop</text:p>
          </table:table-cell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50:W250,NOT(ISBLANK(J250:W250))))&quot;);&quot;lead-line-height&quot;)" office:value-type="string" office:string-value="lead-line-height" calcext:value-type="string">
            <text:p>lead-line-height</text:p>
          </table:table-cell>
          <table:table-cell table:style-name="ce18" table:formula="of:=[.H250]" office:value-type="string" office:string-value="16px" calcext:value-type="string">
            <text:p>16px</text:p>
          </table:table-cell>
          <table:table-cell table:style-name="ce21" table:formula="of:=[.E109]" office:value-type="string" office:string-value="font-line-height-xxs" calcext:value-type="string">
            <text:p>font-line-height-xxs</text:p>
          </table:table-cell>
          <table:table-cell table:style-name="ce21" table:formula="of:=VLOOKUP([.G250];[.E$1:.F$1048576];2;0)" office:value-type="string" office:string-value="16px" calcext:value-type="string">
            <text:p>16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3"/>
          <table:table-cell table:style-name="ce52" table:content-validation-name="val4"/>
          <table:table-cell table:style-name="ce51" office:value-type="string" calcext:value-type="string">
            <text:p>lead</text:p>
          </table:table-cell>
          <table:table-cell table:style-name="ce51" table:content-validation-name="val5"/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51:W251,NOT(ISBLANK(J251:W251))))&quot;);&quot;lead-line-height-on-desktop&quot;)" office:value-type="string" office:string-value="lead-line-height-on-desktop" calcext:value-type="string">
            <text:p>lead-line-height-on-desktop</text:p>
          </table:table-cell>
          <table:table-cell table:style-name="ce45" table:formula="of:=[.H251]" office:value-type="string" office:string-value="32px" calcext:value-type="string">
            <text:p>32px</text:p>
          </table:table-cell>
          <table:table-cell table:style-name="ce21" table:formula="of:=[.E112]" office:value-type="string" office:string-value="font-line-height-m" calcext:value-type="string">
            <text:p>font-line-height-m</text:p>
          </table:table-cell>
          <table:table-cell table:style-name="ce21" table:formula="of:=VLOOKUP([.G251];[.E$1:.F$1048576];2;0)" office:value-type="string" office:string-value="32px" calcext:value-type="string">
            <text:p>32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3"/>
          <table:table-cell table:style-name="ce52" table:content-validation-name="val4"/>
          <table:table-cell table:style-name="ce51" office:value-type="string" calcext:value-type="string">
            <text:p>lead</text:p>
          </table:table-cell>
          <table:table-cell table:style-name="ce51" table:content-validation-name="val5"/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1" table:content-validation-name="val12" office:value-type="string" calcext:value-type="string">
            <text:p>on-desktop</text:p>
          </table:table-cell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52:W252,NOT(ISBLANK(J252:W252))))&quot;);&quot;caption-font&quot;)" office:value-type="string" office:string-value="caption-font" calcext:value-type="string">
            <text:p>caption-font</text:p>
          </table:table-cell>
          <table:table-cell table:style-name="ce45" table:formula="of:=[.H252]" office:value-type="string" office:string-value="Titillium Web" calcext:value-type="string">
            <text:p>Titillium Web</text:p>
          </table:table-cell>
          <table:table-cell table:style-name="ce21" table:formula="of:=[.E120]" office:value-type="string" office:string-value="font-sans" calcext:value-type="string">
            <text:p>font-sans</text:p>
          </table:table-cell>
          <table:table-cell table:style-name="ce21" table:formula="of:=VLOOKUP([.G252];[.E$1:.F$1048576];2;0)" office:value-type="string" office:string-value="Titillium Web" calcext:value-type="string">
            <text:p>Titillium Web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/>
          <table:table-cell table:style-name="ce52" table:content-validation-name="val4"/>
          <table:table-cell table:style-name="ce51" office:value-type="string" calcext:value-type="string">
            <text:p>caption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53:W253,NOT(ISBLANK(J253:W253))))&quot;);&quot;caption-font-size&quot;)" office:value-type="string" office:string-value="caption-font-size" calcext:value-type="string">
            <text:p>caption-font-size</text:p>
          </table:table-cell>
          <table:table-cell table:style-name="ce45" table:formula="of:=[.H253]" office:value-type="string" office:string-value="14px " calcext:value-type="string">
            <text:p>14px </text:p>
          </table:table-cell>
          <table:table-cell table:style-name="ce21" table:formula="of:=[.E94]" office:value-type="string" office:string-value="font-size-1" calcext:value-type="string">
            <text:p>font-size-1</text:p>
          </table:table-cell>
          <table:table-cell table:style-name="ce21" table:formula="of:=VLOOKUP([.G253];[.E$1:.F$1048576];2;0)" office:value-type="string" office:string-value="14px " calcext:value-type="string">
            <text:p>14px 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/>
          <table:table-cell table:style-name="ce52" table:content-validation-name="val4"/>
          <table:table-cell table:style-name="ce51" office:value-type="string" calcext:value-type="string">
            <text:p>caption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54:W254,NOT(ISBLANK(J254:W254))))&quot;);&quot;caption-line-height&quot;)" office:value-type="string" office:string-value="caption-line-height" calcext:value-type="string">
            <text:p>caption-line-height</text:p>
          </table:table-cell>
          <table:table-cell table:style-name="ce45" table:formula="of:=[.H254]" office:value-type="string" office:string-value="16px" calcext:value-type="string">
            <text:p>16px</text:p>
          </table:table-cell>
          <table:table-cell table:style-name="ce21" table:formula="of:=[.E109]" office:value-type="string" office:string-value="font-line-height-xxs" calcext:value-type="string">
            <text:p>font-line-height-xxs</text:p>
          </table:table-cell>
          <table:table-cell table:style-name="ce21" table:formula="of:=VLOOKUP([.G254];[.E$1:.F$1048576];2;0)" office:value-type="string" office:string-value="16px" calcext:value-type="string">
            <text:p>16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/>
          <table:table-cell table:style-name="ce52" table:content-validation-name="val4"/>
          <table:table-cell table:style-name="ce51" office:value-type="string" calcext:value-type="string">
            <text:p>caption</text:p>
          </table:table-cell>
          <table:table-cell table:style-name="ce51" table:content-validation-name="val5"/>
          <table:table-cell table:style-name="ce51" table:content-validation-name="val6" office:value-type="string" calcext:value-type="string">
            <text:p>line-height</text:p>
          </table:table-cell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55:W255,NOT(ISBLANK(J255:W255))))&quot;);&quot;caption-font-weight&quot;)" office:value-type="string" office:string-value="caption-font-weight" calcext:value-type="string">
            <text:p>caption-font-weight</text:p>
          </table:table-cell>
          <table:table-cell table:style-name="ce45" table:formula="of:=[.H255]" office:value-type="string" office:string-value="semibold" calcext:value-type="string">
            <text:p>semibold</text:p>
          </table:table-cell>
          <table:table-cell table:style-name="ce21" table:formula="of:=[.E107]" office:value-type="string" office:string-value="font-weight-semibold" calcext:value-type="string">
            <text:p>font-weight-semibold</text:p>
          </table:table-cell>
          <table:table-cell table:style-name="ce21" table:formula="of:=VLOOKUP([.G255];[.E$1:.F$1048576];2;0)" office:value-type="string" office:string-value="semibold" calcext:value-type="string">
            <text:p>semibold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/>
          <table:table-cell table:style-name="ce52" table:content-validation-name="val4"/>
          <table:table-cell table:style-name="ce51" office:value-type="string" calcext:value-type="string">
            <text:p>caption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weight</text:p>
          </table:table-cell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56:W256,NOT(ISBLANK(J256:W256))))&quot;);&quot;spacing-stack-xs&quot;)" office:value-type="string" office:string-value="spacing-stack-xs" calcext:value-type="string">
            <text:p>spacing-stack-xs</text:p>
          </table:table-cell>
          <table:table-cell table:style-name="ce45" table:formula="of:=[.H256]" office:value-type="string" office:string-value="8px" calcext:value-type="string">
            <text:p>8px</text:p>
          </table:table-cell>
          <table:table-cell table:style-name="ce48" table:formula="of:=[.E126]" office:value-type="string" office:string-value="spacing-xs" calcext:value-type="string">
            <text:p>spacing-xs</text:p>
          </table:table-cell>
          <table:table-cell table:style-name="ce21" table:formula="of:=VLOOKUP([.G256];[.E$1:.F$1048576];2;0)" office:value-type="string" office:string-value="8px" calcext:value-type="string">
            <text:p>8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pacing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stack</text:p>
          </table:table-cell>
          <table:table-cell table:style-name="ce52" table:content-validation-name="val9"/>
          <table:table-cell table:style-name="ce51" table:content-validation-name="val10" office:value-type="string" calcext:value-type="string">
            <text:p>xs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57:W257,NOT(ISBLANK(J257:W257))))&quot;);&quot;spacing-stack-s&quot;)" office:value-type="string" office:string-value="spacing-stack-s" calcext:value-type="string">
            <text:p>spacing-stack-s</text:p>
          </table:table-cell>
          <table:table-cell table:style-name="ce45" table:formula="of:=[.H257]" office:value-type="string" office:string-value="16px" calcext:value-type="string">
            <text:p>16px</text:p>
          </table:table-cell>
          <table:table-cell table:style-name="ce48" table:formula="of:=[.E127]" office:value-type="string" office:string-value="spacing-s" calcext:value-type="string">
            <text:p>spacing-s</text:p>
          </table:table-cell>
          <table:table-cell table:style-name="ce21" table:formula="of:=VLOOKUP([.G257];[.E$1:.F$1048576];2;0)" office:value-type="string" office:string-value="16px" calcext:value-type="string">
            <text:p>16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pacing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stack</text:p>
          </table:table-cell>
          <table:table-cell table:style-name="ce52" table:content-validation-name="val9"/>
          <table:table-cell table:style-name="ce51" table:content-validation-name="val10" office:value-type="string" calcext:value-type="string">
            <text:p>s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58:W258,NOT(ISBLANK(J258:W258))))&quot;);&quot;spacing-stack-m&quot;)" office:value-type="string" office:string-value="spacing-stack-m" calcext:value-type="string">
            <text:p>spacing-stack-m</text:p>
          </table:table-cell>
          <table:table-cell table:style-name="ce45" table:formula="of:=[.H258]" office:value-type="string" office:string-value="24px" calcext:value-type="string">
            <text:p>24px</text:p>
          </table:table-cell>
          <table:table-cell table:style-name="ce48" table:formula="of:=[.E128]" office:value-type="string" office:string-value="spacing-m" calcext:value-type="string">
            <text:p>spacing-m</text:p>
          </table:table-cell>
          <table:table-cell table:style-name="ce21" table:formula="of:=VLOOKUP([.G258];[.E$1:.F$1048576];2;0)" office:value-type="string" office:string-value="24px" calcext:value-type="string">
            <text:p>24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pacing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stack</text:p>
          </table:table-cell>
          <table:table-cell table:style-name="ce52" table:content-validation-name="val9"/>
          <table:table-cell table:style-name="ce51" table:content-validation-name="val10" office:value-type="string" calcext:value-type="string">
            <text:p>m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59:W259,NOT(ISBLANK(J259:W259))))&quot;);&quot;spacing-stack-l&quot;)" office:value-type="string" office:string-value="spacing-stack-l" calcext:value-type="string">
            <text:p>spacing-stack-l</text:p>
          </table:table-cell>
          <table:table-cell table:style-name="ce45" table:formula="of:=[.H259]" office:value-type="string" office:string-value="32px" calcext:value-type="string">
            <text:p>32px</text:p>
          </table:table-cell>
          <table:table-cell table:style-name="ce48" table:formula="of:=[.E129]" office:value-type="string" office:string-value="spacing-l" calcext:value-type="string">
            <text:p>spacing-l</text:p>
          </table:table-cell>
          <table:table-cell table:style-name="ce21" table:formula="of:=VLOOKUP([.G259];[.E$1:.F$1048576];2;0)" office:value-type="string" office:string-value="32px" calcext:value-type="string">
            <text:p>32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pacing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stack</text:p>
          </table:table-cell>
          <table:table-cell table:style-name="ce52" table:content-validation-name="val9"/>
          <table:table-cell table:style-name="ce51" table:content-validation-name="val10" office:value-type="string" calcext:value-type="string">
            <text:p>l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60:W260,NOT(ISBLANK(J260:W260))))&quot;);&quot;spacing-stack-xl&quot;)" office:value-type="string" office:string-value="spacing-stack-xl" calcext:value-type="string">
            <text:p>spacing-stack-xl</text:p>
          </table:table-cell>
          <table:table-cell table:style-name="ce45" table:formula="of:=[.H260]" office:value-type="string" office:string-value="40px" calcext:value-type="string">
            <text:p>40px</text:p>
          </table:table-cell>
          <table:table-cell table:style-name="ce48" table:formula="of:=[.E130]" office:value-type="string" office:string-value="spacing-xl" calcext:value-type="string">
            <text:p>spacing-xl</text:p>
          </table:table-cell>
          <table:table-cell table:style-name="ce21" table:formula="of:=VLOOKUP([.G260];[.E$1:.F$1048576];2;0)" office:value-type="string" office:string-value="40px" calcext:value-type="string">
            <text:p>40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pacing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stack</text:p>
          </table:table-cell>
          <table:table-cell table:style-name="ce52" table:content-validation-name="val9"/>
          <table:table-cell table:style-name="ce51" table:content-validation-name="val10" office:value-type="string" calcext:value-type="string">
            <text:p>xl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61:W261,NOT(ISBLANK(J261:W261))))&quot;);&quot;spacing-stack-xxl&quot;)" office:value-type="string" office:string-value="spacing-stack-xxl" calcext:value-type="string">
            <text:p>spacing-stack-xxl</text:p>
          </table:table-cell>
          <table:table-cell table:style-name="ce45" table:formula="of:=[.H261]" office:value-type="string" office:string-value="48px" calcext:value-type="string">
            <text:p>48px</text:p>
          </table:table-cell>
          <table:table-cell table:style-name="ce48" table:formula="of:=[.E131]" office:value-type="string" office:string-value="spacing-xxl" calcext:value-type="string">
            <text:p>spacing-xxl</text:p>
          </table:table-cell>
          <table:table-cell table:style-name="ce21" table:formula="of:=VLOOKUP([.G261];[.E$1:.F$1048576];2;0)" office:value-type="string" office:string-value="48px" calcext:value-type="string">
            <text:p>48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pacing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stack</text:p>
          </table:table-cell>
          <table:table-cell table:style-name="ce52" table:content-validation-name="val9"/>
          <table:table-cell table:style-name="ce51" table:content-validation-name="val10" office:value-type="string" calcext:value-type="string">
            <text:p>xxl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62:W262,NOT(ISBLANK(J262:W262))))&quot;);&quot;spacing-inline-xxs&quot;)" office:value-type="string" office:string-value="spacing-inline-xxs" calcext:value-type="string">
            <text:p>spacing-inline-xxs</text:p>
          </table:table-cell>
          <table:table-cell table:style-name="ce45" table:formula="of:=[.H262]" office:value-type="string" office:string-value="4px" calcext:value-type="string">
            <text:p>4px</text:p>
          </table:table-cell>
          <table:table-cell table:style-name="ce48" table:formula="of:=[.E125]" office:value-type="string" office:string-value="spacing-xxs" calcext:value-type="string">
            <text:p>spacing-xxs</text:p>
          </table:table-cell>
          <table:table-cell table:style-name="ce21" table:formula="of:=VLOOKUP([.G262];[.E$1:.F$1048576];2;0)" office:value-type="string" office:string-value="4px" calcext:value-type="string">
            <text:p>4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pacing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inline</text:p>
          </table:table-cell>
          <table:table-cell table:style-name="ce52" table:content-validation-name="val9"/>
          <table:table-cell table:style-name="ce51" table:content-validation-name="val10" office:value-type="string" calcext:value-type="string">
            <text:p>xxs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63:W263,NOT(ISBLANK(J263:W263))))&quot;);&quot;spacing-inline-xs&quot;)" office:value-type="string" office:string-value="spacing-inline-xs" calcext:value-type="string">
            <text:p>spacing-inline-xs</text:p>
          </table:table-cell>
          <table:table-cell table:style-name="ce45" table:formula="of:=[.H263]" office:value-type="string" office:string-value="8px" calcext:value-type="string">
            <text:p>8px</text:p>
          </table:table-cell>
          <table:table-cell table:style-name="ce48" table:formula="of:=[.E126]" office:value-type="string" office:string-value="spacing-xs" calcext:value-type="string">
            <text:p>spacing-xs</text:p>
          </table:table-cell>
          <table:table-cell table:style-name="ce21" table:formula="of:=VLOOKUP([.G263];[.E$1:.F$1048576];2;0)" office:value-type="string" office:string-value="8px" calcext:value-type="string">
            <text:p>8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pacing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inline</text:p>
          </table:table-cell>
          <table:table-cell table:style-name="ce52" table:content-validation-name="val9"/>
          <table:table-cell table:style-name="ce51" table:content-validation-name="val10" office:value-type="string" calcext:value-type="string">
            <text:p>xs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64:W264,NOT(ISBLANK(J264:W264))))&quot;);&quot;spacing-inline-s&quot;)" office:value-type="string" office:string-value="spacing-inline-s" calcext:value-type="string">
            <text:p>spacing-inline-s</text:p>
          </table:table-cell>
          <table:table-cell table:style-name="ce45" table:formula="of:=[.H264]" office:value-type="string" office:string-value="16px" calcext:value-type="string">
            <text:p>16px</text:p>
          </table:table-cell>
          <table:table-cell table:style-name="ce48" table:formula="of:=[.E127]" office:value-type="string" office:string-value="spacing-s" calcext:value-type="string">
            <text:p>spacing-s</text:p>
          </table:table-cell>
          <table:table-cell table:style-name="ce21" table:formula="of:=VLOOKUP([.G264];[.E$1:.F$1048576];2;0)" office:value-type="string" office:string-value="16px" calcext:value-type="string">
            <text:p>16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pacing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inline</text:p>
          </table:table-cell>
          <table:table-cell table:style-name="ce52" table:content-validation-name="val9"/>
          <table:table-cell table:style-name="ce51" table:content-validation-name="val10" office:value-type="string" calcext:value-type="string">
            <text:p>s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65:W265,NOT(ISBLANK(J265:W265))))&quot;);&quot;spacing-inline-m&quot;)" office:value-type="string" office:string-value="spacing-inline-m" calcext:value-type="string">
            <text:p>spacing-inline-m</text:p>
          </table:table-cell>
          <table:table-cell table:style-name="ce45" table:formula="of:=[.H265]" office:value-type="string" office:string-value="24px" calcext:value-type="string">
            <text:p>24px</text:p>
          </table:table-cell>
          <table:table-cell table:style-name="ce48" table:formula="of:=[.E128]" office:value-type="string" office:string-value="spacing-m" calcext:value-type="string">
            <text:p>spacing-m</text:p>
          </table:table-cell>
          <table:table-cell table:style-name="ce21" table:formula="of:=VLOOKUP([.G265];[.E$1:.F$1048576];2;0)" office:value-type="string" office:string-value="24px" calcext:value-type="string">
            <text:p>24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pacing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inline</text:p>
          </table:table-cell>
          <table:table-cell table:style-name="ce52" table:content-validation-name="val9"/>
          <table:table-cell table:style-name="ce51" table:content-validation-name="val10" office:value-type="string" calcext:value-type="string">
            <text:p>m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66:W266,NOT(ISBLANK(J266:W266))))&quot;);&quot;spacing-inline-l&quot;)" office:value-type="string" office:string-value="spacing-inline-l" calcext:value-type="string">
            <text:p>spacing-inline-l</text:p>
          </table:table-cell>
          <table:table-cell table:style-name="ce45" table:formula="of:=[.H266]" office:value-type="string" office:string-value="32px" calcext:value-type="string">
            <text:p>32px</text:p>
          </table:table-cell>
          <table:table-cell table:style-name="ce48" table:formula="of:=[.E129]" office:value-type="string" office:string-value="spacing-l" calcext:value-type="string">
            <text:p>spacing-l</text:p>
          </table:table-cell>
          <table:table-cell table:style-name="ce21" table:formula="of:=VLOOKUP([.G266];[.E$1:.F$1048576];2;0)" office:value-type="string" office:string-value="32px" calcext:value-type="string">
            <text:p>32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pacing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inline</text:p>
          </table:table-cell>
          <table:table-cell table:style-name="ce52" table:content-validation-name="val9"/>
          <table:table-cell table:style-name="ce51" table:content-validation-name="val10" office:value-type="string" calcext:value-type="string">
            <text:p>l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67:W267,NOT(ISBLANK(J267:W267))))&quot;);&quot;spacing-inset-s&quot;)" office:value-type="string" office:string-value="spacing-inset-s" calcext:value-type="string">
            <text:p>spacing-inset-s</text:p>
          </table:table-cell>
          <table:table-cell table:style-name="ce45" table:formula="of:=[.H267]" office:value-type="string" office:string-value="16px" calcext:value-type="string">
            <text:p>16px</text:p>
          </table:table-cell>
          <table:table-cell table:style-name="ce48" table:formula="of:=[.E127]" office:value-type="string" office:string-value="spacing-s" calcext:value-type="string">
            <text:p>spacing-s</text:p>
          </table:table-cell>
          <table:table-cell table:style-name="ce21" table:formula="of:=VLOOKUP([.G267];[.E$1:.F$1048576];2;0)" office:value-type="string" office:string-value="16px" calcext:value-type="string">
            <text:p>16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pacing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inset</text:p>
          </table:table-cell>
          <table:table-cell table:style-name="ce52" table:content-validation-name="val9"/>
          <table:table-cell table:style-name="ce51" table:content-validation-name="val10" office:value-type="string" calcext:value-type="string">
            <text:p>s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68:W268,NOT(ISBLANK(J268:W268))))&quot;);&quot;spacing-inset-l&quot;)" office:value-type="string" office:string-value="spacing-inset-l" calcext:value-type="string">
            <text:p>spacing-inset-l</text:p>
          </table:table-cell>
          <table:table-cell table:style-name="ce45" table:formula="of:=[.H268]" office:value-type="string" office:string-value="24px" calcext:value-type="string">
            <text:p>24px</text:p>
          </table:table-cell>
          <table:table-cell table:style-name="ce48" table:formula="of:=[.E128]" office:value-type="string" office:string-value="spacing-m" calcext:value-type="string">
            <text:p>spacing-m</text:p>
          </table:table-cell>
          <table:table-cell table:style-name="ce21" table:formula="of:=VLOOKUP([.G268];[.E$1:.F$1048576];2;0)" office:value-type="string" office:string-value="24px" calcext:value-type="string">
            <text:p>24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pacing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inset</text:p>
          </table:table-cell>
          <table:table-cell table:style-name="ce52" table:content-validation-name="val9"/>
          <table:table-cell table:style-name="ce51" table:content-validation-name="val10" office:value-type="string" calcext:value-type="string">
            <text:p>l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69:W269,NOT(ISBLANK(J269:W269))))&quot;);&quot;spacing-inset-m&quot;)" office:value-type="string" office:string-value="spacing-inset-m" calcext:value-type="string">
            <text:p>spacing-inset-m</text:p>
          </table:table-cell>
          <table:table-cell table:style-name="ce45" table:formula="of:=[.H269]" office:value-type="string" office:string-value="32px" calcext:value-type="string">
            <text:p>32px</text:p>
          </table:table-cell>
          <table:table-cell table:style-name="ce48" table:formula="of:=[.E129]" office:value-type="string" office:string-value="spacing-l" calcext:value-type="string">
            <text:p>spacing-l</text:p>
          </table:table-cell>
          <table:table-cell table:style-name="ce21" table:formula="of:=VLOOKUP([.G269];[.E$1:.F$1048576];2;0)" office:value-type="string" office:string-value="32px" calcext:value-type="string">
            <text:p>32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pacing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inset</text:p>
          </table:table-cell>
          <table:table-cell table:style-name="ce52" table:content-validation-name="val9"/>
          <table:table-cell table:style-name="ce51" table:content-validation-name="val10" office:value-type="string" calcext:value-type="string">
            <text:p>m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70:W270,NOT(ISBLANK(J270:W270))))&quot;);&quot;spacing-inset-xl&quot;)" office:value-type="string" office:string-value="spacing-inset-xl" calcext:value-type="string">
            <text:p>spacing-inset-xl</text:p>
          </table:table-cell>
          <table:table-cell table:style-name="ce45" table:formula="of:=[.H270]" office:value-type="string" office:string-value="40px" calcext:value-type="string">
            <text:p>40px</text:p>
          </table:table-cell>
          <table:table-cell table:style-name="ce48" table:formula="of:=[.E130]" office:value-type="string" office:string-value="spacing-xl" calcext:value-type="string">
            <text:p>spacing-xl</text:p>
          </table:table-cell>
          <table:table-cell table:style-name="ce21" table:formula="of:=VLOOKUP([.G270];[.E$1:.F$1048576];2;0)" office:value-type="string" office:string-value="40px" calcext:value-type="string">
            <text:p>40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spacing</text:p>
          </table:table-cell>
          <table:table-cell table:style-name="ce51" table:content-validation-name="val6"/>
          <table:table-cell table:style-name="ce51" table:content-validation-name="val7" office:value-type="string" calcext:value-type="string">
            <text:p>inset</text:p>
          </table:table-cell>
          <table:table-cell table:style-name="ce52" table:content-validation-name="val9"/>
          <table:table-cell table:style-name="ce51" table:content-validation-name="val10" office:value-type="string" calcext:value-type="string">
            <text:p>xl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style-name="ce15" office:value-type="string" calcext:value-type="string">
            <text:p>🟢</text:p>
          </table:table-cell>
          <table:table-cell table:style-name="ce15" office:value-type="string" calcext:value-type="string">
            <text:p>🔵</text:p>
          </table:table-cell>
          <table:table-cell table:style-name="ce18" table:number-columns-repeated="2"/>
          <table:table-cell table:style-name="ce40" table:formula="of:=IFERROR(__xludf.dummyfunction(&quot;join(&quot;&quot;-&quot;&quot;,filter(J271:W271,NOT(ISBLANK(J271:W271))))&quot;);&quot;grid-gutter-s&quot;)" office:value-type="string" office:string-value="grid-gutter-s" calcext:value-type="string">
            <text:p>grid-gutter-s</text:p>
          </table:table-cell>
          <table:table-cell table:style-name="ce45" table:formula="of:=[.H271]" office:value-type="string" office:string-value="16px" calcext:value-type="string">
            <text:p>16px</text:p>
          </table:table-cell>
          <table:table-cell table:style-name="ce48" table:formula="of:=[.E127]" office:value-type="string" office:string-value="spacing-s" calcext:value-type="string">
            <text:p>spacing-s</text:p>
          </table:table-cell>
          <table:table-cell table:style-name="ce21" table:formula="of:=VLOOKUP([.G271];[.E$1:.F$1048576];2;0)" office:value-type="string" office:string-value="16px" calcext:value-type="string">
            <text:p>16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grid</text:p>
          </table:table-cell>
          <table:table-cell table:style-name="ce51" table:content-validation-name="val6" office:value-type="string" calcext:value-type="string">
            <text:p>gutter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s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style-name="ce15" office:value-type="string" calcext:value-type="string">
            <text:p>🟢</text:p>
          </table:table-cell>
          <table:table-cell table:style-name="ce15" office:value-type="string" calcext:value-type="string">
            <text:p>🔵</text:p>
          </table:table-cell>
          <table:table-cell table:style-name="ce18" table:number-columns-repeated="2"/>
          <table:table-cell table:style-name="ce40" table:formula="of:=IFERROR(__xludf.dummyfunction(&quot;join(&quot;&quot;-&quot;&quot;,filter(J272:W272,NOT(ISBLANK(J272:W272))))&quot;);&quot;grid-gutter-m&quot;)" office:value-type="string" office:string-value="grid-gutter-m" calcext:value-type="string">
            <text:p>grid-gutter-m</text:p>
          </table:table-cell>
          <table:table-cell table:style-name="ce43" office:value-type="string" calcext:value-type="string">
            <text:p>20px</text:p>
          </table:table-cell>
          <table:table-cell table:style-name="ce48" office:value-type="string" calcext:value-type="string">
            <text:p>n/a</text:p>
          </table:table-cell>
          <table:table-cell table:style-name="ce21"/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grid</text:p>
          </table:table-cell>
          <table:table-cell table:style-name="ce51" table:content-validation-name="val6" office:value-type="string" calcext:value-type="string">
            <text:p>gutter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m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style-name="ce15" office:value-type="string" calcext:value-type="string">
            <text:p>🟢</text:p>
          </table:table-cell>
          <table:table-cell table:style-name="ce15" office:value-type="string" calcext:value-type="string">
            <text:p>🔵</text:p>
          </table:table-cell>
          <table:table-cell table:style-name="ce18" table:number-columns-repeated="2"/>
          <table:table-cell table:style-name="ce40" table:formula="of:=IFERROR(__xludf.dummyfunction(&quot;join(&quot;&quot;-&quot;&quot;,filter(J273:W273,NOT(ISBLANK(J273:W273))))&quot;);&quot;grid-gutter-l&quot;)" office:value-type="string" office:string-value="grid-gutter-l" calcext:value-type="string">
            <text:p>grid-gutter-l</text:p>
          </table:table-cell>
          <table:table-cell table:style-name="ce45" table:formula="of:=[.H273]" office:value-type="string" office:string-value="24px" calcext:value-type="string">
            <text:p>24px</text:p>
          </table:table-cell>
          <table:table-cell table:style-name="ce48" table:formula="of:=[.E128]" office:value-type="string" office:string-value="spacing-m" calcext:value-type="string">
            <text:p>spacing-m</text:p>
          </table:table-cell>
          <table:table-cell table:style-name="ce21" table:formula="of:=VLOOKUP([.G273];[.E$1:.F$1048576];2;0)" office:value-type="string" office:string-value="24px" calcext:value-type="string">
            <text:p>24px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grid</text:p>
          </table:table-cell>
          <table:table-cell table:style-name="ce51" table:content-validation-name="val6" office:value-type="string" calcext:value-type="string">
            <text:p>gutter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l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style-name="ce15" office:value-type="string" calcext:value-type="string">
            <text:p>🟢</text:p>
          </table:table-cell>
          <table:table-cell table:style-name="ce15" office:value-type="string" calcext:value-type="string">
            <text:p>🔵</text:p>
          </table:table-cell>
          <table:table-cell table:style-name="ce18" table:number-columns-repeated="2"/>
          <table:table-cell table:style-name="ce40" table:formula="of:=IFERROR(__xludf.dummyfunction(&quot;join(&quot;&quot;-&quot;&quot;,filter(J274:W274,NOT(ISBLANK(J274:W274))))&quot;);&quot;grid-gutter-xl&quot;)" office:value-type="string" office:string-value="grid-gutter-xl" calcext:value-type="string">
            <text:p>grid-gutter-xl</text:p>
          </table:table-cell>
          <table:table-cell table:style-name="ce43" office:value-type="string" calcext:value-type="string">
            <text:p>28px</text:p>
          </table:table-cell>
          <table:table-cell table:style-name="ce48" office:value-type="string" calcext:value-type="string">
            <text:p>n/a</text:p>
          </table:table-cell>
          <table:table-cell table:style-name="ce21"/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 office:value-type="string" calcext:value-type="string">
            <text:p>grid</text:p>
          </table:table-cell>
          <table:table-cell table:style-name="ce51" table:content-validation-name="val6" office:value-type="string" calcext:value-type="string">
            <text:p>gutter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xl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style-name="ce15" office:value-type="string" calcext:value-type="string">
            <text:p>🟢</text:p>
          </table:table-cell>
          <table:table-cell table:style-name="ce15" office:value-type="string" calcext:value-type="string">
            <text:p>🔵</text:p>
          </table:table-cell>
          <table:table-cell table:style-name="ce18" table:number-columns-repeated="2"/>
          <table:table-cell table:style-name="ce40" table:formula="of:=IFERROR(__xludf.dummyfunction(&quot;join(&quot;&quot;-&quot;&quot;,filter(J275:W275,NOT(ISBLANK(J275:W275))))&quot;);&quot;shadow-y-s&quot;)" office:value-type="string" office:string-value="shadow-y-s" calcext:value-type="string">
            <text:p>shadow-y-s</text:p>
          </table:table-cell>
          <table:table-cell table:style-name="ce43" office:value-type="string" calcext:value-type="string">
            <text:p>4px</text:p>
          </table:table-cell>
          <table:table-cell table:style-name="ce48" office:value-type="string" calcext:value-type="string">
            <text:p>n/a</text:p>
          </table:table-cell>
          <table:table-cell table:style-name="ce21"/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shadow</text:p>
          </table:table-cell>
          <table:table-cell table:style-name="ce51" table:content-validation-name="val6" office:value-type="string" calcext:value-type="string">
            <text:p>y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s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style-name="ce15" office:value-type="string" calcext:value-type="string">
            <text:p>🟢</text:p>
          </table:table-cell>
          <table:table-cell table:style-name="ce15" office:value-type="string" calcext:value-type="string">
            <text:p>🔵</text:p>
          </table:table-cell>
          <table:table-cell table:style-name="ce18" table:number-columns-repeated="2"/>
          <table:table-cell table:style-name="ce40" table:formula="of:=IFERROR(__xludf.dummyfunction(&quot;join(&quot;&quot;-&quot;&quot;,filter(J276:W276,NOT(ISBLANK(J276:W276))))&quot;);&quot;shadow-y-m&quot;)" office:value-type="string" office:string-value="shadow-y-m" calcext:value-type="string">
            <text:p>shadow-y-m</text:p>
          </table:table-cell>
          <table:table-cell table:style-name="ce43" office:value-type="string" calcext:value-type="string">
            <text:p>8px</text:p>
          </table:table-cell>
          <table:table-cell table:style-name="ce48" office:value-type="string" calcext:value-type="string">
            <text:p>n/a</text:p>
          </table:table-cell>
          <table:table-cell table:style-name="ce21"/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shadow</text:p>
          </table:table-cell>
          <table:table-cell table:style-name="ce51" table:content-validation-name="val6" office:value-type="string" calcext:value-type="string">
            <text:p>y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m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style-name="ce15" office:value-type="string" calcext:value-type="string">
            <text:p>🟢</text:p>
          </table:table-cell>
          <table:table-cell table:style-name="ce15" office:value-type="string" calcext:value-type="string">
            <text:p>🔵</text:p>
          </table:table-cell>
          <table:table-cell table:style-name="ce18" table:number-columns-repeated="2"/>
          <table:table-cell table:style-name="ce40" table:formula="of:=IFERROR(__xludf.dummyfunction(&quot;join(&quot;&quot;-&quot;&quot;,filter(J277:W277,NOT(ISBLANK(J277:W277))))&quot;);&quot;shadow-y-l&quot;)" office:value-type="string" office:string-value="shadow-y-l" calcext:value-type="string">
            <text:p>shadow-y-l</text:p>
          </table:table-cell>
          <table:table-cell table:style-name="ce43" office:value-type="string" calcext:value-type="string">
            <text:p>16px</text:p>
          </table:table-cell>
          <table:table-cell table:style-name="ce48" office:value-type="string" calcext:value-type="string">
            <text:p>n/a</text:p>
          </table:table-cell>
          <table:table-cell table:style-name="ce21"/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shadow</text:p>
          </table:table-cell>
          <table:table-cell table:style-name="ce51" table:content-validation-name="val6" office:value-type="string" calcext:value-type="string">
            <text:p>y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l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style-name="ce15" office:value-type="string" calcext:value-type="string">
            <text:p>🟢</text:p>
          </table:table-cell>
          <table:table-cell table:style-name="ce15" office:value-type="string" calcext:value-type="string">
            <text:p>🔵</text:p>
          </table:table-cell>
          <table:table-cell table:style-name="ce18" table:number-columns-repeated="2"/>
          <table:table-cell table:style-name="ce40" table:formula="of:=IFERROR(__xludf.dummyfunction(&quot;join(&quot;&quot;-&quot;&quot;,filter(J278:W278,NOT(ISBLANK(J278:W278))))&quot;);&quot;shadow-blur-s&quot;)" office:value-type="string" office:string-value="shadow-blur-s" calcext:value-type="string">
            <text:p>shadow-blur-s</text:p>
          </table:table-cell>
          <table:table-cell table:style-name="ce43" office:value-type="string" calcext:value-type="string">
            <text:p>4px</text:p>
          </table:table-cell>
          <table:table-cell table:style-name="ce48" office:value-type="string" calcext:value-type="string">
            <text:p>n/a</text:p>
          </table:table-cell>
          <table:table-cell table:style-name="ce21"/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shadow</text:p>
          </table:table-cell>
          <table:table-cell table:style-name="ce51" table:content-validation-name="val6" office:value-type="string" calcext:value-type="string">
            <text:p>blur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s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style-name="ce15" office:value-type="string" calcext:value-type="string">
            <text:p>🟢</text:p>
          </table:table-cell>
          <table:table-cell table:style-name="ce15" office:value-type="string" calcext:value-type="string">
            <text:p>🔵</text:p>
          </table:table-cell>
          <table:table-cell table:style-name="ce18" table:number-columns-repeated="2"/>
          <table:table-cell table:style-name="ce40" table:formula="of:=IFERROR(__xludf.dummyfunction(&quot;join(&quot;&quot;-&quot;&quot;,filter(J279:W279,NOT(ISBLANK(J279:W279))))&quot;);&quot;shadow-blur-m&quot;)" office:value-type="string" office:string-value="shadow-blur-m" calcext:value-type="string">
            <text:p>shadow-blur-m</text:p>
          </table:table-cell>
          <table:table-cell table:style-name="ce43" office:value-type="string" calcext:value-type="string">
            <text:p>16px</text:p>
          </table:table-cell>
          <table:table-cell table:style-name="ce48" office:value-type="string" calcext:value-type="string">
            <text:p>n/a</text:p>
          </table:table-cell>
          <table:table-cell table:style-name="ce21"/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shadow</text:p>
          </table:table-cell>
          <table:table-cell table:style-name="ce51" table:content-validation-name="val6" office:value-type="string" calcext:value-type="string">
            <text:p>blur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m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style-name="ce15" office:value-type="string" calcext:value-type="string">
            <text:p>🟢</text:p>
          </table:table-cell>
          <table:table-cell table:style-name="ce15" office:value-type="string" calcext:value-type="string">
            <text:p>🔵</text:p>
          </table:table-cell>
          <table:table-cell table:style-name="ce18" table:number-columns-repeated="2"/>
          <table:table-cell table:style-name="ce40" table:formula="of:=IFERROR(__xludf.dummyfunction(&quot;join(&quot;&quot;-&quot;&quot;,filter(J280:W280,NOT(ISBLANK(J280:W280))))&quot;);&quot;shadow-blur-l&quot;)" office:value-type="string" office:string-value="shadow-blur-l" calcext:value-type="string">
            <text:p>shadow-blur-l</text:p>
          </table:table-cell>
          <table:table-cell table:style-name="ce43" office:value-type="string" calcext:value-type="string">
            <text:p>48px</text:p>
          </table:table-cell>
          <table:table-cell table:style-name="ce48" office:value-type="string" calcext:value-type="string">
            <text:p>n/a</text:p>
          </table:table-cell>
          <table:table-cell table:style-name="ce21"/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shadow</text:p>
          </table:table-cell>
          <table:table-cell table:style-name="ce51" table:content-validation-name="val6" office:value-type="string" calcext:value-type="string">
            <text:p>blur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 office:value-type="string" calcext:value-type="string">
            <text:p>l</text:p>
          </table:table-cell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style-name="ce15" office:value-type="string" calcext:value-type="string">
            <text:p>🟢</text:p>
          </table:table-cell>
          <table:table-cell table:style-name="ce15" office:value-type="string" calcext:value-type="string">
            <text:p>🔵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281})&quot;);&quot;&quot;)">
            <text:p/>
          </table:table-cell>
          <table:table-cell table:style-name="ce40" table:formula="of:=IFERROR(__xludf.dummyfunction(&quot;join(&quot;&quot;-&quot;&quot;,filter(J281:W281,NOT(ISBLANK(J281:W281))))&quot;);&quot;shadow-background&quot;)" office:value-type="string" office:string-value="shadow-background" calcext:value-type="string">
            <text:p>shadow-background</text:p>
          </table:table-cell>
          <table:table-cell table:style-name="ce18" table:formula="of:=[.H281]" office:value-type="string" office:string-value="#000000" calcext:value-type="string">
            <text:p>#000000</text:p>
          </table:table-cell>
          <table:table-cell table:style-name="ce48" table:formula="of:=[.E3]" office:value-type="string" office:string-value="color-black" calcext:value-type="string">
            <text:p>color-black</text:p>
          </table:table-cell>
          <table:table-cell table:style-name="ce21" table:formula="of:=VLOOKUP([.G281];[.E$1:.F$1048576];2;0)" office:value-type="string" office:string-value="#000000" calcext:value-type="string">
            <text:p>#000000</text:p>
          </table:table-cell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shadow</text:p>
          </table:table-cell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style-name="ce15" office:value-type="string" calcext:value-type="string">
            <text:p>🟢</text:p>
          </table:table-cell>
          <table:table-cell table:style-name="ce15" office:value-type="string" calcext:value-type="string">
            <text:p>🔵</text:p>
          </table:table-cell>
          <table:table-cell table:style-name="ce18" table:number-columns-repeated="2"/>
          <table:table-cell table:style-name="ce40" table:formula="of:=IFERROR(__xludf.dummyfunction(&quot;join(&quot;&quot;-&quot;&quot;,filter(J282:W282,NOT(ISBLANK(J282:W282))))&quot;);&quot;shadow-opacity&quot;)" office:value-type="string" office:string-value="shadow-opacity" calcext:value-type="string">
            <text:p>shadow-opacity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8"/>
          <table:table-cell table:style-name="ce21"/>
          <table:table-cell table:style-name="ce51" office:value-type="string" calcext:value-type="string">
            <text:p>semant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1"/>
          <table:table-cell table:style-name="ce51" table:content-validation-name="val5" office:value-type="string" calcext:value-type="string">
            <text:p>shadow</text:p>
          </table:table-cell>
          <table:table-cell table:style-name="ce51" table:content-validation-name="val6" office:value-type="string" calcext:value-type="string">
            <text:p>opacity</text:p>
          </table:table-cell>
          <table:table-cell table:style-name="ce51" table:content-validation-name="val7"/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style-name="ce15" table:number-columns-repeated="2"/>
          <table:table-cell table:style-name="ce18" table:number-columns-repeated="2"/>
          <table:table-cell table:style-name="ce40" table:number-columns-repeated="2"/>
          <table:table-cell table:style-name="ce21" table:number-columns-repeated="2"/>
          <table:table-cell table:style-name="ce51"/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/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84:W284,NOT(ISBLANK(J284:W284))))&quot;);&quot;blockquote-font&quot;)" office:value-type="string" office:string-value="blockquote-font" calcext:value-type="string">
            <text:p>blockquote-font</text:p>
          </table:table-cell>
          <table:table-cell table:style-name="ce45" table:formula="of:=[.H284]" office:value-type="string" office:string-value="Titillium Web Italic" calcext:value-type="string">
            <text:p>Titillium Web Italic</text:p>
          </table:table-cell>
          <table:table-cell table:style-name="ce21" table:formula="of:=[.E121]" office:value-type="string" office:string-value="font-sans-italic" calcext:value-type="string">
            <text:p>font-sans-italic</text:p>
          </table:table-cell>
          <table:table-cell table:style-name="ce21" table:formula="of:=VLOOKUP([.G284];[.E$1:.F$1048576];2;0)" office:value-type="string" office:string-value="Titillium Web Italic" calcext:value-type="string">
            <text:p>Titillium Web Italic</text:p>
          </table:table-cell>
          <table:table-cell table:style-name="ce51" office:value-type="string" calcext:value-type="string">
            <text:p>specif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/>
          <table:table-cell table:style-name="ce51" table:content-validation-name="val4" office:value-type="string" calcext:value-type="string">
            <text:p>blockquote</text:p>
          </table:table-cell>
          <table:table-cell table:style-name="ce51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9"/>
          <table:table-cell table:style-name="ce39"/>
          <table:table-cell table:style-name="ce40" table:formula="of:=IFERROR(__xludf.dummyfunction(&quot;join(&quot;&quot;-&quot;&quot;,filter(J285:W285,NOT(ISBLANK(J285:W285))))&quot;);&quot;blockquote-font-size&quot;)" office:value-type="string" office:string-value="blockquote-font-size" calcext:value-type="string">
            <text:p>blockquote-font-size</text:p>
          </table:table-cell>
          <table:table-cell table:style-name="ce40" table:formula="of:=[.H285]" office:value-type="string" office:string-value="18px" calcext:value-type="string">
            <text:p>18px</text:p>
          </table:table-cell>
          <table:table-cell table:style-name="ce48" table:formula="of:=[.E96]" office:value-type="string" office:string-value="font-size-3" calcext:value-type="string">
            <text:p>font-size-3</text:p>
          </table:table-cell>
          <table:table-cell table:style-name="ce48" table:formula="of:=VLOOKUP([.G285];[.E$1:.F$1048576];2;0)" office:value-type="string" office:string-value="18px" calcext:value-type="string">
            <text:p>18px</text:p>
          </table:table-cell>
          <table:table-cell table:style-name="ce51" office:value-type="string" calcext:value-type="string">
            <text:p>specific</text:p>
          </table:table-cell>
          <table:table-cell table:style-name="ce51" table:content-validation-name="val1"/>
          <table:table-cell table:style-name="ce19" table:number-columns-repeated="2"/>
          <table:table-cell table:style-name="ce19" table:content-validation-name="val2"/>
          <table:table-cell/>
          <table:table-cell table:style-name="ce51" table:content-validation-name="val4" office:value-type="string" calcext:value-type="string">
            <text:p>blockquote</text:p>
          </table:table-cell>
          <table:table-cell table:style-name="ce51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19" table:content-validation-name="val9"/>
          <table:table-cell table:style-name="ce51" table:content-validation-name="val10"/>
          <table:table-cell table:style-name="ce19" table:content-validation-name="val11"/>
          <table:table-cell table:style-name="ce19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9"/>
          <table:table-cell table:style-name="ce39"/>
          <table:table-cell table:style-name="ce40" table:formula="of:=IFERROR(__xludf.dummyfunction(&quot;join(&quot;&quot;-&quot;&quot;,filter(J286:W286,NOT(ISBLANK(J286:W286))))&quot;);&quot;blockquote-cite-font-size&quot;)" office:value-type="string" office:string-value="blockquote-cite-font-size" calcext:value-type="string">
            <text:p>blockquote-cite-font-size</text:p>
          </table:table-cell>
          <table:table-cell table:style-name="ce40" table:formula="of:=[.H286]" office:value-type="string" office:string-value="14px " calcext:value-type="string">
            <text:p>14px </text:p>
          </table:table-cell>
          <table:table-cell table:style-name="ce48" table:formula="of:=[.E94]" office:value-type="string" office:string-value="font-size-1" calcext:value-type="string">
            <text:p>font-size-1</text:p>
          </table:table-cell>
          <table:table-cell table:style-name="ce48" table:formula="of:=VLOOKUP([.G286];[.E$1:.F$1048576];2;0)" office:value-type="string" office:string-value="14px " calcext:value-type="string">
            <text:p>14px </text:p>
          </table:table-cell>
          <table:table-cell table:style-name="ce51" office:value-type="string" calcext:value-type="string">
            <text:p>specific</text:p>
          </table:table-cell>
          <table:table-cell table:style-name="ce51" table:content-validation-name="val1"/>
          <table:table-cell table:style-name="ce19" table:number-columns-repeated="2"/>
          <table:table-cell table:style-name="ce19" table:content-validation-name="val2"/>
          <table:table-cell/>
          <table:table-cell table:style-name="ce51" table:content-validation-name="val4" office:value-type="string" calcext:value-type="string">
            <text:p>blockquote</text:p>
          </table:table-cell>
          <table:table-cell table:style-name="ce51" office:value-type="string" calcext:value-type="string">
            <text:p>cite</text:p>
          </table:table-cell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size</text:p>
          </table:table-cell>
          <table:table-cell table:style-name="ce51" table:content-validation-name="val7"/>
          <table:table-cell table:style-name="ce19" table:content-validation-name="val9"/>
          <table:table-cell table:style-name="ce51" table:content-validation-name="val10"/>
          <table:table-cell table:style-name="ce19" table:content-validation-name="val11"/>
          <table:table-cell table:style-name="ce19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 table:number-columns-repeated="2"/>
          <table:table-cell table:style-name="ce40" table:formula="of:=IFERROR(__xludf.dummyfunction(&quot;join(&quot;&quot;-&quot;&quot;,filter(J287:W287,NOT(ISBLANK(J287:W287))))&quot;);&quot;blockquote-font-weight&quot;)" office:value-type="string" office:string-value="blockquote-font-weight" calcext:value-type="string">
            <text:p>blockquote-font-weight</text:p>
          </table:table-cell>
          <table:table-cell table:style-name="ce45" table:formula="of:=[.H287]" office:value-type="string" office:string-value="regular" calcext:value-type="string">
            <text:p>regular</text:p>
          </table:table-cell>
          <table:table-cell table:style-name="ce21" table:formula="of:=[.E106]" office:value-type="string" office:string-value="font-weight-regular" calcext:value-type="string">
            <text:p>font-weight-regular</text:p>
          </table:table-cell>
          <table:table-cell table:style-name="ce21" table:formula="of:=VLOOKUP([.G287];[.E$1:.F$1048576];2;0)" office:value-type="string" office:string-value="regular" calcext:value-type="string">
            <text:p>regular</text:p>
          </table:table-cell>
          <table:table-cell table:style-name="ce51" office:value-type="string" calcext:value-type="string">
            <text:p>specif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/>
          <table:table-cell table:style-name="ce51" table:content-validation-name="val4" office:value-type="string" calcext:value-type="string">
            <text:p>blockquote</text:p>
          </table:table-cell>
          <table:table-cell table:style-name="ce51"/>
          <table:table-cell table:style-name="ce51" table:content-validation-name="val5" office:value-type="string" calcext:value-type="string">
            <text:p>font</text:p>
          </table:table-cell>
          <table:table-cell table:style-name="ce51" table:content-validation-name="val6" office:value-type="string" calcext:value-type="string">
            <text:p>weight</text:p>
          </table:table-cell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288})&quot;);&quot;&quot;)">
            <text:p/>
          </table:table-cell>
          <table:table-cell table:style-name="ce18" table:formula="of:=IFERROR(__xludf.dummyfunction(&quot;join(&quot;&quot;-&quot;&quot;,filter(J288:W288,NOT(ISBLANK(J288:W288))))&quot;);&quot;icon-primary&quot;)" office:value-type="string" office:string-value="icon-primary" calcext:value-type="string">
            <text:p>icon-primary</text:p>
          </table:table-cell>
          <table:table-cell table:style-name="ce18" table:formula="of:=[.H288]" office:value-type="string" office:string-value="#0066CC" calcext:value-type="string">
            <text:p>#0066CC</text:p>
          </table:table-cell>
          <table:table-cell table:style-name="ce21" table:formula="of:=[.E142]" office:value-type="string" office:string-value="theme-color-base" calcext:value-type="string">
            <text:p>theme-color-base</text:p>
          </table:table-cell>
          <table:table-cell table:style-name="ce21" table:formula="of:=VLOOKUP([.G288];[.E$1:.F$1048576];2;0)" office:value-type="string" office:string-value="#0066CC" calcext:value-type="string">
            <text:p>#0066CC</text:p>
          </table:table-cell>
          <table:table-cell table:style-name="ce51" office:value-type="string" calcext:value-type="string">
            <text:p>specif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1" table:content-validation-name="val4" office:value-type="string" calcext:value-type="string">
            <text:p>icon</text:p>
          </table:table-cell>
          <table:table-cell table:style-name="ce52"/>
          <table:table-cell table:style-name="ce51" table:content-validation-name="val5"/>
          <table:table-cell table:style-name="ce51" table:content-validation-name="val6"/>
          <table:table-cell table:style-name="ce51" table:content-validation-name="val7" office:value-type="string" calcext:value-type="string">
            <text:p>primary</text:p>
          </table:table-cell>
          <table:table-cell table:style-name="ce52" table:content-validation-name="val9"/>
          <table:table-cell table:style-name="ce52" table:content-validation-name="val10"/>
          <table:table-cell table:style-name="ce51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289})&quot;);&quot;&quot;)">
            <text:p/>
          </table:table-cell>
          <table:table-cell table:style-name="ce18" table:formula="of:=IFERROR(__xludf.dummyfunction(&quot;join(&quot;&quot;-&quot;&quot;,filter(J289:W289,NOT(ISBLANK(J289:W289))))&quot;);&quot;icon-secondary&quot;)" office:value-type="string" office:string-value="icon-secondary" calcext:value-type="string">
            <text:p>icon-secondary</text:p>
          </table:table-cell>
          <table:table-cell table:style-name="ce18" table:formula="of:=[.H289]" office:value-type="string" office:string-value="#5c6f82" calcext:value-type="string">
            <text:p>#5c6f82</text:p>
          </table:table-cell>
          <table:table-cell table:style-name="ce21" table:formula="of:=[.E150]" office:value-type="string" office:string-value="color-background-secondary" calcext:value-type="string">
            <text:p>color-background-secondary</text:p>
          </table:table-cell>
          <table:table-cell table:style-name="ce21" table:formula="of:=VLOOKUP([.G289];[.E$1:.F$1048576];2;0)" office:value-type="string" office:string-value="#5c6f82" calcext:value-type="string">
            <text:p>#5c6f82</text:p>
          </table:table-cell>
          <table:table-cell table:style-name="ce51" office:value-type="string" calcext:value-type="string">
            <text:p>specif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1" table:content-validation-name="val4" office:value-type="string" calcext:value-type="string">
            <text:p>icon</text:p>
          </table:table-cell>
          <table:table-cell table:style-name="ce52"/>
          <table:table-cell table:style-name="ce51" table:content-validation-name="val5"/>
          <table:table-cell table:style-name="ce51" table:content-validation-name="val6"/>
          <table:table-cell table:style-name="ce51" table:content-validation-name="val7" office:value-type="string" calcext:value-type="string">
            <text:p>secondary</text:p>
          </table:table-cell>
          <table:table-cell table:style-name="ce52" table:content-validation-name="val9"/>
          <table:table-cell table:style-name="ce52" table:content-validation-name="val10"/>
          <table:table-cell table:style-name="ce51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290})&quot;);&quot;&quot;)">
            <text:p/>
          </table:table-cell>
          <table:table-cell table:style-name="ce18" table:formula="of:=IFERROR(__xludf.dummyfunction(&quot;join(&quot;&quot;-&quot;&quot;,filter(J290:W290,NOT(ISBLANK(J290:W290))))&quot;);&quot;icon-base&quot;)" office:value-type="string" office:string-value="icon-base" calcext:value-type="string">
            <text:p>icon-base</text:p>
          </table:table-cell>
          <table:table-cell table:style-name="ce18" table:formula="of:=[.H290]" office:value-type="string" office:string-value="#262626" calcext:value-type="string">
            <text:p>#262626</text:p>
          </table:table-cell>
          <table:table-cell table:style-name="ce21" table:formula="of:=[.E189]" office:value-type="string" office:string-value="color-text-base" calcext:value-type="string">
            <text:p>color-text-base</text:p>
          </table:table-cell>
          <table:table-cell table:style-name="ce21" table:formula="of:=VLOOKUP([.G290];[.E$1:.F$1048576];2;0)" office:value-type="string" office:string-value="#262626" calcext:value-type="string">
            <text:p>#262626</text:p>
          </table:table-cell>
          <table:table-cell table:style-name="ce51" office:value-type="string" calcext:value-type="string">
            <text:p>specif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1" table:content-validation-name="val4" office:value-type="string" calcext:value-type="string">
            <text:p>icon</text:p>
          </table:table-cell>
          <table:table-cell table:style-name="ce52"/>
          <table:table-cell table:style-name="ce51" table:content-validation-name="val5"/>
          <table:table-cell table:style-name="ce51" table:content-validation-name="val6"/>
          <table:table-cell table:style-name="ce51" table:content-validation-name="val8" office:value-type="string" calcext:value-type="string">
            <text:p>base</text:p>
          </table:table-cell>
          <table:table-cell table:style-name="ce52" table:content-validation-name="val9"/>
          <table:table-cell table:style-name="ce52" table:content-validation-name="val10"/>
          <table:table-cell table:style-name="ce51" table:content-validation-name="val11"/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291})&quot;);&quot;&quot;)">
            <text:p/>
          </table:table-cell>
          <table:table-cell table:style-name="ce18" table:formula="of:=IFERROR(__xludf.dummyfunction(&quot;join(&quot;&quot;-&quot;&quot;,filter(J291:W291,NOT(ISBLANK(J291:W291))))&quot;);&quot;progress-background-default&quot;)" office:value-type="string" office:string-value="progress-background-default" calcext:value-type="string">
            <text:p>progress-background-default</text:p>
          </table:table-cell>
          <table:table-cell table:style-name="ce18" table:formula="of:=[.H291]" office:value-type="string" office:string-value="#d9dadb" calcext:value-type="string">
            <text:p>#d9dadb</text:p>
          </table:table-cell>
          <table:table-cell table:style-name="ce21" table:formula="of:=[.E153]" office:value-type="string" office:string-value="color-background-secondary-lighter" calcext:value-type="string">
            <text:p>color-background-secondary-lighter</text:p>
          </table:table-cell>
          <table:table-cell table:style-name="ce21" table:formula="of:=VLOOKUP([.G291];[.E$1:.F$1048576];2;0)" office:value-type="string" office:string-value="#d9dadb" calcext:value-type="string">
            <text:p>#d9dadb</text:p>
          </table:table-cell>
          <table:table-cell table:style-name="ce51" office:value-type="string" calcext:value-type="string">
            <text:p>specif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1" table:content-validation-name="val4" office:value-type="string" calcext:value-type="string">
            <text:p>progress</text:p>
          </table:table-cell>
          <table:table-cell table:style-name="ce52"/>
          <table:table-cell table:style-name="ce51" table:content-validation-name="val5"/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1" table:content-validation-name="val11" office:value-type="string" calcext:value-type="string">
            <text:p>default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292})&quot;);&quot;&quot;)">
            <text:p/>
          </table:table-cell>
          <table:table-cell table:style-name="ce18" table:formula="of:=IFERROR(__xludf.dummyfunction(&quot;join(&quot;&quot;-&quot;&quot;,filter(J292:W292,NOT(ISBLANK(J292:W292))))&quot;);&quot;progress-background-active&quot;)" office:value-type="string" office:string-value="progress-background-active" calcext:value-type="string">
            <text:p>progress-background-active</text:p>
          </table:table-cell>
          <table:table-cell table:style-name="ce18" table:formula="of:=[.H292]" office:value-type="string" office:string-value="#5c6f82" calcext:value-type="string">
            <text:p>#5c6f82</text:p>
          </table:table-cell>
          <table:table-cell table:style-name="ce21" table:formula="of:=[.E150]" office:value-type="string" office:string-value="color-background-secondary" calcext:value-type="string">
            <text:p>color-background-secondary</text:p>
          </table:table-cell>
          <table:table-cell table:style-name="ce21" table:formula="of:=VLOOKUP([.G292];[.E$1:.F$1048576];2;0)" office:value-type="string" office:string-value="#5c6f82" calcext:value-type="string">
            <text:p>#5c6f82</text:p>
          </table:table-cell>
          <table:table-cell table:style-name="ce51" office:value-type="string" calcext:value-type="string">
            <text:p>specif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2" table:content-validation-name="val3"/>
          <table:table-cell table:style-name="ce51" table:content-validation-name="val4" office:value-type="string" calcext:value-type="string">
            <text:p>progress</text:p>
          </table:table-cell>
          <table:table-cell table:style-name="ce52"/>
          <table:table-cell table:style-name="ce51" table:content-validation-name="val5"/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1" table:content-validation-name="val11" office:value-type="string" calcext:value-type="string">
            <text:p>active</text:p>
          </table:table-cell>
          <table:table-cell table:style-name="ce52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293})&quot;);&quot;&quot;)">
            <text:p/>
          </table:table-cell>
          <table:table-cell table:style-name="ce18" table:formula="of:=IFERROR(__xludf.dummyfunction(&quot;join(&quot;&quot;-&quot;&quot;,filter(J293:W293,NOT(ISBLANK(J293:W293))))&quot;);&quot;footer-top-background&quot;)" office:value-type="string" office:string-value="footer-top-background" calcext:value-type="string">
            <text:p>footer-top-background</text:p>
          </table:table-cell>
          <table:table-cell table:style-name="ce18" table:formula="of:=[.H293]" office:value-type="string" office:string-value="#004d99" calcext:value-type="string">
            <text:p>#004d99</text:p>
          </table:table-cell>
          <table:table-cell table:style-name="ce21" table:formula="of:=[.E143]" office:value-type="string" office:string-value="theme-color-dark" calcext:value-type="string">
            <text:p>theme-color-dark</text:p>
          </table:table-cell>
          <table:table-cell table:style-name="ce21" table:formula="of:=VLOOKUP([.G293];[.E$1:.F$1048576];2;0)" office:value-type="string" office:string-value="#004d99" calcext:value-type="string">
            <text:p>#004d99</text:p>
          </table:table-cell>
          <table:table-cell table:style-name="ce51" office:value-type="string" calcext:value-type="string">
            <text:p>specif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/>
          <table:table-cell table:style-name="ce51" table:content-validation-name="val4" office:value-type="string" calcext:value-type="string">
            <text:p>footer</text:p>
          </table:table-cell>
          <table:table-cell table:style-name="ce51" office:value-type="string" calcext:value-type="string">
            <text:p>top</text:p>
          </table:table-cell>
          <table:table-cell table:style-name="ce51" table:content-validation-name="val5"/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1" table:content-validation-name="val11"/>
          <table:table-cell table:style-name="ce51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number-columns-repeated="2" table:style-name="ce15" office:value-type="string" calcext:value-type="string">
            <text:p>🟢</text:p>
          </table:table-cell>
          <table:table-cell table:style-name="ce18"/>
          <table:table-cell table:style-name="ce18" table:formula="of:=IFERROR(__xludf.dummyfunction(&quot;sparkline($D$2,{&quot;&quot;charttype&quot;&quot;,&quot;&quot;bar&quot;&quot;;&quot;&quot;color1&quot;&quot;,F294})&quot;);&quot;&quot;)">
            <text:p/>
          </table:table-cell>
          <table:table-cell table:style-name="ce18" table:formula="of:=IFERROR(__xludf.dummyfunction(&quot;join(&quot;&quot;-&quot;&quot;,filter(J294:W294,NOT(ISBLANK(J294:W294))))&quot;);&quot;footer-bottom-background&quot;)" office:value-type="string" office:string-value="footer-bottom-background" calcext:value-type="string">
            <text:p>footer-bottom-background</text:p>
          </table:table-cell>
          <table:table-cell table:style-name="ce18" table:formula="of:=[.H294]" office:value-type="string" office:string-value="#003366" calcext:value-type="string">
            <text:p>#003366</text:p>
          </table:table-cell>
          <table:table-cell table:style-name="ce21" table:formula="of:=[.E144]" office:value-type="string" office:string-value="theme-color-darker" calcext:value-type="string">
            <text:p>theme-color-darker</text:p>
          </table:table-cell>
          <table:table-cell table:style-name="ce21" table:formula="of:=VLOOKUP([.G294];[.E$1:.F$1048576];2;0)" office:value-type="string" office:string-value="#003366" calcext:value-type="string">
            <text:p>#003366</text:p>
          </table:table-cell>
          <table:table-cell table:style-name="ce51" office:value-type="string" calcext:value-type="string">
            <text:p>specific</text:p>
          </table:table-cell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/>
          <table:table-cell table:style-name="ce51" table:content-validation-name="val4" office:value-type="string" calcext:value-type="string">
            <text:p>footer</text:p>
          </table:table-cell>
          <table:table-cell table:style-name="ce51" office:value-type="string" calcext:value-type="string">
            <text:p>bottom</text:p>
          </table:table-cell>
          <table:table-cell table:style-name="ce51" table:content-validation-name="val5"/>
          <table:table-cell table:style-name="ce51" table:content-validation-name="val6" office:value-type="string" calcext:value-type="string">
            <text:p>background</text:p>
          </table:table-cell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1" table:content-validation-name="val11"/>
          <table:table-cell table:style-name="ce51" table:content-validation-name="val12"/>
          <table:table-cell table:style-name="ce51" table:content-validation-name="val13" office:value-type="string" calcext:value-type="string">
            <text:p>light</text:p>
          </table:table-cell>
          <table:table-cell table:number-columns-repeated="1000"/>
        </table:table-row>
        <table:table-row table:style-name="ro1">
          <table:table-cell table:style-name="ce15" table:number-columns-repeated="2"/>
          <table:table-cell table:style-name="ce18" table:number-columns-repeated="2"/>
          <table:table-cell table:style-name="ce40"/>
          <table:table-cell table:style-name="ce45"/>
          <table:table-cell table:style-name="ce21" table:number-columns-repeated="2"/>
          <table:table-cell table:style-name="ce51"/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/>
          <table:table-cell table:style-name="ce51" table:content-validation-name="val4"/>
          <table:table-cell table:style-name="ce51"/>
          <table:table-cell table:style-name="ce51" table:content-validation-name="val5"/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 table:number-rows-repeated="3">
          <table:table-cell table:style-name="ce15" table:number-columns-repeated="2"/>
          <table:table-cell table:style-name="ce18" table:number-columns-repeated="2"/>
          <table:table-cell table:style-name="ce40"/>
          <table:table-cell table:style-name="ce45"/>
          <table:table-cell table:style-name="ce21" table:number-columns-repeated="2"/>
          <table:table-cell table:style-name="ce51"/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/>
          <table:table-cell table:style-name="ce51" table:content-validation-name="val4"/>
          <table:table-cell table:style-name="ce51"/>
          <table:table-cell table:style-name="ce51" table:content-validation-name="val5"/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2" table:content-validation-name="val10"/>
          <table:table-cell table:style-name="ce52" table:content-validation-name="val11"/>
          <table:table-cell table:style-name="ce51" table:content-validation-name="val12"/>
          <table:table-cell table:style-name="ce51" table:content-validation-name="val13"/>
          <table:table-cell table:number-columns-repeated="1000"/>
        </table:table-row>
        <table:table-row table:style-name="ro1">
          <table:table-cell table:style-name="ce15" table:number-columns-repeated="2"/>
          <table:table-cell table:style-name="ce18" table:number-columns-repeated="2"/>
          <table:table-cell table:style-name="ce40" table:number-columns-repeated="2"/>
          <table:table-cell table:style-name="ce21" table:number-columns-repeated="2"/>
          <table:table-cell table:style-name="ce51"/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/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1" table:number-rows-repeated="44">
          <table:table-cell table:style-name="ce15" table:number-columns-repeated="2"/>
          <table:table-cell table:style-name="ce18" table:number-columns-repeated="2"/>
          <table:table-cell table:style-name="ce40" table:number-columns-repeated="2"/>
          <table:table-cell table:style-name="ce21" table:number-columns-repeated="2"/>
          <table:table-cell table:style-name="ce51"/>
          <table:table-cell table:style-name="ce51" table:content-validation-name="val1"/>
          <table:table-cell table:style-name="ce52" table:number-columns-repeated="2"/>
          <table:table-cell table:style-name="ce52" table:content-validation-name="val2"/>
          <table:table-cell table:style-name="ce51" table:content-validation-name="val3"/>
          <table:table-cell table:style-name="ce52" table:content-validation-name="val4"/>
          <table:table-cell table:style-name="ce52"/>
          <table:table-cell table:style-name="ce51" table:content-validation-name="val5"/>
          <table:table-cell table:style-name="ce51" table:content-validation-name="val6"/>
          <table:table-cell table:style-name="ce51" table:content-validation-name="val7"/>
          <table:table-cell table:style-name="ce52" table:content-validation-name="val9"/>
          <table:table-cell table:style-name="ce51" table:content-validation-name="val10"/>
          <table:table-cell table:style-name="ce52" table:content-validation-name="val11"/>
          <table:table-cell table:style-name="ce52" table:content-validation-name="val12"/>
          <table:table-cell table:style-name="ce51" table:content-validation-name="val13"/>
          <table:table-cell table:number-columns-repeated="1000"/>
        </table:table-row>
        <table:table-row table:style-name="ro2" table:number-rows-repeated="104823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5EDB646D_F6F3_4ABD_B66A_A6897911DE04_.wvu.FilterData" table:base-cell-address="$Taxonomy.$A$1" table:cell-range-address="$List.$A$1:.$X$209"/>
        </table:named-expressions>
        <calcext:conditional-formats>
          <calcext:conditional-format calcext:target-range-address="List.S132:List.S132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List.O3:List.O3">
            <calcext:condition calcext:apply-style-name="ConditionalStyle_1" calcext:value="formula-is(LEN(TRIM([.O3]))&gt;0)" calcext:base-cell-address="List.O3"/>
          </calcext:conditional-format>
        </calcext:conditional-formats>
      </table:table>
      <table:named-expressions>
        <table:named-range table:name="Breakpoint" table:base-cell-address="$Taxonomy.$A$1" table:cell-range-address="$Taxonomy.$L$2:.$L$38"/>
        <table:named-range table:name="Category" table:base-cell-address="$Taxonomy.$A$1" table:cell-range-address="$Taxonomy.$F$2:.$F$38"/>
        <table:named-range table:name="Component" table:base-cell-address="$Taxonomy.$A$1" table:cell-range-address="$Taxonomy.$D$2:.$D$38"/>
        <table:named-expression table:name="Concept" table:base-cell-address="$Taxonomy.$A$1" table:expression="#REF!"/>
        <table:named-range table:name="Group" table:base-cell-address="$Taxonomy.$A$1" table:cell-range-address="$Taxonomy.$C$2:.$C$38"/>
        <table:named-expression table:name="Library" table:base-cell-address="$Taxonomy.$A$1" table:expression="#REF!"/>
        <table:named-range table:name="Mode" table:base-cell-address="$Taxonomy.$A$1" table:cell-range-address="$Taxonomy.$M$2:.$M$38"/>
        <table:named-range table:name="Property" table:base-cell-address="$Taxonomy.$A$1" table:cell-range-address="$Taxonomy.$G$2:.$G$38"/>
        <table:named-range table:name="Scale" table:base-cell-address="$Taxonomy.$A$1" table:cell-range-address="$Taxonomy.$K$2:.$K$38"/>
        <table:named-range table:name="State" table:base-cell-address="$Taxonomy.$A$1" table:cell-range-address="$Taxonomy.$I$2:.$I$38"/>
        <table:named-expression table:name="Subconcept" table:base-cell-address="$Taxonomy.$A$1" table:expression="#REF!"/>
        <table:named-range table:name="System" table:base-cell-address="$Taxonomy.$A$1" table:cell-range-address="$Taxonomy.$A$2:.$A$38"/>
        <table:named-range table:name="Variant" table:base-cell-address="$Taxonomy.$A$1" table:cell-range-address="$Taxonomy.$H$3:.$H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Titillium Web&quot;" svg:font-family="'&quot;docs-Titillium Web&quot;'"/>
    <style:font-face style:name="Arial" svg:font-family="Arial"/>
    <style:font-face style:name="Barlow" svg:font-family="Barlow"/>
    <style:font-face style:name="Consolas" svg:font-family="Consolas"/>
    <style:font-face style:name="Docs-Consolas" svg:font-family="Docs-Consolas"/>
    <style:font-face style:name="Titillium Web" svg:font-family="'Titillium Web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xonomy" style:display-name="PageStyle_Taxonom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" style:display-name="PageStyle_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107" meta:object-count="0"/>
    <meta:generator>LibreOfficeDev/6.0.5.2$Linux_X86_64 LibreOffice_project/</meta:generator>
  </office:meta>
</office:document-meta>
</file>